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598cm"/>
    </style:style>
    <style:style style:name="Tabla1.B" style:family="table-column">
      <style:table-column-properties style:column-width="2.501cm"/>
    </style:style>
    <style:style style:name="Tabla1.C" style:family="table-column">
      <style:table-column-properties style:column-width="10.901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1.906cm" table:align="left"/>
    </style:style>
    <style:style style:name="Tabla2.A" style:family="table-column">
      <style:table-column-properties style:column-width="1.909cm"/>
    </style:style>
    <style:style style:name="Tabla2.B" style:family="table-column">
      <style:table-column-properties style:column-width="2.29cm"/>
    </style:style>
    <style:style style:name="Tabla2.C" style:family="table-column">
      <style:table-column-properties style:column-width="5.708cm"/>
    </style:style>
    <style:style style:name="Tabla2.D" style:family="table-column">
      <style:table-column-properties style:column-width="2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2cm" table:align="left"/>
    </style:style>
    <style:style style:name="Tabla3.A" style:family="table-column">
      <style:table-column-properties style:column-width="1.905cm"/>
    </style:style>
    <style:style style:name="Tabla3.B" style:family="table-column">
      <style:table-column-properties style:column-width="2.29cm"/>
    </style:style>
    <style:style style:name="Tabla3.C" style:family="table-column">
      <style:table-column-properties style:column-width="5.722cm"/>
    </style:style>
    <style:style style:name="Tabla3.D" style:family="table-column">
      <style:table-column-properties style:column-width="1.99cm"/>
    </style:style>
    <style:style style:name="Tabla3.E" style:family="table-column">
      <style:table-column-properties style:column-width="0.093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6.735cm" table:align="left"/>
    </style:style>
    <style:style style:name="Tabla4.A" style:family="table-column">
      <style:table-column-properties style:column-width="1.907cm"/>
    </style:style>
    <style:style style:name="Tabla4.B" style:family="table-column">
      <style:table-column-properties style:column-width="1.787cm"/>
    </style:style>
    <style:style style:name="Tabla4.C" style:family="table-column">
      <style:table-column-properties style:column-width="2.762cm"/>
    </style:style>
    <style:style style:name="Tabla4.D" style:family="table-column">
      <style:table-column-properties style:column-width="0.279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6.35cm" table:align="left"/>
    </style:style>
    <style:style style:name="Tabla5.A" style:family="table-column">
      <style:table-column-properties style:column-width="1.909cm"/>
    </style:style>
    <style:style style:name="Tabla5.B" style:family="table-column">
      <style:table-column-properties style:column-width="1.803cm"/>
    </style:style>
    <style:style style:name="Tabla5.C" style:family="table-column">
      <style:table-column-properties style:column-width="2.639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6.586cm" table:align="left"/>
    </style:style>
    <style:style style:name="Tabla6.A" style:family="table-column">
      <style:table-column-properties style:column-width="1.907cm"/>
    </style:style>
    <style:style style:name="Tabla6.B" style:family="table-column">
      <style:table-column-properties style:column-width="2.928cm"/>
    </style:style>
    <style:style style:name="Tabla6.C" style:family="table-column">
      <style:table-column-properties style:column-width="1.752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6.47cm" table:align="left"/>
    </style:style>
    <style:style style:name="Tabla7.A" style:family="table-column">
      <style:table-column-properties style:column-width="1.953cm"/>
    </style:style>
    <style:style style:name="Tabla7.B" style:family="table-column">
      <style:table-column-properties style:column-width="2.912cm"/>
    </style:style>
    <style:style style:name="Tabla7.C" style:family="table-column">
      <style:table-column-properties style:column-width="1.605cm"/>
    </style:style>
    <style:style style:name="Tabla7.A1" style:family="table-cell">
      <style:table-cell-properties style:vertical-align="middle" fo:padding="0.049cm" fo:border="none"/>
    </style:style>
    <style:style style:name="Tabla8" style:family="table">
      <style:table-properties style:width="15.279cm" table:align="left"/>
    </style:style>
    <style:style style:name="Tabla8.A" style:family="table-column">
      <style:table-column-properties style:column-width="1.907cm"/>
    </style:style>
    <style:style style:name="Tabla8.B" style:family="table-column">
      <style:table-column-properties style:column-width="2.198cm"/>
    </style:style>
    <style:style style:name="Tabla8.C" style:family="table-column">
      <style:table-column-properties style:column-width="7.246cm"/>
    </style:style>
    <style:style style:name="Tabla8.D" style:family="table-column">
      <style:table-column-properties style:column-width="3.401cm"/>
    </style:style>
    <style:style style:name="Tabla8.E" style:family="table-column">
      <style:table-column-properties style:column-width="0.527cm"/>
    </style:style>
    <style:style style:name="Tabla8.A1" style:family="table-cell">
      <style:table-cell-properties style:vertical-align="middle" fo:padding="0.049cm" fo:border="none"/>
    </style:style>
    <style:style style:name="Tabla9" style:family="table">
      <style:table-properties style:width="15.028cm" table:align="left"/>
    </style:style>
    <style:style style:name="Tabla9.A" style:family="table-column">
      <style:table-column-properties style:column-width="1.946cm"/>
    </style:style>
    <style:style style:name="Tabla9.B" style:family="table-column">
      <style:table-column-properties style:column-width="2.208cm"/>
    </style:style>
    <style:style style:name="Tabla9.C" style:family="table-column">
      <style:table-column-properties style:column-width="7.16cm"/>
    </style:style>
    <style:style style:name="Tabla9.D" style:family="table-column">
      <style:table-column-properties style:column-width="3.438cm"/>
    </style:style>
    <style:style style:name="Tabla9.E" style:family="table-column">
      <style:table-column-properties style:column-width="0.277cm"/>
    </style:style>
    <style:style style:name="Tabla9.A1" style:family="table-cell">
      <style:table-cell-properties style:vertical-align="middle" fo:padding="0.049cm" fo:border="none"/>
    </style:style>
    <style:style style:name="Tabla9.E2" style:family="table-cell">
      <style:table-cell-properties fo:padding="0.049cm" fo:border="none"/>
    </style:style>
    <style:style style:name="Tabla10" style:family="table">
      <style:table-properties style:width="17cm" table:align="left"/>
    </style:style>
    <style:style style:name="Tabla10.A" style:family="table-column">
      <style:table-column-properties style:column-width="4.152cm"/>
    </style:style>
    <style:style style:name="Tabla10.B" style:family="table-column">
      <style:table-column-properties style:column-width="10.135cm"/>
    </style:style>
    <style:style style:name="Tabla10.C" style:family="table-column">
      <style:table-column-properties style:column-width="2.713cm"/>
    </style:style>
    <style:style style:name="Tabla10.A1" style:family="table-cell">
      <style:table-cell-properties style:vertical-align="middle" fo:padding="0.049cm" fo:border="none"/>
    </style:style>
    <style:style style:name="Tabla11" style:family="table">
      <style:table-properties style:width="12.502cm" table:align="left"/>
    </style:style>
    <style:style style:name="Tabla11.A" style:family="table-column">
      <style:table-column-properties style:column-width="5.794cm"/>
    </style:style>
    <style:style style:name="Tabla11.B" style:family="table-column">
      <style:table-column-properties style:column-width="3.004cm"/>
    </style:style>
    <style:style style:name="Tabla11.C" style:family="table-column">
      <style:table-column-properties style:column-width="3.704cm"/>
    </style:style>
    <style:style style:name="Tabla11.A1" style:family="table-cell">
      <style:table-cell-properties style:vertical-align="middle" fo:padding="0.049cm" fo:border="none"/>
    </style:style>
    <style:style style:name="Tabla12" style:family="table">
      <style:table-properties style:width="4.579cm" table:align="left"/>
    </style:style>
    <style:style style:name="Tabla12.A" style:family="table-column">
      <style:table-column-properties style:column-width="1.852cm"/>
    </style:style>
    <style:style style:name="Tabla12.B" style:family="table-column">
      <style:table-column-properties style:column-width="2.395cm"/>
    </style:style>
    <style:style style:name="Tabla12.C" style:family="table-column">
      <style:table-column-properties style:column-width="0.332cm"/>
    </style:style>
    <style:style style:name="Tabla12.A1" style:family="table-cell">
      <style:table-cell-properties style:vertical-align="middle" fo:padding="0.049cm" fo:border="none"/>
    </style:style>
    <style:style style:name="Tabla13" style:family="table">
      <style:table-properties style:width="3.717cm" table:align="left"/>
    </style:style>
    <style:style style:name="Tabla13.A" style:family="table-column">
      <style:table-column-properties style:column-width="1.852cm"/>
    </style:style>
    <style:style style:name="Tabla13.B" style:family="table-column">
      <style:table-column-properties style:column-width="1.799cm"/>
    </style:style>
    <style:style style:name="Tabla13.C" style:family="table-column">
      <style:table-column-properties style:column-width="0.065cm"/>
    </style:style>
    <style:style style:name="Tabla13.A1" style:family="table-cell">
      <style:table-cell-properties style:vertical-align="middle" fo:padding="0.049cm" fo:border="none"/>
    </style:style>
    <style:style style:name="Tabla14" style:family="table">
      <style:table-properties style:width="2.778cm" table:align="left"/>
    </style:style>
    <style:style style:name="Tabla14.A" style:family="table-column">
      <style:table-column-properties style:column-width="1.111cm"/>
    </style:style>
    <style:style style:name="Tabla14.B" style:family="table-column">
      <style:table-column-properties style:column-width="1.395cm"/>
    </style:style>
    <style:style style:name="Tabla14.C" style:family="table-column">
      <style:table-column-properties style:column-width="0.272cm"/>
    </style:style>
    <style:style style:name="Tabla14.A1" style:family="table-cell">
      <style:table-cell-properties style:vertical-align="middle" fo:padding="0.049cm" fo:border="none"/>
    </style:style>
    <style:style style:name="Tabla15" style:family="table">
      <style:table-properties style:width="17cm" table:align="left"/>
    </style:style>
    <style:style style:name="Tabla15.A" style:family="table-column">
      <style:table-column-properties style:column-width="3.403cm"/>
    </style:style>
    <style:style style:name="Tabla15.B" style:family="table-column">
      <style:table-column-properties style:column-width="10.92cm"/>
    </style:style>
    <style:style style:name="Tabla15.C" style:family="table-column">
      <style:table-column-properties style:column-width="2.678cm"/>
    </style:style>
    <style:style style:name="Tabla15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justify" style:justify-single-word="false"/>
      <style:text-properties officeooo:paragraph-rsid="0006ca13"/>
    </style:style>
    <style:style style:name="P2" style:family="paragraph" style:parent-style-name="Preformatted_20_Text">
      <style:paragraph-properties fo:text-align="justify" style:justify-single-word="false"/>
      <style:text-properties officeooo:paragraph-rsid="0006ca13"/>
    </style:style>
    <style:style style:name="P3" style:family="paragraph" style:parent-style-name="Preformatted_20_Text">
      <style:paragraph-properties fo:margin-top="0cm" fo:margin-bottom="0.499cm" style:contextual-spacing="false" fo:text-align="justify" style:justify-single-word="false"/>
      <style:text-properties officeooo:paragraph-rsid="0006ca13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align="justify" style:justify-single-word="false" fo:text-indent="0cm" style:auto-text-indent="false"/>
      <style:text-properties officeooo:paragraph-rsid="0006ca13"/>
    </style:style>
    <style:style style:name="P5" style:family="paragraph" style:parent-style-name="Table_20_Heading">
      <style:paragraph-properties fo:margin-left="0cm" fo:margin-right="0cm" fo:text-align="justify" style:justify-single-word="false" fo:text-indent="0cm" style:auto-text-indent="false"/>
      <style:text-properties officeooo:paragraph-rsid="0006ca13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06ca13"/>
    </style:style>
    <style:style style:name="P7" style:family="paragraph" style:parent-style-name="Heading_20_2">
      <style:paragraph-properties fo:text-align="justify" style:justify-single-word="false"/>
      <style:text-properties officeooo:paragraph-rsid="0006ca13"/>
    </style:style>
    <style:style style:name="P8" style:family="paragraph" style:parent-style-name="Heading_20_1">
      <style:paragraph-properties fo:text-align="justify" style:justify-single-word="false"/>
      <style:text-properties officeooo:paragraph-rsid="0006ca13"/>
    </style:style>
    <style:style style:name="P9" style:family="paragraph" style:parent-style-name="Horizontal_20_Line">
      <style:paragraph-properties fo:text-align="justify" style:justify-single-word="false"/>
      <style:text-properties officeooo:paragraph-rsid="0006ca13"/>
    </style:style>
    <style:style style:name="P10" style:family="paragraph" style:parent-style-name="Table_20_Heading">
      <style:paragraph-properties fo:text-align="justify" style:justify-single-word="false"/>
      <style:text-properties officeooo:paragraph-rsid="0006ca13"/>
    </style:style>
    <style:style style:name="P11" style:family="paragraph" style:parent-style-name="Table_20_Contents">
      <style:paragraph-properties fo:text-align="justify" style:justify-single-word="false"/>
      <style:text-properties officeooo:paragraph-rsid="0006ca13"/>
    </style:style>
    <style:style style:name="P12" style:family="paragraph" style:parent-style-name="Heading_20_3">
      <style:paragraph-properties fo:text-align="justify" style:justify-single-word="false"/>
      <style:text-properties officeooo:paragraph-rsid="0006ca13"/>
    </style:style>
    <style:style style:name="P13" style:family="paragraph" style:parent-style-name="Text_20_body">
      <style:paragraph-properties fo:text-align="justify" style:justify-single-word="false"/>
      <style:text-properties officeooo:paragraph-rsid="0006ca13"/>
    </style:style>
    <style:style style:name="P14" style:family="paragraph" style:parent-style-name="Preformatted_20_Text">
      <style:paragraph-properties fo:margin-top="0cm" fo:margin-bottom="0.499cm" style:contextual-spacing="false" fo:text-align="justify" style:justify-single-word="false"/>
      <style:text-properties officeooo:paragraph-rsid="000d5de1"/>
    </style:style>
    <style:style style:name="P15" style:family="paragraph" style:parent-style-name="Preformatted_20_Text">
      <style:paragraph-properties fo:margin-top="0cm" fo:margin-bottom="0.499cm" style:contextual-spacing="false" fo:text-align="justify" style:justify-single-word="false">
        <style:tab-stops/>
      </style:paragraph-properties>
      <style:text-properties officeooo:paragraph-rsid="0006ca13"/>
    </style:style>
    <style:style style:name="P16" style:family="paragraph" style:parent-style-name="Preformatted_20_Text">
      <style:paragraph-properties fo:text-align="justify" style:justify-single-word="false"/>
      <style:text-properties officeooo:paragraph-rsid="00118c49"/>
    </style:style>
    <style:style style:name="P17" style:family="paragraph" style:parent-style-name="Preformatted_20_Text">
      <style:paragraph-properties fo:margin-top="0cm" fo:margin-bottom="0.499cm" style:contextual-spacing="false" fo:text-align="justify" style:justify-single-word="false"/>
      <style:text-properties officeooo:paragraph-rsid="00118c49"/>
    </style:style>
    <style:style style:name="P18" style:family="paragraph" style:parent-style-name="Heading_20_2">
      <style:paragraph-properties fo:text-align="justify" style:justify-single-word="false"/>
      <style:text-properties officeooo:paragraph-rsid="0006f7cb"/>
    </style:style>
    <style:style style:name="P19" style:family="paragraph" style:parent-style-name="Table_20_Heading">
      <style:paragraph-properties fo:margin-left="0cm" fo:margin-right="0cm" fo:text-align="justify" style:justify-single-word="false" fo:text-indent="0cm" style:auto-text-indent="false"/>
      <style:text-properties officeooo:paragraph-rsid="0006f7cb"/>
    </style:style>
    <style:style style:name="P20" style:family="paragraph" style:parent-style-name="Table_20_Contents">
      <style:paragraph-properties fo:text-align="justify" style:justify-single-word="false"/>
      <style:text-properties officeooo:paragraph-rsid="0006f7cb"/>
    </style:style>
    <style:style style:name="P21" style:family="paragraph" style:parent-style-name="Text_20_body">
      <style:paragraph-properties fo:margin-top="0cm" fo:margin-bottom="0.499cm" style:contextual-spacing="false" fo:text-align="justify" style:justify-single-word="false"/>
      <style:text-properties officeooo:paragraph-rsid="0006f7cb"/>
    </style:style>
    <style:style style:name="P22" style:family="paragraph" style:parent-style-name="Heading_20_2">
      <style:paragraph-properties fo:text-align="justify" style:justify-single-word="false"/>
      <style:text-properties officeooo:rsid="00216aaa" officeooo:paragraph-rsid="0006ca13"/>
    </style:style>
    <style:style style:name="P23" style:family="paragraph" style:parent-style-name="Table_20_Heading">
      <style:paragraph-properties fo:margin-left="0cm" fo:margin-right="0cm" fo:text-align="justify" style:justify-single-word="false" fo:text-indent="0cm" style:auto-text-indent="false"/>
      <style:text-properties officeooo:rsid="00216aaa" officeooo:paragraph-rsid="0006ca13"/>
    </style:style>
    <style:style style:name="P24" style:family="paragraph" style:parent-style-name="Table_20_Contents">
      <style:paragraph-properties fo:text-align="justify" style:justify-single-word="false"/>
      <style:text-properties officeooo:rsid="00216aaa" officeooo:paragraph-rsid="0006ca13"/>
    </style:style>
    <style:style style:name="P25" style:family="paragraph" style:parent-style-name="Heading_20_2">
      <style:paragraph-properties fo:text-align="justify" style:justify-single-word="false"/>
      <style:text-properties officeooo:rsid="0023c6c0" officeooo:paragraph-rsid="0006ca13"/>
    </style:style>
    <style:style style:name="P26" style:family="paragraph" style:parent-style-name="Heading_20_2">
      <style:paragraph-properties fo:text-align="justify" style:justify-single-word="false"/>
      <style:text-properties officeooo:rsid="0026538a" officeooo:paragraph-rsid="0006ca13"/>
    </style:style>
    <style:style style:name="P27" style:family="paragraph" style:parent-style-name="Table_20_Heading">
      <style:paragraph-properties fo:margin-left="0cm" fo:margin-right="0cm" fo:text-align="justify" style:justify-single-word="false" fo:text-indent="0cm" style:auto-text-indent="false"/>
      <style:text-properties officeooo:rsid="0026538a" officeooo:paragraph-rsid="0006ca13"/>
    </style:style>
    <style:style style:name="P28" style:family="paragraph" style:parent-style-name="Table_20_Heading">
      <style:paragraph-properties fo:text-align="justify" style:justify-single-word="false"/>
      <style:text-properties officeooo:rsid="0026538a" officeooo:paragraph-rsid="0006ca13"/>
    </style:style>
    <style:style style:name="P29" style:family="paragraph" style:parent-style-name="Table_20_Heading">
      <style:paragraph-properties fo:text-align="justify" style:justify-single-word="false"/>
      <style:text-properties officeooo:rsid="002f2929" officeooo:paragraph-rsid="0006ca13"/>
    </style:style>
    <style:style style:name="P30" style:family="paragraph" style:parent-style-name="Table_20_Contents">
      <style:paragraph-properties fo:text-align="justify" style:justify-single-word="false"/>
      <style:text-properties officeooo:rsid="002f2929" officeooo:paragraph-rsid="0006ca13"/>
    </style:style>
    <style:style style:name="P31" style:family="paragraph" style:parent-style-name="Table_20_Heading">
      <style:paragraph-properties fo:margin-left="0cm" fo:margin-right="0cm" fo:text-align="justify" style:justify-single-word="false" fo:text-indent="0cm" style:auto-text-indent="false"/>
      <style:text-properties officeooo:rsid="0025d144" officeooo:paragraph-rsid="0006ca13"/>
    </style:style>
    <style:style style:name="P32" style:family="paragraph" style:parent-style-name="Table_20_Contents">
      <style:paragraph-properties fo:text-align="justify" style:justify-single-word="false"/>
      <style:text-properties officeooo:rsid="0025d144" officeooo:paragraph-rsid="0006ca13"/>
    </style:style>
    <style:style style:name="P33" style:family="paragraph" style:parent-style-name="Table_20_Heading">
      <style:paragraph-properties fo:text-align="justify" style:justify-single-word="false"/>
      <style:text-properties officeooo:rsid="002f6594" officeooo:paragraph-rsid="0006ca13"/>
    </style:style>
    <style:style style:name="P34" style:family="paragraph" style:parent-style-name="Table_20_Heading">
      <style:paragraph-properties fo:margin-left="0cm" fo:margin-right="0cm" fo:text-align="justify" style:justify-single-word="false" fo:text-indent="0cm" style:auto-text-indent="false"/>
      <style:text-properties officeooo:rsid="002f6594" officeooo:paragraph-rsid="0006ca13"/>
    </style:style>
    <style:style style:name="P35" style:family="paragraph" style:parent-style-name="Table_20_Contents">
      <style:paragraph-properties fo:text-align="justify" style:justify-single-word="false"/>
      <style:text-properties officeooo:rsid="002f6594" officeooo:paragraph-rsid="0006ca13"/>
    </style:style>
    <style:style style:name="P36" style:family="paragraph" style:parent-style-name="Table_20_Heading">
      <style:paragraph-properties fo:text-align="justify" style:justify-single-word="false"/>
      <style:text-properties officeooo:rsid="002fc78f" officeooo:paragraph-rsid="0006f7cb"/>
    </style:style>
    <style:style style:name="P37" style:family="paragraph" style:parent-style-name="Table_20_Contents">
      <style:paragraph-properties fo:text-align="justify" style:justify-single-word="false"/>
      <style:text-properties officeooo:rsid="002fc78f" officeooo:paragraph-rsid="0006f7cb"/>
    </style:style>
    <style:style style:name="P38" style:family="paragraph" style:parent-style-name="Table_20_Contents">
      <style:paragraph-properties fo:text-align="justify" style:justify-single-word="false"/>
      <style:text-properties officeooo:rsid="00323036" officeooo:paragraph-rsid="0006f7cb"/>
    </style:style>
    <style:style style:name="P39" style:family="paragraph" style:parent-style-name="Table_20_Contents">
      <style:paragraph-properties fo:text-align="justify" style:justify-single-word="false"/>
      <style:text-properties officeooo:rsid="0033b088" officeooo:paragraph-rsid="0006f7cb"/>
    </style:style>
    <style:style style:name="P40" style:family="paragraph" style:parent-style-name="Table_20_Contents">
      <style:paragraph-properties fo:text-align="justify" style:justify-single-word="false"/>
      <style:text-properties fo:font-size="2pt" officeooo:paragraph-rsid="0006ca13" style:font-size-asian="2pt" style:font-size-complex="2pt"/>
    </style:style>
    <style:style style:name="P41" style:family="paragraph" style:parent-style-name="Table_20_Contents">
      <style:paragraph-properties fo:text-align="justify" style:justify-single-word="false"/>
      <style:text-properties officeooo:rsid="0028a252" officeooo:paragraph-rsid="0006ca13"/>
    </style:style>
    <style:style style:name="P42" style:family="paragraph" style:parent-style-name="Table_20_Contents">
      <style:paragraph-properties fo:text-align="justify" style:justify-single-word="false"/>
      <style:text-properties officeooo:rsid="002cbe58" officeooo:paragraph-rsid="0006ca13"/>
    </style:style>
    <style:style style:name="P43" style:family="paragraph" style:parent-style-name="Table_20_Contents">
      <style:paragraph-properties fo:text-align="justify" style:justify-single-word="false"/>
      <style:text-properties officeooo:rsid="002e53cb" officeooo:paragraph-rsid="0006ca13"/>
    </style:style>
    <style:style style:name="P44" style:family="paragraph" style:parent-style-name="Heading_20_3">
      <style:paragraph-properties fo:text-align="justify" style:justify-single-word="false"/>
      <style:text-properties officeooo:rsid="00228c79" officeooo:paragraph-rsid="0006ca13"/>
    </style:style>
    <style:style style:name="P45" style:family="paragraph" style:parent-style-name="Text_20_body">
      <style:paragraph-properties fo:text-align="start" style:justify-single-word="false"/>
      <style:text-properties officeooo:paragraph-rsid="0006ca13"/>
    </style:style>
    <style:style style:name="P46" style:family="paragraph" style:parent-style-name="Heading_20_2">
      <style:paragraph-properties fo:text-align="justify" style:justify-single-word="false"/>
      <style:text-properties officeooo:rsid="0009c829" officeooo:paragraph-rsid="0006ca13"/>
    </style:style>
    <style:style style:name="P47" style:family="paragraph" style:parent-style-name="Table_20_Contents">
      <style:paragraph-properties fo:text-align="justify" style:justify-single-word="false"/>
      <style:text-properties officeooo:rsid="00177f36" officeooo:paragraph-rsid="00177f36"/>
    </style:style>
    <style:style style:name="P48" style:family="paragraph" style:parent-style-name="Preformatted_20_Text">
      <style:paragraph-properties fo:margin-top="0cm" fo:margin-bottom="0.499cm" style:contextual-spacing="false"/>
    </style:style>
    <style:style style:name="P49" style:family="paragraph" style:parent-style-name="Heading_20_1">
      <style:paragraph-properties fo:text-align="justify" style:justify-single-word="false">
        <style:tab-stops>
          <style:tab-stop style:position="16.325cm"/>
        </style:tab-stops>
      </style:paragraph-properties>
      <style:text-properties officeooo:paragraph-rsid="0006ca13"/>
    </style:style>
    <style:style style:name="P50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officeooo:paragraph-rsid="0006ca13"/>
    </style:style>
    <style:style style:name="P51" style:family="paragraph" style:parent-style-name="Text_20_body" style:list-style-name="L2">
      <style:paragraph-properties fo:margin-top="0cm" fo:margin-bottom="0cm" style:contextual-spacing="false" fo:text-align="justify" style:justify-single-word="false"/>
      <style:text-properties officeooo:paragraph-rsid="0006ca13"/>
    </style:style>
    <style:style style:name="P52" style:family="paragraph" style:parent-style-name="Text_20_body" style:list-style-name="L2">
      <style:paragraph-properties fo:text-align="justify" style:justify-single-word="false"/>
      <style:text-properties officeooo:paragraph-rsid="0006ca13"/>
    </style:style>
    <style:style style:name="P53" style:family="paragraph" style:parent-style-name="Text_20_body" style:list-style-name="L3">
      <style:paragraph-properties fo:margin-top="0cm" fo:margin-bottom="0cm" style:contextual-spacing="false" fo:text-align="justify" style:justify-single-word="false"/>
      <style:text-properties officeooo:paragraph-rsid="0006ca13"/>
    </style:style>
    <style:style style:name="P54" style:family="paragraph" style:parent-style-name="Text_20_body" style:list-style-name="L3">
      <style:paragraph-properties fo:text-align="justify" style:justify-single-word="false"/>
      <style:text-properties officeooo:paragraph-rsid="0006ca13"/>
    </style:style>
    <style:style style:name="P55" style:family="paragraph" style:parent-style-name="Text_20_body" style:list-style-name="L4">
      <style:paragraph-properties fo:margin-top="0cm" fo:margin-bottom="0cm" style:contextual-spacing="false" fo:text-align="justify" style:justify-single-word="false"/>
      <style:text-properties officeooo:paragraph-rsid="0006ca13"/>
    </style:style>
    <style:style style:name="P56" style:family="paragraph" style:parent-style-name="Text_20_body" style:list-style-name="L4">
      <style:paragraph-properties fo:text-align="justify" style:justify-single-word="false"/>
      <style:text-properties officeooo:paragraph-rsid="0006ca13"/>
    </style:style>
    <style:style style:name="P57" style:family="paragraph" style:parent-style-name="Text_20_body" style:list-style-name="L5">
      <style:paragraph-properties fo:margin-top="0cm" fo:margin-bottom="0cm" style:contextual-spacing="false" fo:text-align="justify" style:justify-single-word="false"/>
      <style:text-properties officeooo:paragraph-rsid="0006ca13"/>
    </style:style>
    <style:style style:name="P58" style:family="paragraph" style:parent-style-name="Text_20_body" style:list-style-name="L5">
      <style:paragraph-properties fo:text-align="justify" style:justify-single-word="false"/>
      <style:text-properties officeooo:paragraph-rsid="0006ca13"/>
    </style:style>
    <style:style style:name="P59" style:family="paragraph" style:parent-style-name="Text_20_body" style:list-style-name="L6">
      <style:paragraph-properties fo:margin-top="0cm" fo:margin-bottom="0cm" style:contextual-spacing="false" fo:text-align="justify" style:justify-single-word="false"/>
      <style:text-properties officeooo:paragraph-rsid="0006ca13"/>
    </style:style>
    <style:style style:name="P60" style:family="paragraph" style:parent-style-name="Text_20_body" style:list-style-name="L6">
      <style:paragraph-properties fo:text-align="justify" style:justify-single-word="false"/>
      <style:text-properties officeooo:paragraph-rsid="0006ca13"/>
    </style:style>
    <style:style style:name="P61" style:family="paragraph" style:parent-style-name="Text_20_body" style:list-style-name="L7">
      <style:paragraph-properties fo:margin-top="0cm" fo:margin-bottom="0cm" style:contextual-spacing="false" fo:text-align="justify" style:justify-single-word="false"/>
      <style:text-properties officeooo:paragraph-rsid="0006ca13"/>
    </style:style>
    <style:style style:name="P62" style:family="paragraph" style:parent-style-name="Text_20_body" style:list-style-name="L7">
      <style:paragraph-properties fo:text-align="justify" style:justify-single-word="false"/>
      <style:text-properties officeooo:paragraph-rsid="0006ca13"/>
    </style:style>
    <style:style style:name="P63" style:family="paragraph" style:parent-style-name="Text_20_body" style:list-style-name="L8">
      <style:paragraph-properties fo:margin-top="0cm" fo:margin-bottom="0cm" style:contextual-spacing="false" fo:text-align="justify" style:justify-single-word="false"/>
      <style:text-properties officeooo:paragraph-rsid="0006ca13"/>
    </style:style>
    <style:style style:name="P64" style:family="paragraph" style:parent-style-name="Text_20_body" style:list-style-name="L8">
      <style:paragraph-properties fo:text-align="justify" style:justify-single-word="false"/>
      <style:text-properties officeooo:paragraph-rsid="0006ca13"/>
    </style:style>
    <style:style style:name="P65" style:family="paragraph" style:parent-style-name="Text_20_body" style:list-style-name="L9">
      <style:paragraph-properties fo:margin-top="0cm" fo:margin-bottom="0cm" style:contextual-spacing="false" fo:text-align="justify" style:justify-single-word="false"/>
      <style:text-properties officeooo:paragraph-rsid="0006ca13"/>
    </style:style>
    <style:style style:name="P66" style:family="paragraph" style:parent-style-name="Text_20_body" style:list-style-name="L9">
      <style:paragraph-properties fo:text-align="justify" style:justify-single-word="false"/>
      <style:text-properties officeooo:paragraph-rsid="0006ca13"/>
    </style:style>
    <style:style style:name="P67" style:family="paragraph" style:parent-style-name="Text_20_body">
      <style:paragraph-properties fo:margin-left="0cm" fo:margin-right="0cm" fo:margin-top="0.529cm" fo:margin-bottom="0.529cm" style:contextual-spacing="false" fo:text-align="justify" style:justify-single-word="false" fo:text-indent="0cm" style:auto-text-indent="false"/>
      <style:text-properties officeooo:paragraph-rsid="0006ca13"/>
    </style:style>
    <style:style style:name="P6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06ca13"/>
    </style:style>
    <style:style style:name="P69" style:family="paragraph" style:parent-style-name="Text_20_body" style:list-style-name="L1">
      <style:paragraph-properties fo:text-align="justify" style:justify-single-word="false"/>
      <style:text-properties officeooo:rsid="00164b3a" officeooo:paragraph-rsid="0006ca13"/>
    </style:style>
    <style:style style:name="T1" style:family="text">
      <style:text-properties officeooo:rsid="00164b3a"/>
    </style:style>
    <style:style style:name="T2" style:family="text">
      <style:text-properties officeooo:rsid="0018a3c3"/>
    </style:style>
    <style:style style:name="T3" style:family="text">
      <style:text-properties officeooo:rsid="00216aaa"/>
    </style:style>
    <style:style style:name="T4" style:family="text">
      <style:text-properties officeooo:rsid="00196f03"/>
    </style:style>
    <style:style style:name="T5" style:family="text">
      <style:text-properties officeooo:rsid="001adc9d"/>
    </style:style>
    <style:style style:name="T6" style:family="text">
      <style:text-properties officeooo:rsid="001b63dc"/>
    </style:style>
    <style:style style:name="T7" style:family="text">
      <style:text-properties officeooo:rsid="001c5bdb"/>
    </style:style>
    <style:style style:name="T8" style:family="text">
      <style:text-properties officeooo:rsid="001de86a"/>
    </style:style>
    <style:style style:name="T9" style:family="text">
      <style:text-properties officeooo:rsid="001e9bf6"/>
    </style:style>
    <style:style style:name="T10" style:family="text">
      <style:text-properties officeooo:rsid="00212867"/>
    </style:style>
    <style:style style:name="T11" style:family="text">
      <style:text-properties fo:font-weight="bold"/>
    </style:style>
    <style:style style:name="T12" style:family="text">
      <style:text-properties officeooo:rsid="00228c79"/>
    </style:style>
    <style:style style:name="T13" style:family="text">
      <style:text-properties officeooo:rsid="0023c6c0"/>
    </style:style>
    <style:style style:name="T14" style:family="text">
      <style:text-properties officeooo:rsid="002589c0"/>
    </style:style>
    <style:style style:name="T15" style:family="text">
      <style:text-properties officeooo:rsid="0025d144"/>
    </style:style>
    <style:style style:name="T16" style:family="text">
      <style:text-properties officeooo:rsid="0026538a"/>
    </style:style>
    <style:style style:name="T17" style:family="text">
      <style:text-properties officeooo:rsid="00280aee"/>
    </style:style>
    <style:style style:name="T18" style:family="text">
      <style:text-properties officeooo:rsid="002f2929"/>
    </style:style>
    <style:style style:name="T19" style:family="text">
      <style:text-properties officeooo:rsid="0029595e"/>
    </style:style>
    <style:style style:name="T20" style:family="text">
      <style:text-properties officeooo:rsid="002aa8ee"/>
    </style:style>
    <style:style style:name="T21" style:family="text">
      <style:text-properties officeooo:rsid="002fb92a"/>
    </style:style>
    <style:style style:name="T22" style:family="text">
      <style:text-properties officeooo:rsid="002fc78f"/>
    </style:style>
    <style:style style:name="T23" style:family="text">
      <style:text-properties officeooo:rsid="00323036"/>
    </style:style>
    <style:style style:name="T24" style:family="text">
      <style:text-properties style:text-position="33% 80%"/>
    </style:style>
    <style:style style:name="T25" style:family="text">
      <style:text-properties officeooo:rsid="00078030"/>
    </style:style>
    <style:style style:name="T26" style:family="text">
      <style:text-properties officeooo:rsid="0007e203"/>
    </style:style>
    <style:style style:name="T27" style:family="text">
      <style:text-properties officeooo:rsid="0009c829"/>
    </style:style>
    <style:style style:name="T28" style:family="text">
      <style:text-properties officeooo:rsid="000a6837"/>
    </style:style>
    <style:style style:name="T29" style:family="text">
      <style:text-properties officeooo:rsid="000d5de1"/>
    </style:style>
    <style:style style:name="T30" style:family="text">
      <style:text-properties officeooo:rsid="000e8fe2"/>
    </style:style>
    <style:style style:name="T31" style:family="text">
      <style:text-properties officeooo:rsid="000f0293"/>
    </style:style>
    <style:style style:name="T32" style:family="text">
      <style:text-properties officeooo:rsid="000f8fd9"/>
    </style:style>
    <style:style style:name="T33" style:family="text">
      <style:text-properties officeooo:rsid="00118c49"/>
    </style:style>
    <style:style style:name="T34" style:family="text">
      <style:text-properties officeooo:rsid="0012713c"/>
    </style:style>
    <style:style style:name="T35" style:family="text">
      <style:text-properties officeooo:rsid="00137dee"/>
    </style:style>
    <style:style style:name="T36" style:family="text">
      <style:text-properties officeooo:rsid="0014a26c"/>
    </style:style>
    <style:style style:name="T37" style:family="text">
      <style:text-properties officeooo:rsid="0015e8ed"/>
    </style:style>
    <style:style style:name="T38" style:family="text">
      <style:text-properties officeooo:rsid="00171333"/>
    </style:style>
    <style:style style:name="T39" style:family="text">
      <style:text-properties officeooo:rsid="001750fe"/>
    </style:style>
    <style:style style:name="T40" style:family="text">
      <style:text-properties officeooo:rsid="00177f36"/>
    </style:style>
    <style:style style:name="T41" style:family="text">
      <style:text-properties officeooo:rsid="001b76a0"/>
    </style:style>
    <style:style style:name="T42" style:family="text">
      <style:text-properties officeooo:rsid="001c6315"/>
    </style:style>
    <style:style style:name="T43" style:family="text">
      <style:text-properties officeooo:rsid="001d0eed"/>
    </style:style>
    <style:style style:name="T44" style:family="text">
      <style:text-properties officeooo:rsid="001d12d3"/>
    </style:style>
    <style:style style:name="T45" style:family="text">
      <style:text-properties officeooo:rsid="001e0087"/>
    </style:style>
    <style:style style:name="T46" style:family="text">
      <style:text-properties officeooo:rsid="001f495f"/>
    </style:style>
    <style:style style:name="T47" style:family="text">
      <style:text-properties officeooo:rsid="0020496d"/>
    </style:style>
    <style:style style:name="T48" style:family="text">
      <style:text-properties officeooo:rsid="0020cfcd"/>
    </style:style>
    <style:style style:name="T49" style:family="text">
      <style:text-properties officeooo:rsid="00222b95"/>
    </style:style>
    <style:style style:name="T50" style:family="text">
      <style:text-properties officeooo:rsid="00229739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2"><text:span text:style-name="T1">¿</text:span>Qué es Java?</text:h>
      <text:p text:style-name="P13">Java es un lenguaje de programación popular, creado en 1995.</text:p>
      <text:p text:style-name="P13">Es propiedad de Oracle, y más de <text:span text:style-name="Strong_20_Emphasis">3.000 millones de</text:span> dispositivos funcionan Java.</text:p>
      <text:p text:style-name="P13">Se utiliza para:</text:p>
      <text:list text:style-name="L1">
        <text:list-item>
          <text:p text:style-name="P50">Aplicaciones móviles (especialmente aplicaciones para Android) </text:p>
        </text:list-item>
        <text:list-item>
          <text:p text:style-name="P50">Aplicaciones de escritorio </text:p>
        </text:list-item>
        <text:list-item>
          <text:p text:style-name="P50">Aplicaciones en la Web </text:p>
        </text:list-item>
        <text:list-item>
          <text:p text:style-name="P50">Servidores web y servidores de aplicaciones </text:p>
        </text:list-item>
        <text:list-item>
          <text:p text:style-name="P50">Juegos </text:p>
        </text:list-item>
        <text:list-item>
          <text:p text:style-name="P50">Conexión de base de datos </text:p>
        </text:list-item>
        <text:list-item>
          <text:p text:style-name="P69">etc.</text:p>
        </text:list-item>
      </text:list>
      <text:p text:style-name="P9"/>
      <text:h text:style-name="P7" text:outline-level="2"><text:span text:style-name="T1">¿</text:span>Por qué usar Java?</text:h>
      <text:list text:style-name="L2">
        <text:list-item>
          <text:p text:style-name="P51">Java trabaja en diferentes plataformas (Windows, Mac, Linux, Raspberry Pi, etc.) </text:p>
        </text:list-item>
        <text:list-item>
          <text:p text:style-name="P51">Es uno de los lenguajes de programación más populares del mundo </text:p>
        </text:list-item>
        <text:list-item>
          <text:p text:style-name="P51">Tiene una gran demanda en el mercado laboral actual </text:p>
        </text:list-item>
        <text:list-item>
          <text:p text:style-name="P51">Es fácil de aprender y fácil de usar </text:p>
        </text:list-item>
        <text:list-item>
          <text:p text:style-name="P51">Es de código abierto y gratuito </text:p>
        </text:list-item>
        <text:list-item>
          <text:p text:style-name="P51">Es seguro, rápido y poderoso </text:p>
        </text:list-item>
        <text:list-item>
          <text:p text:style-name="P51">Tiene un enorme apoyo comunitario</text:p>
        </text:list-item>
        <text:list-item>
          <text:p text:style-name="P51">Java es un lenguaje orientado a objetos que da una estructura clara a los programas y permite reutilizar el código, reduciendo los cost<text:span text:style-name="T1">e</text:span>s de desarrollo </text:p>
        </text:list-item>
        <text:list-item>
          <text:p text:style-name="P52">Como Java está cerca de <text:span text:style-name="T2">C++ y C#, lo que </text:span>hace que sea fácil para los programadores cambiar a Java o viceversa</text:p>
        </text:list-item>
      </text:list>
      <text:p text:style-name="P9"/>
      <text:p text:style-name="P2"><text:span text:style-name="Source_20_Text">public class </text:span><text:span text:style-name="Source_20_Text"><text:span text:style-name="T1">Principal</text:span></text:span><text:span text:style-name="Source_20_Text"> {</text:span></text:p>
      <text:p text:style-name="P2"><text:span text:style-name="Source_20_Text"><text:s text:c="2"/>public static void main(String[] args) {</text:span></text:p>
      <text:p text:style-name="P2"><text:span text:style-name="Source_20_Text"><text:s text:c="4"/>System.out.println("H</text:span><text:span text:style-name="Source_20_Text"><text:span text:style-name="T3">ola</text:span></text:span><text:span text:style-name="Source_20_Text">");</text:span></text:p>
      <text:p text:style-name="P2"><text:span text:style-name="Source_20_Text"><text:s text:c="2"/>}</text:span></text:p>
      <text:p text:style-name="P3"><text:span text:style-name="Source_20_Text">}</text:span></text:p>
      <text:p text:style-name="P13">Cada línea de código que se ejecuta en Java debe estar dentro de un<text:span text:style-name="T4">a clase.</text:span> En nuestro ejemplo, nombramos a la clase <text:span text:style-name="Strong_20_Emphasis">Principal</text:span>. Una clase siempre debe empezar con <text:span text:style-name="T5">la</text:span> primera letra <text:span text:style-name="T1">mayúscula</text:span>.</text:p>
      <text:p text:style-name="P13"><text:span text:style-name="Strong_20_Emphasis">Nota:</text:span> Java es sensible a <text:span text:style-name="T4">mayúsculas</text:span>: "M<text:span text:style-name="T29">i</text:span>Clas<text:span text:style-name="T29">e</text:span>" y "miclas<text:span text:style-name="T29">e</text:span>" <text:span text:style-name="T4">son diferentes</text:span>.</text:p>
      <text:p text:style-name="P13">El nombre del archivo java <text:span text:style-name="Strong_20_Emphasis">debe coincidir</text:span> con el nombre de la clase. Al guardar el archivo, guárd<text:span text:style-name="T27">a</text:span>lo usando el nombre de clase y añadir ".java" al final del nombre del archivo. </text:p>
      <text:p text:style-name="P13">El <text:span text:style-name="T1">método </text:span><text:span text:style-name="Source_20_Text">main() </text:span>es necesario en cada programa <text:span text:style-name="T1">Java</text:span>:</text:p>
      <text:p text:style-name="P3"><text:span text:style-name="Source_20_Text"><text:tab/>public static void </text:span><text:span text:style-name="Strong_20_Emphasis">main</text:span><text:span text:style-name="Source_20_Text">(String[] args)</text:span><text:span text:style-name="Source_20_Text"><text:span text:style-name="T1">{<text:tab/>}</text:span></text:span></text:p>
      <text:p text:style-name="P13">Cualquier código dentro de<text:span text:style-name="T1">l método</text:span> <text:span text:style-name="Source_20_Text">main()</text:span>se ejecutará. </text:p>
      <text:p text:style-name="P9"><text:soft-page-break/></text:p>
      <text:h text:style-name="P7" text:outline-level="2">System.out.println()</text:h>
      <text:p text:style-name="P13">Dentro de<text:span text:style-name="T1">l método</text:span> <text:span text:style-name="Source_20_Text">main(</text:span><text:span text:style-name="Source_20_Text"><text:span text:style-name="T1">)</text:span></text:span>, podemos utilizar <text:span text:style-name="T1">el método </text:span><text:span text:style-name="Source_20_Text">println()</text:span>para imprimir una línea de texto a la pantalla:</text:p>
      <text:p text:style-name="P2"><text:span text:style-name="Source_20_Text">public static void main(String[] args) {</text:span></text:p>
      <text:p text:style-name="P2"><text:span text:style-name="Source_20_Text"><text:s text:c="2"/></text:span><text:span text:style-name="Strong_20_Emphasis">System.out.println("H</text:span><text:span text:style-name="Strong_20_Emphasis"><text:span text:style-name="T6">ola</text:span></text:span><text:span text:style-name="Strong_20_Emphasis">");</text:span></text:p>
      <text:p text:style-name="P3"><text:span text:style-name="Source_20_Text">}</text:span></text:p>
      <text:p text:style-name="P13"><text:span text:style-name="Strong_20_Emphasis">Nota:</text:span> L<text:span text:style-name="T6">a</text:span>s <text:span text:style-name="T6">llaves</text:span> <text:span text:style-name="Source_20_Text">{} </text:span>marca<text:span text:style-name="T1">n</text:span> el principio y el final de un bloque de código.</text:p>
      <text:p text:style-name="P13"><text:span text:style-name="Source_20_Text">System </text:span>es una clase Java incorporada que contiene <text:span text:style-name="T7">miembros</text:span> útiles, tales como <text:span text:style-name="Source_20_Text">out</text:span>, que <text:span text:style-name="T7">proviene de “output”</text:span>. El <text:span text:style-name="T7">método </text:span><text:span text:style-name="Source_20_Text">println()</text:span>, <text:span text:style-name="T7">que proviene de “print line”</text:span>, se utiliza para imprimir un valor en la pantalla (o en un archivo).</text:p>
      <text:p text:style-name="P13"><text:span text:style-name="T7">System.out.println se usa para</text:span> imprimir cosas en la pantalla.</text:p>
      <text:p text:style-name="P13">También <text:span text:style-name="T3">hay que</text:span> tener en cuenta que cada declaración de código debe terminar con un punto y coma (<text:span text:style-name="Source_20_Text">;</text:span>).</text:p>
      <text:h text:style-name="P7" text:outline-level="2">Imprimir Texto</text:h>
      <text:h text:style-name="P12" text:outline-level="3">Ejemplo</text:h>
      <text:p text:style-name="P2"><text:span text:style-name="Source_20_Text">System.out.println("H</text:span><text:span text:style-name="Source_20_Text"><text:span text:style-name="T29">ola</text:span></text:span><text:span text:style-name="Source_20_Text">");</text:span></text:p>
      <text:p text:style-name="P2"><text:span text:style-name="Source_20_Text">System.out.println("</text:span><text:span text:style-name="Source_20_Text"><text:span text:style-name="T29">Estoy aprendiendo Java</text:span></text:span><text:span text:style-name="Source_20_Text">.");</text:span></text:p>
      <text:p text:style-name="P9"/>
      <text:h text:style-name="P22" text:outline-level="2">Comillas dobles</text:h>
      <text:p text:style-name="P13">Cuando estás trabajando con texto, debe estar dentro de comillas dobles <text:span text:style-name="Source_20_Text">""</text:span>.</text:p>
      <text:p text:style-name="P13">Si olvida<text:span text:style-name="T3">s</text:span> las comillas dobles, se produce un error:</text:p>
      <text:h text:style-name="P12" text:outline-level="3">Ejemplo</text:h>
      <text:p text:style-name="P3"><text:span text:style-name="Source_20_Text">System.out.println("</text:span><text:span text:style-name="Source_20_Text"><text:span text:style-name="T29">Esta sentencia funciona</text:span></text:span><text:span text:style-name="Source_20_Text">");</text:span></text:p>
      <text:p text:style-name="P3"><text:span text:style-name="Source_20_Text">System.out.println(</text:span><text:span text:style-name="Source_20_Text"><text:span text:style-name="T29">Esta sentencia producirá un error</text:span></text:span><text:span text:style-name="Source_20_Text">);</text:span></text:p>
      <text:p text:style-name="P9"/>
      <text:p text:style-name="P13">También hay un <text:span text:style-name="T7">método</text:span> <text:span text:style-name="Source_20_Text">print(</text:span><text:span text:style-name="Source_20_Text"><text:span text:style-name="T7">)</text:span></text:span>, que es similar a <text:span text:style-name="Source_20_Text">println()</text:span>. La única diferencia es que no inserta una nueva línea al final:</text:p>
      <text:h text:style-name="P12" text:outline-level="3">Ejemplo</text:h>
      <text:p text:style-name="P2"><text:span text:style-name="Source_20_Text">System.out.print("H</text:span><text:span text:style-name="Source_20_Text"><text:span text:style-name="T29">ola</text:span></text:span><text:span text:style-name="Source_20_Text"> ");</text:span></text:p>
      <text:p text:style-name="P3"><text:span text:style-name="Source_20_Text">System.out.print("</text:span><text:span text:style-name="Source_20_Text"><text:span text:style-name="T29">Yo me imprimiré en la misma línesa</text:span></text:span><text:span text:style-name="Source_20_Text">");</text:span></text:p>
      <text:p text:style-name="P13"><text:span text:style-name="Source_20_Text">También puede</text:span><text:span text:style-name="Source_20_Text"><text:span text:style-name="T3">s</text:span></text:span><text:span text:style-name="Source_20_Text"> utilizar el </text:span><text:span text:style-name="Source_20_Text"><text:span text:style-name="T7">método </text:span></text:span><text:span text:style-name="Source_20_Text">println() </text:span><text:span text:style-name="Source_20_Text"><text:span text:style-name="T7">para imprimir números. </text:span></text:span>Sin embargo, a diferencia de<text:span text:style-name="T7">l</text:span> texto, no ponemos <text:span text:style-name="T7">los </text:span>números dentro de <text:span text:style-name="T7">comillas</text:span>:</text:p>
      <text:h text:style-name="P12" text:outline-level="3"><text:soft-page-break/>Ejemplo </text:h>
      <text:p text:style-name="P2"><text:span text:style-name="Source_20_Text">System.out.println(3);</text:span></text:p>
      <text:p text:style-name="P2"><text:span text:style-name="Source_20_Text">System.out.println(358);</text:span></text:p>
      <text:p text:style-name="P3"><text:span text:style-name="Source_20_Text">System.out.println(50000);</text:span></text:p>
      <text:p text:style-name="P13">También puede<text:span text:style-name="T3">s</text:span> realizar cálculos matemáticos dentro de<text:span text:style-name="T7">l método</text:span> <text:span text:style-name="Source_20_Text">println()</text:span>:</text:p>
      <text:h text:style-name="P12" text:outline-level="3">Ejemplo</text:h>
      <text:p text:style-name="P3"><text:span text:style-name="Source_20_Text">System.out.println(3 + 3);</text:span></text:p>
      <text:p text:style-name="P3"><text:span text:style-name="Source_20_Text">System.out.println(2 * 5);</text:span></text:p>
      <text:h text:style-name="P7" text:outline-level="2"/>
      <text:p text:style-name="P9"/>
      <text:h text:style-name="P7" text:outline-level="2">Comentarios <text:span text:style-name="T3">en</text:span> Java</text:h>
      <text:p text:style-name="P13">Los comentarios se pueden utilizar para explicar el código Java y para hacerlo más legible. También se puede utilizar para evitar la ejecución al probar código alternativo.</text:p>
      <text:h text:style-name="P7" text:outline-level="2">Comentarios de una línea</text:h>
      <text:p text:style-name="P13">Los comentarios de una sola línea comienzan con dos barras delanteras (<text:span text:style-name="Source_20_Text">//</text:span>).</text:p>
      <text:p text:style-name="P13">Cualquier texto entre <text:span text:style-name="Source_20_Text">// </text:span>y el final de la línea es ignorado por Java (no será ejecutado).</text:p>
      <text:p text:style-name="P13">Este ejemplo utiliza un comentario de una sola línea antes de una línea de código:</text:p>
      <text:h text:style-name="P12" text:outline-level="3">Ejemplo </text:h>
      <text:p text:style-name="P2"><text:span text:style-name="Source_20_Text">// </text:span><text:span text:style-name="Source_20_Text"><text:span text:style-name="T29">Esto es un comentario</text:span></text:span></text:p>
      <text:p text:style-name="P3"><text:span text:style-name="Source_20_Text">System.out.println("H</text:span><text:span text:style-name="Source_20_Text"><text:span text:style-name="T29">ola</text:span></text:span><text:span text:style-name="Source_20_Text">");</text:span></text:p>
      <text:p text:style-name="P13">Este ejemplo utiliza un comentario de una sola línea al final de una línea de código:</text:p>
      <text:h text:style-name="P12" text:outline-level="3">Ejemplo</text:h>
      <text:p text:style-name="P14"><text:span text:style-name="Source_20_Text">System.out.println("H</text:span><text:span text:style-name="Source_20_Text"><text:span text:style-name="T29">ola</text:span></text:span><text:span text:style-name="Source_20_Text">"); // </text:span><text:span text:style-name="Source_20_Text"><text:span text:style-name="T29">Esto es un comentario</text:span></text:span></text:p>
      <text:h text:style-name="P7" text:outline-level="2">Java Comentarios Multilínea</text:h>
      <text:p text:style-name="P13"><text:span text:style-name="T8">L</text:span>os comentarios multilínea <text:span text:style-name="T8">comienzan </text:span>con <text:span text:style-name="Source_20_Text">/*</text:span>y termina con <text:span text:style-name="Source_20_Text">*/</text:span>.</text:p>
      <text:p text:style-name="P13">Cualquier texto entre <text:span text:style-name="Source_20_Text">/*</text:span>y <text:span text:style-name="Source_20_Text">*/</text:span>será ignorado por Java.</text:p>
      <text:p text:style-name="P13">Este ejemplo utiliza un comentario multilínea (un bloque de comentarios) para explicar el código:</text:p>
      <text:h text:style-name="P12" text:outline-level="3">Ejemplo</text:h>
      <text:p text:style-name="P13"/>
      <text:p text:style-name="P2"><text:soft-page-break/><text:span text:style-name="Source_20_Text">/* </text:span><text:span text:style-name="Source_20_Text"><text:span text:style-name="T29">El código de abajo imprimirá la palabra Hola</text:span></text:span></text:p>
      <text:p text:style-name="P2"><text:span text:style-name="Source_20_Text"><text:span text:style-name="T29">en pantalla</text:span></text:span><text:span text:style-name="Source_20_Text"> */</text:span></text:p>
      <text:p text:style-name="P15"><text:span text:style-name="Source_20_Text">System.out.println("H</text:span><text:span text:style-name="Source_20_Text"><text:span text:style-name="T29">ola</text:span></text:span><text:span text:style-name="Source_20_Text">");</text:span></text:p>
      <text:h text:style-name="P7" text:outline-level="2">Variables <text:span text:style-name="T8">en</text:span> Java</text:h>
      <text:p text:style-name="P13">Las variables s<text:span text:style-name="T9">e usan</text:span> para almacenar los valores de datos. En Java, hay diferentes <text:span text:style-name="Strong_20_Emphasis">tipos</text:span> de variables, por ejemplo:</text:p>
      <text:list text:style-name="L3">
        <text:list-item>
          <text:p text:style-name="P53"><text:span text:style-name="Source_20_Text">String</text:span>- almacen<text:span text:style-name="T10">a</text:span> <text:span text:style-name="T3">texto</text:span>, como "Hola". Los valores de la <text:span text:style-name="T10">cadena</text:span> <text:span text:style-name="T29">van entre</text:span> <text:span text:style-name="T10">comillas </text:span><text:span text:style-name="T25">dobles</text:span></text:p>
        </text:list-item>
        <text:list-item>
          <text:p text:style-name="P53"><text:span text:style-name="Source_20_Text">int</text:span>- <text:s/>enteros (números enteros), sin decimales, tales como 123 o -123 </text:p>
        </text:list-item>
        <text:list-item>
          <text:p text:style-name="P53"><text:span text:style-name="Source_20_Text">float</text:span>- almacena números de punto flotante, con decimales, como 19.99 o -19.99 </text:p>
        </text:list-item>
        <text:list-item>
          <text:p text:style-name="P53"><text:span text:style-name="Source_20_Text">char</text:span>- <text:span text:style-name="T3">caracteres</text:span> individuales, tales como 'a' o 'B'. Los valores de los <text:span text:style-name="T3">caracteres</text:span> <text:span text:style-name="T29">van entre</text:span> <text:span text:style-name="T3">comillas simples</text:span> </text:p>
        </text:list-item>
        <text:list-item>
          <text:p text:style-name="P54"><text:span text:style-name="Source_20_Text">boolean</text:span>- almacena valores con dos estados: true o fals<text:span text:style-name="T25">e</text:span></text:p>
        </text:list-item>
      </text:list>
      <text:p text:style-name="P9"/>
      <text:h text:style-name="P7" text:outline-level="2">Declara<text:span text:style-name="T25">ción</text:span> (Creación) <text:span text:style-name="T3">De </text:span>Variables</text:h>
      <text:p text:style-name="P13">Para crear una variable, debe<text:span text:style-name="T3">s</text:span> especificar el tipo y asignarle un valor:</text:p>
      <text:h text:style-name="P12" text:outline-level="3">Sintaxis</text:h>
      <text:p text:style-name="P4"><text:span text:style-name="Source_20_Text"><text:span text:style-name="T3">tipo</text:span></text:span><text:span text:style-name="Source_20_Text"> variableN</text:span><text:span text:style-name="Source_20_Text"><text:span text:style-name="T3">ombre</text:span></text:span><text:span text:style-name="Source_20_Text"> = </text:span><text:span text:style-name="Source_20_Text"><text:span text:style-name="T3">valor</text:span></text:span><text:span text:style-name="Source_20_Text">;</text:span></text:p>
      <text:p text:style-name="P13">Donde <text:span text:style-name="Emphasis">el tipo</text:span> es uno de los tipos de Java (como <text:span text:style-name="Source_20_Text">int</text:span> o <text:span text:style-name="Source_20_Text">String</text:span>), y <text:span text:style-name="Emphasis">variableNombre</text:span> es el nombre de la variable. El <text:span text:style-name="T11">signo</text:span> <text:span text:style-name="T25">= </text:span>se utiliza para asignar valores a la variable.</text:p>
      <text:p text:style-name="P13">Para crear una variable que debe almacenar texto, mir<text:span text:style-name="T3">a</text:span> el siguiente ejemplo:</text:p>
      <text:h text:style-name="P12" text:outline-level="3">Ejemplo</text:h>
      <text:p text:style-name="P13">Crear una variable llamada <text:span text:style-name="Strong_20_Emphasis">nombre</text:span> de tipo <text:span text:style-name="Source_20_Text">String </text:span>y as<text:span text:style-name="T3">ígnale</text:span> el valor " <text:span text:style-name="Strong_20_Emphasis">John</text:span> ":</text:p>
      <text:p text:style-name="P2"><text:span text:style-name="Source_20_Text">String </text:span><text:span text:style-name="Source_20_Text"><text:span text:style-name="T26">nombre</text:span></text:span><text:span text:style-name="Source_20_Text"> = "John";</text:span></text:p>
      <text:p text:style-name="P3"><text:span text:style-name="Source_20_Text">System.out.println(</text:span><text:span text:style-name="Source_20_Text"><text:span text:style-name="T26">nombre</text:span></text:span><text:span text:style-name="Source_20_Text">);</text:span></text:p>
      <text:p text:style-name="P13">Para crear una variable que debe almacenar un número, mir<text:span text:style-name="T3">a</text:span> el siguiente ejemplo:</text:p>
      <text:h text:style-name="P12" text:outline-level="3">Ejemplo</text:h>
      <text:p text:style-name="P13">Crear una variable llamada <text:span text:style-name="Strong_20_Emphasis">m</text:span><text:span text:style-name="Strong_20_Emphasis"><text:span text:style-name="T29">i</text:span></text:span><text:span text:style-name="Strong_20_Emphasis">Num</text:span> de tipo <text:span text:style-name="Source_20_Text">int </text:span>y as<text:span text:style-name="T3">ígnale</text:span> el valor <text:span text:style-name="Strong_20_Emphasis">15:</text:span></text:p>
      <text:p text:style-name="P2"><text:span text:style-name="Source_20_Text">int m</text:span><text:span text:style-name="Source_20_Text"><text:span text:style-name="T29">i</text:span></text:span><text:span text:style-name="Source_20_Text">Num = 15;</text:span></text:p>
      <text:p text:style-name="P3"><text:span text:style-name="Source_20_Text">System.out.println(m</text:span><text:span text:style-name="Source_20_Text"><text:span text:style-name="T29">i</text:span></text:span><text:span text:style-name="Source_20_Text">Num);</text:span></text:p>
      <text:p text:style-name="P13">También puede declarar una variable sin asignar el valor, y asignar el valor posterior<text:span text:style-name="T3">mente</text:span>:</text:p>
      <text:h text:style-name="P12" text:outline-level="3">Ejemplo</text:h>
      <text:p text:style-name="P2"><text:span text:style-name="Source_20_Text">int m</text:span><text:span text:style-name="Source_20_Text"><text:span text:style-name="T29">i</text:span></text:span><text:span text:style-name="Source_20_Text">Num;</text:span></text:p>
      <text:p text:style-name="P2"><text:span text:style-name="Source_20_Text">m</text:span><text:span text:style-name="Source_20_Text"><text:span text:style-name="T29">i</text:span></text:span><text:span text:style-name="Source_20_Text">Num = 15;</text:span></text:p>
      <text:p text:style-name="P3"><text:span text:style-name="Source_20_Text">System.out.println(m</text:span><text:span text:style-name="Source_20_Text"><text:span text:style-name="T29">i</text:span></text:span><text:span text:style-name="Source_20_Text">Num);</text:span></text:p>
      <text:p text:style-name="P13"><text:soft-page-break/>Ten en cuenta que si asigna<text:span text:style-name="T29">s</text:span> un nuevo valor a una variable existente, sobrescribirá el valor anterior:</text:p>
      <text:h text:style-name="P12" text:outline-level="3">Ejemplo</text:h>
      <text:p text:style-name="P13">Cambiar el valor de <text:span text:style-name="Source_20_Text">m</text:span><text:span text:style-name="Source_20_Text"><text:span text:style-name="T29">i</text:span></text:span><text:span text:style-name="Source_20_Text">Num </text:span>de <text:span text:style-name="Source_20_Text">15 </text:span>a <text:span text:style-name="Source_20_Text">20</text:span>:</text:p>
      <text:p text:style-name="P2"><text:span text:style-name="Source_20_Text">int m</text:span><text:span text:style-name="Source_20_Text"><text:span text:style-name="T29">i</text:span></text:span><text:span text:style-name="Source_20_Text">Num = 15;</text:span></text:p>
      <text:p text:style-name="P2"><text:span text:style-name="Source_20_Text">m</text:span><text:span text:style-name="Source_20_Text"><text:span text:style-name="T29">i</text:span></text:span><text:span text:style-name="Source_20_Text">Num = 20; <text:s/>// m</text:span><text:span text:style-name="Source_20_Text"><text:span text:style-name="T29">i</text:span></text:span><text:span text:style-name="Source_20_Text">Num </text:span><text:span text:style-name="Source_20_Text"><text:span text:style-name="T3">es ahora</text:span></text:span><text:span text:style-name="Source_20_Text"> 20</text:span></text:p>
      <text:p text:style-name="P3"><text:span text:style-name="Source_20_Text">System.out.println(m</text:span><text:span text:style-name="Source_20_Text"><text:span text:style-name="T29">i</text:span></text:span><text:span text:style-name="Source_20_Text">Num);</text:span></text:p>
      <text:p text:style-name="P9"/>
      <text:h text:style-name="P46" text:outline-level="2">final</text:h>
      <text:p text:style-name="P13">Si no quieres que <text:span text:style-name="T3">se</text:span> sobrescrib<text:span text:style-name="T3">a</text:span>n los valores existentes, <text:span text:style-name="T27">se usa</text:span> <text:span text:style-name="T3">la palabra clave</text:span> <text:span text:style-name="Source_20_Text">final </text:span>(esto declarará la variable como "constante", que significa inmutable y <text:span text:style-name="T3">de </text:span>solo de lectura). <text:span text:style-name="T27">Por convenio se declaran en mayúscula</text:span><text:span text:style-name="T29">s</text:span>:</text:p>
      <text:h text:style-name="P12" text:outline-level="3">Ejemplo</text:h>
      <text:p text:style-name="P2"><text:span text:style-name="Source_20_Text">final int </text:span><text:span text:style-name="Source_20_Text"><text:span text:style-name="T27">M</text:span></text:span><text:span text:style-name="Source_20_Text"><text:span text:style-name="T29">I</text:span></text:span><text:span text:style-name="Source_20_Text"><text:span text:style-name="T27">NUM</text:span></text:span><text:span text:style-name="Source_20_Text"> = 15;</text:span></text:p>
      <text:p text:style-name="P3"><text:span text:style-name="Source_20_Text"><text:span text:style-name="T27">M</text:span></text:span><text:span text:style-name="Source_20_Text"><text:span text:style-name="T29">I</text:span></text:span><text:span text:style-name="Source_20_Text"><text:span text:style-name="T27">NUM</text:span></text:span><text:span text:style-name="Source_20_Text"> = 20; <text:s/>// </text:span><text:span text:style-name="Source_20_Text"><text:span text:style-name="T3">error</text:span></text:span></text:p>
      <text:p text:style-name="P9"/>
      <text:h text:style-name="P7" text:outline-level="2">Otros tipos</text:h>
      <text:p text:style-name="P13">Una demostración de cómo declarar variables de otros tipos:</text:p>
      <text:h text:style-name="P12" text:outline-level="3">Ejemplo</text:h>
      <text:p text:style-name="P2"><text:span text:style-name="Source_20_Text">int m</text:span><text:span text:style-name="Source_20_Text"><text:span text:style-name="T29">i</text:span></text:span><text:span text:style-name="Source_20_Text">Num = 5;</text:span></text:p>
      <text:p text:style-name="P2"><text:span text:style-name="Source_20_Text">float m</text:span><text:span text:style-name="Source_20_Text"><text:span text:style-name="T29">i</text:span></text:span><text:span text:style-name="Source_20_Text">Num</text:span><text:span text:style-name="Source_20_Text"><text:span text:style-name="T29">Float</text:span></text:span><text:span text:style-name="Source_20_Text"> = 5.99f;</text:span></text:p>
      <text:p text:style-name="P2"><text:span text:style-name="Source_20_Text">char m</text:span><text:span text:style-name="Source_20_Text"><text:span text:style-name="T29">i</text:span></text:span><text:span text:style-name="Source_20_Text">Let</text:span><text:span text:style-name="Source_20_Text"><text:span text:style-name="T29">ra</text:span></text:span><text:span text:style-name="Source_20_Text"> = 'D';</text:span></text:p>
      <text:p text:style-name="P2"><text:span text:style-name="Source_20_Text">boolean m</text:span><text:span text:style-name="Source_20_Text"><text:span text:style-name="T29">i</text:span></text:span><text:span text:style-name="Source_20_Text">Bool</text:span><text:span text:style-name="Source_20_Text"><text:span text:style-name="T29">eano</text:span></text:span><text:span text:style-name="Source_20_Text"> = true;</text:span></text:p>
      <text:p text:style-name="P3"><text:span text:style-name="Source_20_Text">String m</text:span><text:span text:style-name="Source_20_Text"><text:span text:style-name="T29">i</text:span></text:span><text:span text:style-name="Source_20_Text">Text</text:span><text:span text:style-name="Source_20_Text"><text:span text:style-name="T29">o</text:span></text:span><text:span text:style-name="Source_20_Text"> = "Hello";</text:span></text:p>
      <text:h text:style-name="P7" text:outline-level="2">Mostrar variables</text:h>
      <text:p text:style-name="P13">El <text:span text:style-name="Source_20_Text">println()</text:span>método se utiliza a menudo para mostrar variables.</text:p>
      <text:p text:style-name="P13">Para combinar tanto texto como una variable, <text:span text:style-name="T29">se utiliza</text:span> <text:span text:style-name="T3">el carácter </text:span><text:s/><text:span text:style-name="Source_20_Text">+ </text:span>:</text:p>
      <text:h text:style-name="P12" text:outline-level="3">Ejemplo </text:h>
      <text:p text:style-name="P2"><text:span text:style-name="Source_20_Text">String </text:span><text:span text:style-name="Source_20_Text"><text:span text:style-name="T29">nombre</text:span></text:span><text:span text:style-name="Source_20_Text"> = "John";</text:span></text:p>
      <text:p text:style-name="P3"><text:span text:style-name="Source_20_Text">System.out.println("H</text:span><text:span text:style-name="Source_20_Text"><text:span text:style-name="T29">ola</text:span></text:span><text:span text:style-name="Source_20_Text"> " + </text:span><text:span text:style-name="Source_20_Text"><text:span text:style-name="T29">nombre</text:span></text:span><text:span text:style-name="Source_20_Text">);</text:span></text:p>
      <text:p text:style-name="P13">También puede utilizar el <text:span text:style-name="T3">carácter </text:span><text:span text:style-name="Source_20_Text">+</text:span> para añadir una variable a otra variable:</text:p>
      <text:h text:style-name="P12" text:outline-level="3">Ejemplo</text:h>
      <text:p text:style-name="P2"><text:span text:style-name="Source_20_Text">String </text:span><text:span text:style-name="Source_20_Text"><text:span text:style-name="T29">nombre</text:span></text:span><text:span text:style-name="Source_20_Text"> = "John ";</text:span></text:p>
      <text:p text:style-name="P2"><text:span text:style-name="Source_20_Text">String </text:span><text:span text:style-name="Source_20_Text"><text:span text:style-name="T29">apellido</text:span></text:span><text:span text:style-name="Source_20_Text"> = "Doe";</text:span></text:p>
      <text:p text:style-name="P2"><text:span text:style-name="Source_20_Text">String </text:span><text:span text:style-name="Source_20_Text"><text:span text:style-name="T29">nombreCompleto</text:span></text:span><text:span text:style-name="Source_20_Text"> = </text:span><text:span text:style-name="Source_20_Text"><text:span text:style-name="T29">nombre</text:span></text:span><text:span text:style-name="Source_20_Text"> + </text:span><text:span text:style-name="Source_20_Text"><text:span text:style-name="T29">apellido</text:span></text:span><text:span text:style-name="Source_20_Text">;</text:span></text:p>
      <text:p text:style-name="P14"><text:soft-page-break/><text:span text:style-name="Source_20_Text">System.out.println(</text:span><text:span text:style-name="Source_20_Text"><text:span text:style-name="T29">nombreCompleto</text:span></text:span><text:span text:style-name="Source_20_Text">);</text:span></text:p>
      <text:p text:style-name="P13">Para valores numéricos, el <text:span text:style-name="Source_20_Text">+</text:span> funciona como operador matemático:</text:p>
      <text:h text:style-name="P12" text:outline-level="3">Ejemplo</text:h>
      <text:p text:style-name="P2"><text:span text:style-name="Source_20_Text">int x = 5;</text:span></text:p>
      <text:p text:style-name="P2"><text:span text:style-name="Source_20_Text">int y = 6;</text:span></text:p>
      <text:p text:style-name="P3"><text:span text:style-name="Source_20_Text">System.out.println(x + y); // </text:span><text:span text:style-name="Source_20_Text"><text:span text:style-name="T28">Imprime el valor de</text:span></text:span><text:span text:style-name="Source_20_Text"> x + y</text:span></text:p>
      <text:p text:style-name="P13">Del ejemplo anterior, se puede esperar:</text:p>
      <text:list text:style-name="L4">
        <text:list-item>
          <text:p text:style-name="P55">x almacena el valor 5 </text:p>
        </text:list-item>
        <text:list-item>
          <text:p text:style-name="P55">y almacena el valor 6 </text:p>
        </text:list-item>
        <text:list-item>
          <text:p text:style-name="P56">Entonces usamos el <text:span text:style-name="Source_20_Text">println()</text:span> para mostrar el valor de x <text:span text:style-name="T3">+ </text:span>y, que es <text:span text:style-name="Strong_20_Emphasis">11</text:span> </text:p>
        </text:list-item>
      </text:list>
      <text:p text:style-name="P9"/>
      <text:h text:style-name="P7" text:outline-level="2">Declarar muchas variables</text:h>
      <text:p text:style-name="P13">Para declarar más de una variable del <text:span text:style-name="Strong_20_Emphasis">mismo tipo</text:span>, se puede utilizar una lista separada por comas:</text:p>
      <text:h text:style-name="P12" text:outline-level="3">Ejemplo</text:h>
      <text:p text:style-name="P13">En vez de escribir:</text:p>
      <text:p text:style-name="P2"><text:span text:style-name="Source_20_Text">int x = 5;</text:span></text:p>
      <text:p text:style-name="P2"><text:span text:style-name="Source_20_Text">int y = 6;</text:span></text:p>
      <text:p text:style-name="P2"><text:span text:style-name="Source_20_Text">int z = 50;</text:span></text:p>
      <text:p text:style-name="P3"><text:span text:style-name="Source_20_Text">System.out.println(x + y + z);</text:span></text:p>
      <text:p text:style-name="P13">Simplemente puede escribir:</text:p>
      <text:p text:style-name="P2"><text:span text:style-name="Source_20_Text">int x = 5, y = 6, z = 50;</text:span></text:p>
      <text:p text:style-name="P3"><text:span text:style-name="Source_20_Text">System.out.println(x + y + z);</text:span></text:p>
      <text:p text:style-name="P9"/>
      <text:h text:style-name="P7" text:outline-level="2">Un valor a múltiples variables</text:h>
      <text:p text:style-name="P13">También puede asignar el <text:span text:style-name="Strong_20_Emphasis">mismo valor</text:span> a múltiples variables en una línea:</text:p>
      <text:h text:style-name="P12" text:outline-level="3">Ejemplo</text:h>
      <text:p text:style-name="P2"><text:span text:style-name="Source_20_Text">int x, y, z;</text:span></text:p>
      <text:p text:style-name="P2"><text:span text:style-name="Source_20_Text">x = y = z = 50;</text:span></text:p>
      <text:p text:style-name="P3"><text:span text:style-name="Source_20_Text">System.out.println(x + y + z);</text:span></text:p>
      <text:h text:style-name="P7" text:outline-level="2">Identificadores</text:h>
      <text:p text:style-name="P13">Todas <text:span text:style-name="Strong_20_Emphasis">las variables</text:span> de Java deben ser <text:span text:style-name="Strong_20_Emphasis">identificad</text:span><text:span text:style-name="Strong_20_Emphasis"><text:span text:style-name="T29">a</text:span></text:span><text:span text:style-name="Strong_20_Emphasis">s</text:span> con <text:span text:style-name="Strong_20_Emphasis">nombres únicos</text:span>.</text:p>
      <text:p text:style-name="P13">Estos nombres únicos se llaman <text:span text:style-name="Strong_20_Emphasis">identificadores</text:span>.</text:p>
      <text:p text:style-name="P13">Los identificadores pueden ser nombres cortos (como x e y) o nombres más descriptivos (edad, suma, <text:span text:style-name="T29">volumenTotal</text:span>).</text:p>
      <text:p text:style-name="P13"><text:soft-page-break/><text:span text:style-name="Strong_20_Emphasis">Nota:</text:span> Se recomienda utilizar nombres descriptivos para crear código comprensible y mantenible:</text:p>
      <text:h text:style-name="P12" text:outline-level="3">Ejemplo </text:h>
      <text:p text:style-name="P2"><text:span text:style-name="Source_20_Text">// </text:span><text:span text:style-name="Source_20_Text"><text:span text:style-name="T29">Correcto</text:span></text:span></text:p>
      <text:p text:style-name="P2"><text:span text:style-name="Source_20_Text">int minut</text:span><text:span text:style-name="Source_20_Text"><text:span text:style-name="T29">o</text:span></text:span><text:span text:style-name="Source_20_Text">sP</text:span><text:span text:style-name="Source_20_Text"><text:span text:style-name="T29">o</text:span></text:span><text:span text:style-name="Source_20_Text">rHo</text:span><text:span text:style-name="Source_20_Text"><text:span text:style-name="T29">ra</text:span></text:span><text:span text:style-name="Source_20_Text"> = 60;</text:span></text:p>
      <text:p text:style-name="P2"/>
      <text:p text:style-name="P2"><text:span text:style-name="Source_20_Text">// </text:span><text:span text:style-name="Source_20_Text"><text:span text:style-name="T29">Correcto pero no es fácil de entender lo que es</text:span></text:span><text:span text:style-name="Source_20_Text"> </text:span><text:span text:style-name="Strong_20_Emphasis">m</text:span></text:p>
      <text:p text:style-name="P3"><text:span text:style-name="Source_20_Text">int m = 60;</text:span></text:p>
      <text:p text:style-name="P13">Las reglas generales para <text:span text:style-name="T29">nombrar a la</text:span>s variables son:</text:p>
      <text:list text:style-name="L5">
        <text:list-item>
          <text:p text:style-name="P57">Los nombres pueden contener letras, dígitos, subrayados y signos de dólares </text:p>
        </text:list-item>
        <text:list-item>
          <text:p text:style-name="P57">Los nombres deben comenzar con una <text:span text:style-name="T3">letra</text:span> </text:p>
        </text:list-item>
        <text:list-item>
          <text:p text:style-name="P57">Los nombres deben comenzar con una letra minúscula y no puede contener espacio en blanco </text:p>
        </text:list-item>
        <text:list-item>
          <text:p text:style-name="P57">Los nombres también pueden comenzar con $ y . </text:p>
        </text:list-item>
        <text:list-item>
          <text:p text:style-name="P57">Los nombres son sensibles al caso ("m<text:span text:style-name="T29">i</text:span>Var" y "mivar" son variables diferentes) </text:p>
        </text:list-item>
        <text:list-item>
          <text:p text:style-name="P58">Palabras reservadas (como palabras clave Java, tales como <text:span text:style-name="Source_20_Text">int</text:span> o <text:span text:style-name="Source_20_Text">boolean</text:span>) no puede utilizarse como nombres </text:p>
        </text:list-item>
      </text:list>
      <text:h text:style-name="P7" text:outline-level="2">Tipos de datos Java</text:h>
      <text:p text:style-name="P13"><text:span text:style-name="T3">U</text:span>na <text:a xlink:type="simple" xlink:href="https://www.w3schools.com/java/java_variables.asp" text:style-name="Internet_20_link" text:visited-style-name="Visited_20_Internet_20_Link">variable</text:a> en Java debe ser un tipo de dato especificado:</text:p>
      <text:h text:style-name="P12" text:outline-level="3">Ejemplo</text:h>
      <text:p text:style-name="P2"><text:span text:style-name="Source_20_Text">int m</text:span><text:span text:style-name="Source_20_Text"><text:span text:style-name="T29">i</text:span></text:span><text:span text:style-name="Source_20_Text">Num = 5; <text:s text:c="14"/>// </text:span><text:span text:style-name="Source_20_Text"><text:span text:style-name="T29">entero</text:span></text:span></text:p>
      <text:p text:style-name="P2"><text:span text:style-name="Source_20_Text">float m</text:span><text:span text:style-name="Source_20_Text"><text:span text:style-name="T29">i</text:span></text:span><text:span text:style-name="Source_20_Text">NumFloat = 5.99f; <text:s text:c="3"/>// </text:span><text:span text:style-name="Source_20_Text"><text:span text:style-name="T29">flotante</text:span></text:span></text:p>
      <text:p text:style-name="P2"><text:span text:style-name="Source_20_Text">char m</text:span><text:span text:style-name="Source_20_Text"><text:span text:style-name="T29">iLetra</text:span></text:span><text:span text:style-name="Source_20_Text"> = 'D'; <text:s text:c="8"/>// </text:span><text:span text:style-name="Source_20_Text"><text:span text:style-name="T29">carácter</text:span></text:span></text:p>
      <text:p text:style-name="P2"><text:span text:style-name="Source_20_Text">boolean m</text:span><text:span text:style-name="Source_20_Text"><text:span text:style-name="T29">i</text:span></text:span><text:span text:style-name="Source_20_Text">Bool</text:span><text:span text:style-name="Source_20_Text"><text:span text:style-name="T29">ean</text:span></text:span><text:span text:style-name="Source_20_Text"> = true; <text:s text:c="6"/>// </text:span><text:span text:style-name="Source_20_Text"><text:span text:style-name="T29">booleano</text:span></text:span></text:p>
      <text:p text:style-name="P3"><text:span text:style-name="Source_20_Text">String m</text:span><text:span text:style-name="Source_20_Text"><text:span text:style-name="T29">i</text:span></text:span><text:span text:style-name="Source_20_Text">Text</text:span><text:span text:style-name="Source_20_Text"><text:span text:style-name="T29">o</text:span></text:span><text:span text:style-name="Source_20_Text"> = "Hello"; <text:s text:c="4"/>// </text:span><text:span text:style-name="Source_20_Text"><text:span text:style-name="T29">cadena</text:span></text:span></text:p>
      <text:p text:style-name="P13">Los tipos de datos se dividen en dos grupos:</text:p>
      <text:list text:style-name="L6">
        <text:list-item>
          <text:p text:style-name="P59">Tipos de datos primitivos - incluye <text:span text:style-name="Source_20_Text">byte</text:span>, <text:span text:style-name="Source_20_Text">short</text:span>, <text:span text:style-name="Source_20_Text">int</text:span>, <text:span text:style-name="Source_20_Text">long</text:span>, <text:span text:style-name="Source_20_Text">float</text:span>, <text:span text:style-name="Source_20_Text">double</text:span>, <text:span text:style-name="Source_20_Text">boolean </text:span>y <text:span text:style-name="Source_20_Text">char</text:span> </text:p>
        </text:list-item>
        <text:list-item>
          <text:p text:style-name="P60">Tipos de datos no prim<text:span text:style-name="T29">itivo</text:span>s, tales como <text:a xlink:type="simple" xlink:href="https://www.w3schools.com/java/java_strings.asp" text:style-name="Internet_20_link" text:visited-style-name="Visited_20_Internet_20_Link"><text:span text:style-name="Source_20_Text">String</text:span></text:a>, <text:a xlink:type="simple" xlink:href="https://www.w3schools.com/java/java_arrays.asp" text:style-name="Internet_20_link" text:visited-style-name="Visited_20_Internet_20_Link">Array</text:a> y <text:a xlink:type="simple" xlink:href="https://www.w3schools.com/java/java_classes.asp" text:style-name="Internet_20_link" text:visited-style-name="Visited_20_Internet_20_Link">Class</text:a> (se aprenderá más sobre estos en un capítulo posterior) </text:p>
        </text:list-item>
      </text:list>
      <text:p text:style-name="P9"/>
      <text:h text:style-name="P7" text:outline-level="2">Tipos de datos primitivos</text:h>
      <text:p text:style-name="P13">Un tipo de datos primitivo especifica el tamaño y el tipo de valores variables, y no tiene métodos adicionales.</text:p>
      <text:p text:style-name="P13"/>
      <text:p text:style-name="P13"/>
      <text:p text:style-name="P13"/>
      <text:p text:style-name="P13"/>
      <text:p text:style-name="P13"><text:soft-page-break/>Hay ocho tipos de datos primitivos en Java: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3">Tipo de dato</text:p>
          </table:table-cell>
          <table:table-cell table:style-name="Tabla1.A1" office:value-type="string">
            <text:p text:style-name="P23">Tamaño</text:p>
          </table:table-cell>
          <table:table-cell table:style-name="Tabla1.A1" office:value-type="string">
            <text:p text:style-name="P10">Descrip<text:span text:style-name="T3">c</text:span>i<text:span text:style-name="T3">ó</text:span>n</text:p>
          </table:table-cell>
        </table:table-row>
        <table:table-row>
          <table:table-cell table:style-name="Tabla1.A1" office:value-type="string">
            <text:p text:style-name="P11"><text:span text:style-name="Source_20_Text">byte</text:span></text:p>
          </table:table-cell>
          <table:table-cell table:style-name="Tabla1.A1" office:value-type="string">
            <text:p text:style-name="P11">1 byte</text:p>
          </table:table-cell>
          <table:table-cell table:style-name="Tabla1.A1" office:value-type="string">
            <text:p text:style-name="P11"><text:span text:style-name="T3">Almacena números desde</text:span> -128 <text:span text:style-name="T3">a </text:span>127</text:p>
          </table:table-cell>
        </table:table-row>
        <table:table-row>
          <table:table-cell table:style-name="Tabla1.A1" office:value-type="string">
            <text:p text:style-name="P11"><text:span text:style-name="Source_20_Text">short</text:span></text:p>
          </table:table-cell>
          <table:table-cell table:style-name="Tabla1.A1" office:value-type="string">
            <text:p text:style-name="P11">2 bytes</text:p>
          </table:table-cell>
          <table:table-cell table:style-name="Tabla1.A1" office:value-type="string">
            <text:p text:style-name="P11"><text:span text:style-name="T3">Almacena números desde</text:span> -32,768 <text:span text:style-name="T3">a</text:span> 32,767</text:p>
          </table:table-cell>
        </table:table-row>
        <table:table-row>
          <table:table-cell table:style-name="Tabla1.A1" office:value-type="string">
            <text:p text:style-name="P11"><text:span text:style-name="Source_20_Text">int</text:span></text:p>
          </table:table-cell>
          <table:table-cell table:style-name="Tabla1.A1" office:value-type="string">
            <text:p text:style-name="P11">4 bytes</text:p>
          </table:table-cell>
          <table:table-cell table:style-name="Tabla1.A1" office:value-type="string">
            <text:p text:style-name="P11"><text:span text:style-name="T3">Almacena números desde</text:span> -2,147,483,648 <text:span text:style-name="T3">a</text:span> 2,147,483,647</text:p>
          </table:table-cell>
        </table:table-row>
        <table:table-row>
          <table:table-cell table:style-name="Tabla1.A1" office:value-type="string">
            <text:p text:style-name="P11"><text:span text:style-name="Source_20_Text">long</text:span></text:p>
          </table:table-cell>
          <table:table-cell table:style-name="Tabla1.A1" office:value-type="string">
            <text:p text:style-name="P11">8 bytes</text:p>
          </table:table-cell>
          <table:table-cell table:style-name="Tabla1.A1" office:value-type="string">
            <text:p text:style-name="P11"><text:span text:style-name="T3">Almacena números desde</text:span> <text:s/>-9,223,372,036,854,775,808 <text:span text:style-name="T3">a</text:span> 9,223,372,036,854,775,807</text:p>
          </table:table-cell>
        </table:table-row>
        <table:table-row>
          <table:table-cell table:style-name="Tabla1.A1" office:value-type="string">
            <text:p text:style-name="P11"><text:span text:style-name="Source_20_Text">float</text:span></text:p>
          </table:table-cell>
          <table:table-cell table:style-name="Tabla1.A1" office:value-type="string">
            <text:p text:style-name="P11">4 bytes</text:p>
          </table:table-cell>
          <table:table-cell table:style-name="Tabla1.A1" office:value-type="string">
            <text:p text:style-name="P11"><text:span text:style-name="T3">Almacena números fraccionarios</text:span>. <text:span text:style-name="T3">Suficiente </text:span><text:span text:style-name="T30">como </text:span><text:span text:style-name="T3">para almacenar de</text:span> 6 <text:span text:style-name="T3">a</text:span> 7 d<text:span text:style-name="T3">ígitos decimales</text:span></text:p>
          </table:table-cell>
        </table:table-row>
        <table:table-row>
          <table:table-cell table:style-name="Tabla1.A1" office:value-type="string">
            <text:p text:style-name="P11"><text:span text:style-name="Source_20_Text">double</text:span></text:p>
          </table:table-cell>
          <table:table-cell table:style-name="Tabla1.A1" office:value-type="string">
            <text:p text:style-name="P11">8 bytes</text:p>
          </table:table-cell>
          <table:table-cell table:style-name="Tabla1.A1" office:value-type="string">
            <text:p text:style-name="P11"><text:span text:style-name="T3">Almacena número fraccionarios</text:span>. <text:span text:style-name="T3">Suficiente </text:span><text:span text:style-name="T30">como </text:span><text:span text:style-name="T3">para almacenar</text:span> 15 <text:span text:style-name="T3">dígitos </text:span>decimal<text:span text:style-name="T3">es</text:span></text:p>
          </table:table-cell>
        </table:table-row>
        <table:table-row>
          <table:table-cell table:style-name="Tabla1.A1" office:value-type="string">
            <text:p text:style-name="P11"><text:span text:style-name="Source_20_Text">boolean</text:span></text:p>
          </table:table-cell>
          <table:table-cell table:style-name="Tabla1.A1" office:value-type="string">
            <text:p text:style-name="P11">1 bit</text:p>
          </table:table-cell>
          <table:table-cell table:style-name="Tabla1.A1" office:value-type="string">
            <text:p text:style-name="P24">Almacena true o false</text:p>
          </table:table-cell>
        </table:table-row>
        <table:table-row>
          <table:table-cell table:style-name="Tabla1.A1" office:value-type="string">
            <text:p text:style-name="P11"><text:span text:style-name="Source_20_Text">char</text:span></text:p>
          </table:table-cell>
          <table:table-cell table:style-name="Tabla1.A1" office:value-type="string">
            <text:p text:style-name="P11">2 bytes</text:p>
          </table:table-cell>
          <table:table-cell table:style-name="Tabla1.A1" office:value-type="string">
            <text:p text:style-name="P24">Almacena un único carácter/letra o valor ASCII</text:p>
          </table:table-cell>
        </table:table-row>
      </table:table>
      <text:p text:style-name="P1"/>
      <text:h text:style-name="P7" text:outline-level="2">Números</text:h>
      <text:p text:style-name="P13">Los tipos de números primitivos se dividen en dos grupos:</text:p>
      <text:p text:style-name="P13"><text:span text:style-name="Strong_20_Emphasis">Los tipos</text:span> enteros almacenan números enteros, positivos o negativos (como 123 o -456), sin decimales. Los tipos válidos son <text:span text:style-name="Source_20_Text">byte</text:span>, <text:span text:style-name="Source_20_Text">short</text:span>, <text:span text:style-name="Source_20_Text">int </text:span>y <text:span text:style-name="Source_20_Text">long</text:span>. Qué tipo debe utilizar, depende del valor numérico.</text:p>
      <text:p text:style-name="P13"><text:span text:style-name="Strong_20_Emphasis">Tipos de puntos flotantes</text:span> representan números con una parte fracciona<text:span text:style-name="T3">ri</text:span>a, conteniendo uno o más decimales. Hay dos tipos: <text:span text:style-name="Source_20_Text">float </text:span>y <text:span text:style-name="Source_20_Text">double</text:span>.</text:p>
      <text:p text:style-name="P13">Aunque hay muchos tipos numéricos en Java, los más utilizados para los números son <text:span text:style-name="Source_20_Text">int </text:span>(para números enteros) y <text:span text:style-name="Source_20_Text">double </text:span>(para números de punto flotante). </text:p>
      <text:p text:style-name="P9"/>
      <text:h text:style-name="P7" text:outline-level="2">Tipos enteros</text:h>
      <text:h text:style-name="P12" text:outline-level="3"><text:span text:style-name="T30">b</text:span>yte</text:h>
      <text:p text:style-name="P13">El tipo de datos <text:span text:style-name="Source_20_Text">byte </text:span>puede almacenar números enteros <text:span text:style-name="T12">desde</text:span> -128 a 127. Esto se puede usar en vez de <text:span text:style-name="Source_20_Text">int </text:span><text:span text:style-name="Source_20_Text"><text:span text:style-name="T12">u</text:span></text:span> otros tipos enteros <text:span text:style-name="T12">cu</text:span>ando est<text:span text:style-name="T30">ás</text:span> seguro de que el valor estará dentro de -128 y 127:</text:p>
      <text:h text:style-name="P12" text:outline-level="3">Ejemplo </text:h>
      <text:p text:style-name="P2"><text:span text:style-name="Source_20_Text">byte m</text:span><text:span text:style-name="Source_20_Text"><text:span text:style-name="T30">i</text:span></text:span><text:span text:style-name="Source_20_Text">Num = 100;</text:span></text:p>
      <text:p text:style-name="P3"><text:span text:style-name="Source_20_Text">System.out.println(m</text:span><text:span text:style-name="Source_20_Text"><text:span text:style-name="T30">i</text:span></text:span><text:span text:style-name="Source_20_Text">Num);</text:span></text:p>
      <text:h text:style-name="P44" text:outline-level="3">short</text:h>
      <text:p text:style-name="P13">El <text:span text:style-name="T12">tipo de datos </text:span><text:span text:style-name="Source_20_Text">short</text:span> puede almacenar números enteros de -32768 a 32767:</text:p>
      <text:h text:style-name="P12" text:outline-level="3">Ejemplo</text:h>
      <text:p text:style-name="P2"><text:span text:style-name="Source_20_Text">short m</text:span><text:span text:style-name="Source_20_Text"><text:span text:style-name="T31">i</text:span></text:span><text:span text:style-name="Source_20_Text">Num = 5000;</text:span></text:p>
      <text:p text:style-name="P3"><text:span text:style-name="Source_20_Text">System.out.println(m</text:span><text:span text:style-name="Source_20_Text"><text:span text:style-name="T31">i</text:span></text:span><text:span text:style-name="Source_20_Text">Num);</text:span></text:p>
      <text:h text:style-name="P12" text:outline-level="3"><text:soft-page-break/><text:span text:style-name="T12">i</text:span>nt</text:h>
      <text:p text:style-name="P13">El <text:span text:style-name="T12">tipo de datos </text:span><text:span text:style-name="Source_20_Text">int </text:span>puede almacenar números enteros desde -21474848 a 2147483647. </text:p>
      <text:h text:style-name="P12" text:outline-level="3">Ejemplo</text:h>
      <text:p text:style-name="P2"><text:span text:style-name="Source_20_Text">int m</text:span><text:span text:style-name="Source_20_Text"><text:span text:style-name="T31">i</text:span></text:span><text:span text:style-name="Source_20_Text">Num = 100000;</text:span></text:p>
      <text:p text:style-name="P3"><text:span text:style-name="Source_20_Text">System.out.println(m</text:span><text:span text:style-name="Source_20_Text"><text:span text:style-name="T31">i</text:span></text:span><text:span text:style-name="Source_20_Text">Num);</text:span></text:p>
      <text:h text:style-name="P44" text:outline-level="3">long</text:h>
      <text:p text:style-name="P13">El <text:span text:style-name="T12">tipo de datos </text:span><text:span text:style-name="Source_20_Text">long</text:span> puede almacenar números enteros desde -9223233736854775808 a 922337203685477587. Esto se utiliza cuando int no es lo suficientemente grande para almacenar el valor. Ten en cuenta que debe terminar el valor con una "L":</text:p>
      <text:h text:style-name="P12" text:outline-level="3">Ejemplo</text:h>
      <text:p text:style-name="P2"><text:span text:style-name="Source_20_Text">long m</text:span><text:span text:style-name="Source_20_Text"><text:span text:style-name="T31">i</text:span></text:span><text:span text:style-name="Source_20_Text">Num = 15000000000L;</text:span></text:p>
      <text:p text:style-name="P3"><text:span text:style-name="Source_20_Text">System.out.println(m</text:span><text:span text:style-name="Source_20_Text"><text:span text:style-name="T31">i</text:span></text:span><text:span text:style-name="Source_20_Text">Num);</text:span></text:p>
      <text:p text:style-name="P9"/>
      <text:h text:style-name="P7" text:outline-level="2"><text:span text:style-name="T31">D</text:span>e punto flotantes</text:h>
      <text:p text:style-name="P13"><text:span text:style-name="T12">Hay que</text:span> utilizar un tipo de punto flotante cada vez que necesite<text:span text:style-name="T12">s</text:span> un número con un decimal, como 9.99 o 3.14515.</text:p>
      <text:p text:style-name="P13"><text:span text:style-name="T12">Los tipos de datos</text:span> <text:span text:style-name="Source_20_Text">float </text:span>y <text:span text:style-name="Source_20_Text">double </text:span>pueden almacenar números fracciona<text:span text:style-name="T13">ri</text:span>os. <text:span text:style-name="T31">Debes</text:span> terminar el valor con una "f" para <text:span text:style-name="T13">float</text:span> y "d" para <text:span text:style-name="T13">double</text:span>:</text:p>
      <text:h text:style-name="P12" text:outline-level="3"><text:span text:style-name="T31">E</text:span><text:span text:style-name="T13">jemplo </text:span><text:span text:style-name="T31">de float</text:span></text:h>
      <text:p text:style-name="P2"><text:span text:style-name="Source_20_Text">float m</text:span><text:span text:style-name="Source_20_Text"><text:span text:style-name="T31">i</text:span></text:span><text:span text:style-name="Source_20_Text">Num = 5.75f;</text:span></text:p>
      <text:p text:style-name="P3"><text:span text:style-name="Source_20_Text">System.out.println(m</text:span><text:span text:style-name="Source_20_Text"><text:span text:style-name="T31">i</text:span></text:span><text:span text:style-name="Source_20_Text">Num);</text:span></text:p>
      <text:h text:style-name="P12" text:outline-level="3">Ejemplo <text:span text:style-name="T31">de double</text:span></text:h>
      <text:p text:style-name="P2"><text:span text:style-name="Source_20_Text">double m</text:span><text:span text:style-name="Source_20_Text"><text:span text:style-name="T31">i</text:span></text:span><text:span text:style-name="Source_20_Text">Num = 19.99d;</text:span></text:p>
      <text:p text:style-name="P3"><text:span text:style-name="Source_20_Text">System.out.println(m</text:span><text:span text:style-name="Source_20_Text"><text:span text:style-name="T31">i</text:span></text:span><text:span text:style-name="Source_20_Text">Num);</text:span></text:p>
      <text:p text:style-name="P13"><text:span text:style-name="T13">¿</text:span>Uso <text:span text:style-name="T31">de </text:span><text:span text:style-name="Source_20_Text">float</text:span> o <text:span text:style-name="Source_20_Text">double</text:span>?</text:p>
      <text:p text:style-name="P13">La <text:span text:style-name="Strong_20_Emphasis">precisión</text:span> de un valor de punto flotante indica cuántos dígitos puede tener el valor después del punto decimal. La precisión de <text:span text:style-name="Source_20_Text">float </text:span>es sólo seis o siete dígitos decimales, mientras que <text:span text:style-name="T31">la de </text:span><text:span text:style-name="Source_20_Text">double </text:span>tiene una precisión de unos 15 dígitos. Por lo tanto, es más seguro usar <text:span text:style-name="Source_20_Text">double </text:span>para la mayoría de los cálculos.</text:p>
      <text:h text:style-name="P12" text:outline-level="3">Números científicos</text:h>
      <text:p text:style-name="P13">Un número de punto flotante también puede ser un número científico con una "e" para indicar <text:span text:style-name="T13">la potencia</text:span> de 10:</text:p>
      <text:h text:style-name="P12" text:outline-level="3"><text:soft-page-break/>Ejemplo</text:h>
      <text:p text:style-name="P2"><text:span text:style-name="Source_20_Text">float f1 = 35e3f;</text:span></text:p>
      <text:p text:style-name="P2"><text:span text:style-name="Source_20_Text">double d1 = 12E4d;</text:span></text:p>
      <text:p text:style-name="P2"><text:span text:style-name="Source_20_Text">System.out.println(f1);</text:span></text:p>
      <text:p text:style-name="P3"><text:span text:style-name="Source_20_Text">System.out.println(d1);</text:span></text:p>
      <text:h text:style-name="P7" text:outline-level="2">Tipos booleanos</text:h>
      <text:p text:style-name="P13">Muy a menudo en la programación, <text:span text:style-name="T32">se </text:span>necesita un tipo de datos que sólo puede tener uno de dos valores, como:</text:p>
      <text:list text:style-name="L7">
        <text:list-item>
          <text:p text:style-name="P61">S<text:span text:style-name="T13">Í</text:span> / NO </text:p>
        </text:list-item>
        <text:list-item>
          <text:p text:style-name="P61"><text:span text:style-name="T13">O</text:span>N / OFF </text:p>
        </text:list-item>
        <text:list-item>
          <text:p text:style-name="P62">TRUE / FALSE</text:p>
        </text:list-item>
      </text:list>
      <text:p text:style-name="P13">Para esto, Java tiene un <text:span text:style-name="T13">tipo de datos </text:span><text:span text:style-name="Source_20_Text">boolean</text:span>, que sólo puede tomar los valores <text:span text:style-name="Source_20_Text">true</text:span> o <text:span text:style-name="Source_20_Text">false</text:span>:</text:p>
      <text:h text:style-name="P12" text:outline-level="3">Ejemplo </text:h>
      <text:p text:style-name="P2"><text:span text:style-name="Source_20_Text">boolean </text:span><text:span text:style-name="Source_20_Text"><text:span text:style-name="T33">esJavaDivertido</text:span></text:span><text:span text:style-name="Source_20_Text"> = true;</text:span></text:p>
      <text:p text:style-name="P2"><text:span text:style-name="Source_20_Text">boolean </text:span><text:span text:style-name="Source_20_Text"><text:span text:style-name="T33">esElPescadoSabroso</text:span></text:span><text:span text:style-name="Source_20_Text"> = false;</text:span></text:p>
      <text:p text:style-name="P16"><text:span text:style-name="Source_20_Text">System.out.println(</text:span><text:span text:style-name="Source_20_Text"><text:span text:style-name="T33">esJavaDivertido</text:span></text:span><text:span text:style-name="Source_20_Text">); <text:s text:c="4"/>// </text:span><text:span text:style-name="Source_20_Text"><text:span text:style-name="T40">Muestra</text:span></text:span><text:span text:style-name="Source_20_Text"> true</text:span></text:p>
      <text:p text:style-name="P17"><text:span text:style-name="Source_20_Text">System.out.println(</text:span><text:span text:style-name="Source_20_Text"><text:span text:style-name="T33">esElPescadoSabroso</text:span></text:span><text:span text:style-name="Source_20_Text">); <text:s text:c="2"/>// </text:span><text:span text:style-name="Source_20_Text"><text:span text:style-name="T40">Muestra</text:span></text:span><text:span text:style-name="Source_20_Text"> false</text:span></text:p>
      <text:p text:style-name="P13">Los valores booleanos se utilizan principalmente para pruebas condicionales.</text:p>
      <text:h text:style-name="P25" text:outline-level="2">char</text:h>
      <text:p text:style-name="P13">El <text:span text:style-name="T13">tipo de datos </text:span><text:span text:style-name="Source_20_Text">char </text:span>se utiliza para almacenar un solo <text:span text:style-name="T13">carácter</text:span>. El carácter debe ser rodeado de <text:span text:style-name="T13">comillas simples</text:span>, como 'A' o 'c':</text:p>
      <text:h text:style-name="P12" text:outline-level="3">Ejemplo </text:h>
      <text:p text:style-name="P2"><text:span text:style-name="Source_20_Text">char </text:span><text:span text:style-name="Source_20_Text"><text:span text:style-name="T33">miGrado</text:span></text:span><text:span text:style-name="Source_20_Text"> = 'B';</text:span></text:p>
      <text:p text:style-name="P3"><text:span text:style-name="Source_20_Text">System.out.println(</text:span><text:span text:style-name="Source_20_Text"><text:span text:style-name="T33">miGrado</text:span></text:span><text:span text:style-name="Source_20_Text">);</text:span></text:p>
      <text:p text:style-name="P13">Alternativamente, si está<text:span text:style-name="T13">s</text:span> familiarizado con los valores de ASCII, puede<text:span text:style-name="T13">s</text:span> utilizarlos para mostrar ciertos caracteres:</text:p>
      <text:h text:style-name="P12" text:outline-level="3">Ejemplo</text:h>
      <text:p text:style-name="P2"><text:span text:style-name="Source_20_Text">char m</text:span><text:span text:style-name="Source_20_Text"><text:span text:style-name="T33">i</text:span></text:span><text:span text:style-name="Source_20_Text">Var1 = 65, m</text:span><text:span text:style-name="Source_20_Text"><text:span text:style-name="T33">i</text:span></text:span><text:span text:style-name="Source_20_Text">Var2 = 66, m</text:span><text:span text:style-name="Source_20_Text"><text:span text:style-name="T33">i</text:span></text:span><text:span text:style-name="Source_20_Text">Var3 = 67;</text:span></text:p>
      <text:p text:style-name="P2"><text:span text:style-name="Source_20_Text">System.out.println(m</text:span><text:span text:style-name="Source_20_Text"><text:span text:style-name="T33">i</text:span></text:span><text:span text:style-name="Source_20_Text">Var1);</text:span></text:p>
      <text:p text:style-name="P2"><text:span text:style-name="Source_20_Text">System.out.println(m</text:span><text:span text:style-name="Source_20_Text"><text:span text:style-name="T33">i</text:span></text:span><text:span text:style-name="Source_20_Text">Var2);</text:span></text:p>
      <text:p text:style-name="P3"><text:span text:style-name="Source_20_Text">System.out.println(m</text:span><text:span text:style-name="Source_20_Text"><text:span text:style-name="T33">i</text:span></text:span><text:span text:style-name="Source_20_Text">Var3);</text:span></text:p>
      <text:p text:style-name="P13"/>
      <text:p text:style-name="P9"/>
      <text:h text:style-name="P25" text:outline-level="2">String</text:h>
      <text:p text:style-name="P13">El <text:span text:style-name="T13">tipo de datos </text:span><text:span text:style-name="Source_20_Text">String</text:span> se utiliza para almacenar una secuencia de caracteres (texto). Los valores de la <text:span text:style-name="T13">cadena</text:span> deben estar rodeados de comillas dobles:</text:p>
      <text:h text:style-name="P12" text:outline-level="3"><text:soft-page-break/>Ejemplo</text:h>
      <text:p text:style-name="P2"><text:span text:style-name="Source_20_Text">String </text:span><text:span text:style-name="Source_20_Text"><text:span text:style-name="T33">saludo</text:span></text:span><text:span text:style-name="Source_20_Text"> = "H</text:span><text:span text:style-name="Source_20_Text"><text:span text:style-name="T33">ola</text:span></text:span><text:span text:style-name="Source_20_Text">";</text:span></text:p>
      <text:p text:style-name="P17"><text:span text:style-name="Source_20_Text">System.out.println(</text:span><text:span text:style-name="Source_20_Text"><text:span text:style-name="T33">saludo</text:span></text:span><text:span text:style-name="Source_20_Text">);</text:span></text:p>
      <text:p text:style-name="P13">Un <text:span text:style-name="T33">String</text:span> en Java es en realidad un tipo <text:span text:style-name="Strong_20_Emphasis">de</text:span> datos <text:span text:style-name="Strong_20_Emphasis">no primitivo</text:span>, porque se refiere a un objeto. El objeto String tiene métodos que se utilizan para realizar ciert<text:span text:style-name="T13">a</text:span>s operaciones <text:span text:style-name="T13">con</text:span> <text:span text:style-name="T13">cadenas</text:span>. </text:p>
      <text:p text:style-name="P9"/>
      <text:h text:style-name="P7" text:outline-level="2">Tipos de datos no <text:span text:style-name="T14">primitivos</text:span></text:h>
      <text:p text:style-name="P13">Los tipos de datos no <text:span text:style-name="T14">primitivos</text:span> se llaman <text:span text:style-name="Strong_20_Emphasis">tipos de referencia</text:span> porque se refieren a objetos.</text:p>
      <text:p text:style-name="P13">La principal diferencia entre los tipos <text:span text:style-name="Strong_20_Emphasis">de</text:span> datos <text:span text:style-name="Strong_20_Emphasis">primitivos</text:span> y <text:span text:style-name="Strong_20_Emphasis">no primitivos</text:span> son:</text:p>
      <text:list text:style-name="L8">
        <text:list-item>
          <text:p text:style-name="P63">Los tipos primitivos están predefinidos (ya definidos) en Java. Los tipos no <text:span text:style-name="T14">primitivos</text:span> son creados por el programador y no está<text:span text:style-name="T14">n</text:span> definid<text:span text:style-name="T14">os</text:span> por Java (excepto <text:span text:style-name="Source_20_Text">String</text:span>). </text:p>
        </text:list-item>
        <text:list-item>
          <text:p text:style-name="P63">Los tipos no primitivos se pueden utilizar para llamar a métodos para realizar ciertas operaciones, mientras que los tipos primitivos no pueden. </text:p>
        </text:list-item>
        <text:list-item>
          <text:p text:style-name="P63">Un tipo primitivo siempre tiene un valor, mientras que los tipos no primitivos pueden ser <text:span text:style-name="Source_20_Text">null</text:span>. </text:p>
        </text:list-item>
        <text:list-item>
          <text:p text:style-name="P64">Un tipo primitivo comienza con una letra minúscula, mientras que los tipos no primitivos comienzan con una letra mayúscula. </text:p>
        </text:list-item>
      </text:list>
      <text:p text:style-name="P13">Ejemplos de tipos no <text:span text:style-name="T14">primitivos</text:span> son <text:span text:style-name="T14">String</text:span>, <text:span text:style-name="T14">Array, Class, Interface, e</text:span>tc. </text:p>
      <text:h text:style-name="P8" text:outline-level="1">Operadores de Java</text:h>
      <text:p text:style-name="P9"/>
      <text:h text:style-name="P7" text:outline-level="2">Operadores de Java</text:h>
      <text:p text:style-name="P13">Los operadores se utilizan para realizar operaciones en variables y valores.</text:p>
      <text:p text:style-name="P13">En el ejemplo de abajo, utilizamos <text:span text:style-name="T14">el operador</text:span> <text:span text:style-name="Source_20_Text">+</text:span><text:span text:style-name="Strong_20_Emphasis"> </text:span>para <text:span text:style-name="T34">sumar</text:span> dos valores:</text:p>
      <text:h text:style-name="P12" text:outline-level="3">Ejemplo </text:h>
      <text:p text:style-name="P3"><text:span text:style-name="Source_20_Text">int x = 100 + 50;</text:span></text:p>
      <text:p text:style-name="P13">Aunque el <text:span text:style-name="T14">operador </text:span><text:span text:style-name="Source_20_Text">+</text:span> se utiliza a menudo para <text:span text:style-name="T34">sumar</text:span> dos valores, como en el ejemplo anterior, también se puede utilizar para añadir una variable y un valor, o una variable y otra variable:</text:p>
      <text:h text:style-name="P12" text:outline-level="3">Ejemplo</text:h>
      <text:p text:style-name="P2"><text:span text:style-name="Source_20_Text">int sum1 = 100 + 50; <text:s text:c="7"/>// 150 (100 + 50)</text:span></text:p>
      <text:p text:style-name="P2"><text:span text:style-name="Source_20_Text">int sum2 = sum1 + 250; <text:s text:c="5"/>// 400 (150 + 250)</text:span></text:p>
      <text:p text:style-name="P3"><text:span text:style-name="Source_20_Text">int sum3 = sum2 + sum2; <text:s text:c="4"/>// 800 (400 + 400)</text:span></text:p>
      <text:p text:style-name="P13">Java divide a los operadores en los siguientes grupos:</text:p>
      <text:p text:style-name="P13"/>
      <text:list text:style-name="L9">
        <text:list-item>
          <text:p text:style-name="P65"><text:soft-page-break/>Operadores aritméticos </text:p>
        </text:list-item>
        <text:list-item>
          <text:p text:style-name="P65">Operadores de asignación </text:p>
        </text:list-item>
        <text:list-item>
          <text:p text:style-name="P65">Operadores de comparación </text:p>
        </text:list-item>
        <text:list-item>
          <text:p text:style-name="P65">Operadores lógicos </text:p>
        </text:list-item>
        <text:list-item>
          <text:p text:style-name="P66">Operadores <text:span text:style-name="T14">a nivel de bit</text:span></text:p>
        </text:list-item>
      </text:list>
      <text:p text:style-name="P9"/>
      <text:h text:style-name="P7" text:outline-level="2">Operadores aritméticos</text:h>
      <text:p text:style-name="P13">Los operadores aritméticos se utilizan para realizar operaciones matemáticas comunes.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31">Operador</text:p>
          </table:table-cell>
          <table:table-cell table:style-name="Tabla2.A1" office:value-type="string">
            <text:p text:style-name="P31">nombre</text:p>
          </table:table-cell>
          <table:table-cell table:style-name="Tabla2.A1" office:value-type="string">
            <text:p text:style-name="P31">descripción</text:p>
          </table:table-cell>
          <table:table-cell table:style-name="Tabla2.A1" office:value-type="string">
            <text:p text:style-name="P31">ejemplo</text:p>
          </table:table-cell>
        </table:table-row>
        <table:table-row>
          <table:table-cell table:style-name="Tabla2.A1" office:value-type="string">
            <text:p text:style-name="P11">+</text:p>
          </table:table-cell>
          <table:table-cell table:style-name="Tabla2.A1" office:value-type="string">
            <text:p text:style-name="P32">suma</text:p>
          </table:table-cell>
          <table:table-cell table:style-name="Tabla2.A1" office:value-type="string">
            <text:p text:style-name="P32">Suma dos valores</text:p>
          </table:table-cell>
          <table:table-cell table:style-name="Tabla2.A1" office:value-type="string">
            <text:p text:style-name="P11">x + y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1">-</text:p>
          </table:table-cell>
          <table:table-cell table:style-name="Tabla3.A1" office:value-type="string">
            <text:p text:style-name="P32">resta</text:p>
          </table:table-cell>
          <table:table-cell table:style-name="Tabla3.A1" office:value-type="string">
            <text:p text:style-name="P32">Resta dos valores</text:p>
          </table:table-cell>
          <table:table-cell table:style-name="Tabla3.A1" office:value-type="string">
            <text:p text:style-name="P11">x - y</text:p>
          </table:table-cell>
          <table:table-cell table:style-name="Tabla3.A1" office:value-type="string">
            <text:p text:style-name="P40"/>
          </table:table-cell>
        </table:table-row>
        <table:table-row>
          <table:table-cell table:style-name="Tabla3.A1" office:value-type="string">
            <text:p text:style-name="P11">*</text:p>
          </table:table-cell>
          <table:table-cell table:style-name="Tabla3.A1" office:value-type="string">
            <text:p text:style-name="P32">producto</text:p>
          </table:table-cell>
          <table:table-cell table:style-name="Tabla3.A1" office:value-type="string">
            <text:p text:style-name="P32">Multiplica dos valores</text:p>
          </table:table-cell>
          <table:table-cell table:style-name="Tabla3.A1" office:value-type="string">
            <text:p text:style-name="P11">x * y</text:p>
          </table:table-cell>
          <table:table-cell table:style-name="Tabla3.A1" office:value-type="string">
            <text:p text:style-name="P40"/>
          </table:table-cell>
        </table:table-row>
        <table:table-row>
          <table:table-cell table:style-name="Tabla3.A1" office:value-type="string">
            <text:p text:style-name="P11">/</text:p>
          </table:table-cell>
          <table:table-cell table:style-name="Tabla3.A1" office:value-type="string">
            <text:p text:style-name="P32">división</text:p>
          </table:table-cell>
          <table:table-cell table:style-name="Tabla3.A1" office:value-type="string">
            <text:p text:style-name="P11">D<text:span text:style-name="T15">ivide un valor entre el otro</text:span></text:p>
          </table:table-cell>
          <table:table-cell table:style-name="Tabla3.A1" office:value-type="string">
            <text:p text:style-name="P11">x / y</text:p>
          </table:table-cell>
          <table:table-cell table:style-name="Tabla3.A1" office:value-type="string">
            <text:p text:style-name="P40"/>
          </table:table-cell>
        </table:table-row>
        <table:table-row>
          <table:table-cell table:style-name="Tabla3.A1" office:value-type="string">
            <text:p text:style-name="P11">%</text:p>
          </table:table-cell>
          <table:table-cell table:style-name="Tabla3.A1" office:value-type="string">
            <text:p text:style-name="P32">módulo</text:p>
          </table:table-cell>
          <table:table-cell table:style-name="Tabla3.A1" office:value-type="string">
            <text:p text:style-name="P32">Devuelve el resto de la división</text:p>
          </table:table-cell>
          <table:table-cell table:style-name="Tabla3.A1" office:value-type="string">
            <text:p text:style-name="P11">x % y</text:p>
          </table:table-cell>
          <table:table-cell table:style-name="Tabla3.A1" office:value-type="string">
            <text:p text:style-name="P40"/>
          </table:table-cell>
        </table:table-row>
        <table:table-row>
          <table:table-cell table:style-name="Tabla3.A1" office:value-type="string">
            <text:p text:style-name="P11">++</text:p>
          </table:table-cell>
          <table:table-cell table:style-name="Tabla3.A1" office:value-type="string">
            <text:p text:style-name="P32">incremento</text:p>
          </table:table-cell>
          <table:table-cell table:style-name="Tabla3.A1" office:value-type="string">
            <text:p text:style-name="P32">Incrementa el valor de una variable en una unidad</text:p>
          </table:table-cell>
          <table:table-cell table:style-name="Tabla3.A1" office:value-type="string">
            <text:p text:style-name="P11">++x</text:p>
            <text:p text:style-name="P47">x++</text:p>
          </table:table-cell>
          <table:table-cell table:style-name="Tabla3.A1" office:value-type="string">
            <text:p text:style-name="P40"/>
          </table:table-cell>
        </table:table-row>
        <table:table-row>
          <table:table-cell table:style-name="Tabla3.A1" office:value-type="string">
            <text:p text:style-name="P11">--</text:p>
          </table:table-cell>
          <table:table-cell table:style-name="Tabla3.A1" office:value-type="string">
            <text:p text:style-name="P32">decremento</text:p>
          </table:table-cell>
          <table:table-cell table:style-name="Tabla3.A1" office:value-type="string">
            <text:p text:style-name="P32">Decrementa el valor de una variable en una unidad</text:p>
          </table:table-cell>
          <table:table-cell table:style-name="Tabla3.A1" office:value-type="string">
            <text:p text:style-name="P11">--x</text:p>
            <text:p text:style-name="P47">x--</text:p>
          </table:table-cell>
          <table:table-cell table:style-name="Tabla3.A1" office:value-type="string">
            <text:p text:style-name="P40"/>
          </table:table-cell>
        </table:table-row>
      </table:table>
      <text:p text:style-name="P9"/>
      <text:section text:style-name="Sect1" text:name="midcontentadcontainer">
        <text:p text:style-name="P6"/>
      </text:section>
      <text:h text:style-name="P7" text:outline-level="2">Operadores de asignación <text:span text:style-name="T15">en</text:span> Java</text:h>
      <text:p text:style-name="P13">Los operadores de asignaci<text:span text:style-name="T15">ón</text:span> se utilizan para asignar valores a las variables.</text:p>
      <text:p text:style-name="P13">En el ejemplo siguiente, utilizamos el operador de <text:span text:style-name="Strong_20_Emphasis">asignación</text:span> (<text:span text:style-name="Source_20_Text">=</text:span>) <text:span text:style-name="T15">para </text:span>asignar el valor <text:span text:style-name="Strong_20_Emphasis">10</text:span> a una variable llamada <text:span text:style-name="Strong_20_Emphasis">x </text:span>:</text:p>
      <text:h text:style-name="P12" text:outline-level="3">Ejemplo</text:h>
      <text:p text:style-name="P3"><text:span text:style-name="Source_20_Text">int x = 10;</text:span></text:p>
      <text:p text:style-name="P13">El operador de <text:span text:style-name="Strong_20_Emphasis">asignación de adición</text:span> (<text:span text:style-name="Source_20_Text">+=</text:span>) añade un valor a una variable:</text:p>
      <text:h text:style-name="P12" text:outline-level="3">Ejemplo</text:h>
      <text:p text:style-name="P2"><text:span text:style-name="Source_20_Text">int x = 10;</text:span></text:p>
      <text:p text:style-name="P3"><text:span text:style-name="Source_20_Text">x += 5; //</text:span><text:span text:style-name="Source_20_Text"><text:span text:style-name="T34">x=x+5</text:span></text:span></text:p>
      <text:p text:style-name="P13"/>
      <text:p text:style-name="P13"/>
      <text:p text:style-name="P13"/>
      <text:p text:style-name="P13">Una lista de todos los operadores de asignación:</text:p>
      <text:p text:style-name="P1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ext:soft-page-break/>
        <table:table-row>
          <table:table-cell table:style-name="Tabla4.A1" office:value-type="string">
            <text:p text:style-name="P5">Opera<text:span text:style-name="T15">d</text:span>or</text:p>
          </table:table-cell>
          <table:table-cell table:style-name="Tabla4.A1" office:value-type="string">
            <text:p text:style-name="P5">E<text:span text:style-name="T15">je</text:span>mpl<text:span text:style-name="T15">o</text:span></text:p>
          </table:table-cell>
          <table:table-cell table:style-name="Tabla4.A1" office:value-type="string">
            <text:p text:style-name="P31">Lo mismo que</text:p>
          </table:table-cell>
          <table:table-cell table:style-name="Tabla4.A1" office:value-type="string">
            <text:p text:style-name="P10"/>
          </table:table-cell>
        </table:table-row>
        <table:table-row>
          <table:table-cell table:style-name="Tabla4.A1" office:value-type="string">
            <text:p text:style-name="P11">=</text:p>
          </table:table-cell>
          <table:table-cell table:style-name="Tabla4.A1" office:value-type="string">
            <text:p text:style-name="P11">x = 5</text:p>
          </table:table-cell>
          <table:table-cell table:style-name="Tabla4.A1" office:value-type="string">
            <text:p text:style-name="P11">x = 5</text:p>
          </table:table-cell>
          <table:table-cell table:style-name="Tabla4.A1" office:value-type="string">
            <text:p text:style-name="P40"/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11">+=</text:p>
          </table:table-cell>
          <table:table-cell table:style-name="Tabla5.A1" office:value-type="string">
            <text:p text:style-name="P11">x += 3</text:p>
          </table:table-cell>
          <table:table-cell table:style-name="Tabla5.A1" office:value-type="string">
            <text:p text:style-name="P11">x = x + 3</text:p>
          </table:table-cell>
        </table:table-row>
        <table:table-row>
          <table:table-cell table:style-name="Tabla5.A1" office:value-type="string">
            <text:p text:style-name="P11">-=</text:p>
          </table:table-cell>
          <table:table-cell table:style-name="Tabla5.A1" office:value-type="string">
            <text:p text:style-name="P11">x -= 3</text:p>
          </table:table-cell>
          <table:table-cell table:style-name="Tabla5.A1" office:value-type="string">
            <text:p text:style-name="P11">x = x - 3</text:p>
          </table:table-cell>
        </table:table-row>
        <table:table-row>
          <table:table-cell table:style-name="Tabla5.A1" office:value-type="string">
            <text:p text:style-name="P11">*=</text:p>
          </table:table-cell>
          <table:table-cell table:style-name="Tabla5.A1" office:value-type="string">
            <text:p text:style-name="P11">x *= 3</text:p>
          </table:table-cell>
          <table:table-cell table:style-name="Tabla5.A1" office:value-type="string">
            <text:p text:style-name="P11">x = x * 3</text:p>
          </table:table-cell>
        </table:table-row>
        <table:table-row>
          <table:table-cell table:style-name="Tabla5.A1" office:value-type="string">
            <text:p text:style-name="P11">/=</text:p>
          </table:table-cell>
          <table:table-cell table:style-name="Tabla5.A1" office:value-type="string">
            <text:p text:style-name="P11">x /= 3</text:p>
          </table:table-cell>
          <table:table-cell table:style-name="Tabla5.A1" office:value-type="string">
            <text:p text:style-name="P11">x = x / 3</text:p>
          </table:table-cell>
        </table:table-row>
        <table:table-row>
          <table:table-cell table:style-name="Tabla5.A1" office:value-type="string">
            <text:p text:style-name="P11">%=</text:p>
          </table:table-cell>
          <table:table-cell table:style-name="Tabla5.A1" office:value-type="string">
            <text:p text:style-name="P11">x %= 3</text:p>
          </table:table-cell>
          <table:table-cell table:style-name="Tabla5.A1" office:value-type="string">
            <text:p text:style-name="P11">x = x % 3</text:p>
          </table:table-cell>
        </table:table-row>
        <table:table-row>
          <table:table-cell table:style-name="Tabla5.A1" office:value-type="string">
            <text:p text:style-name="P11">&amp;=</text:p>
          </table:table-cell>
          <table:table-cell table:style-name="Tabla5.A1" office:value-type="string">
            <text:p text:style-name="P11">x &amp;= 3</text:p>
          </table:table-cell>
          <table:table-cell table:style-name="Tabla5.A1" office:value-type="string">
            <text:p text:style-name="P11">x = x &amp; 3</text:p>
          </table:table-cell>
        </table:table-row>
        <table:table-row>
          <table:table-cell table:style-name="Tabla5.A1" office:value-type="string">
            <text:p text:style-name="P11">|=</text:p>
          </table:table-cell>
          <table:table-cell table:style-name="Tabla5.A1" office:value-type="string">
            <text:p text:style-name="P11">x |= 3</text:p>
          </table:table-cell>
          <table:table-cell table:style-name="Tabla5.A1" office:value-type="string">
            <text:p text:style-name="P11">x = x | 3</text:p>
          </table:table-cell>
        </table:table-row>
        <table:table-row>
          <table:table-cell table:style-name="Tabla5.A1" office:value-type="string">
            <text:p text:style-name="P11">^=</text:p>
          </table:table-cell>
          <table:table-cell table:style-name="Tabla5.A1" office:value-type="string">
            <text:p text:style-name="P11">x ^= 3</text:p>
          </table:table-cell>
          <table:table-cell table:style-name="Tabla5.A1" office:value-type="string">
            <text:p text:style-name="P11">x = x ^ 3</text:p>
          </table:table-cell>
        </table:table-row>
        <table:table-row>
          <table:table-cell table:style-name="Tabla5.A1" office:value-type="string">
            <text:p text:style-name="P11">&gt;&gt;=</text:p>
          </table:table-cell>
          <table:table-cell table:style-name="Tabla5.A1" office:value-type="string">
            <text:p text:style-name="P11">x &gt;&gt;= 3</text:p>
          </table:table-cell>
          <table:table-cell table:style-name="Tabla5.A1" office:value-type="string">
            <text:p text:style-name="P11">x = x &gt;&gt; 3</text:p>
          </table:table-cell>
        </table:table-row>
        <table:table-row>
          <table:table-cell table:style-name="Tabla5.A1" office:value-type="string">
            <text:p text:style-name="P11">&lt;&lt;=</text:p>
          </table:table-cell>
          <table:table-cell table:style-name="Tabla5.A1" office:value-type="string">
            <text:p text:style-name="P11">x &lt;&lt;= 3</text:p>
          </table:table-cell>
          <table:table-cell table:style-name="Tabla5.A1" office:value-type="string">
            <text:p text:style-name="P11">x = x &lt;&lt; 3</text:p>
          </table:table-cell>
        </table:table-row>
      </table:table>
      <text:p text:style-name="P9"/>
      <text:h text:style-name="P7" text:outline-level="2">Operadores de comparación <text:span text:style-name="T15">en</text:span> Java</text:h>
      <text:p text:style-name="P13">Los operadores de comparación se utilizan para comparar dos valores (o variables). </text:p>
      <text:p text:style-name="P13">El valor de retorno de una comparación es <text:span text:style-name="Source_20_Text">true</text:span> o <text:span text:style-name="Source_20_Text">false</text:span>. Estos valores se conocen como <text:span text:style-name="Emphasis">Valores booleanos</text:span>.</text:p>
      <text:p text:style-name="P13">En el siguiente ejemplo, utilizamos el operador <text:span text:style-name="Strong_20_Emphasis">mayor que</text:span> (<text:span text:style-name="Source_20_Text">&gt;</text:span>) para averiguar si 5 es mayor que 3:</text:p>
      <text:h text:style-name="P12" text:outline-level="3">Ejemplo</text:h>
      <text:p text:style-name="P2"><text:span text:style-name="Source_20_Text">int x = 5;</text:span></text:p>
      <text:p text:style-name="P2"><text:span text:style-name="Source_20_Text">int y = 3;</text:span></text:p>
      <text:p text:style-name="P3"><text:span text:style-name="Source_20_Text">System.out.println(x &gt; y); // </text:span><text:span text:style-name="Source_20_Text"><text:span text:style-name="T35">devuelve true porque 5 es mayor que 3</text:span></text:span></text:p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5">Opera<text:span text:style-name="T15">d</text:span>or</text:p>
          </table:table-cell>
          <table:table-cell table:style-name="Tabla6.A1" office:value-type="string">
            <text:p text:style-name="P31">Nombre</text:p>
          </table:table-cell>
          <table:table-cell table:style-name="Tabla6.A1" office:value-type="string">
            <text:p text:style-name="P5">E<text:span text:style-name="T15">jemplo</text:span></text:p>
          </table:table-cell>
        </table:table-row>
        <table:table-row>
          <table:table-cell table:style-name="Tabla6.A1" office:value-type="string">
            <text:p text:style-name="P11">==</text:p>
          </table:table-cell>
          <table:table-cell table:style-name="Tabla6.A1" office:value-type="string">
            <text:p text:style-name="P32">Igual a</text:p>
          </table:table-cell>
          <table:table-cell table:style-name="Tabla6.A1" office:value-type="string">
            <text:p text:style-name="P11">x == y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11">!=</text:p>
          </table:table-cell>
          <table:table-cell table:style-name="Tabla7.A1" office:value-type="string">
            <text:p text:style-name="P32">Distinto</text:p>
          </table:table-cell>
          <table:table-cell table:style-name="Tabla7.A1" office:value-type="string">
            <text:p text:style-name="P11">x != y</text:p>
          </table:table-cell>
        </table:table-row>
        <table:table-row>
          <table:table-cell table:style-name="Tabla7.A1" office:value-type="string">
            <text:p text:style-name="P11">&gt;</text:p>
          </table:table-cell>
          <table:table-cell table:style-name="Tabla7.A1" office:value-type="string">
            <text:p text:style-name="P32">Mayor que</text:p>
          </table:table-cell>
          <table:table-cell table:style-name="Tabla7.A1" office:value-type="string">
            <text:p text:style-name="P11">x &gt; y</text:p>
          </table:table-cell>
        </table:table-row>
        <table:table-row>
          <table:table-cell table:style-name="Tabla7.A1" office:value-type="string">
            <text:p text:style-name="P11">&lt;</text:p>
          </table:table-cell>
          <table:table-cell table:style-name="Tabla7.A1" office:value-type="string">
            <text:p text:style-name="P32">Menor que</text:p>
          </table:table-cell>
          <table:table-cell table:style-name="Tabla7.A1" office:value-type="string">
            <text:p text:style-name="P11">x &lt; y</text:p>
          </table:table-cell>
        </table:table-row>
        <table:table-row>
          <table:table-cell table:style-name="Tabla7.A1" office:value-type="string">
            <text:p text:style-name="P11">&gt;=</text:p>
          </table:table-cell>
          <table:table-cell table:style-name="Tabla7.A1" office:value-type="string">
            <text:p text:style-name="P32">Mayor o igual que</text:p>
          </table:table-cell>
          <table:table-cell table:style-name="Tabla7.A1" office:value-type="string">
            <text:p text:style-name="P11">x &gt;= y</text:p>
          </table:table-cell>
        </table:table-row>
        <table:table-row>
          <table:table-cell table:style-name="Tabla7.A1" office:value-type="string">
            <text:p text:style-name="P11">&lt;=</text:p>
          </table:table-cell>
          <table:table-cell table:style-name="Tabla7.A1" office:value-type="string">
            <text:p text:style-name="P32">Menor o igual que</text:p>
          </table:table-cell>
          <table:table-cell table:style-name="Tabla7.A1" office:value-type="string">
            <text:p text:style-name="P11">x &lt;= y</text:p>
          </table:table-cell>
        </table:table-row>
      </table:table>
      <text:p text:style-name="P9"/>
      <text:h text:style-name="P7" text:outline-level="2">Operadores lógicos de Java</text:h>
      <text:p text:style-name="P13">También puedes probar para <text:span text:style-name="T15">valores</text:span> <text:span text:style-name="Source_20_Text">true </text:span>o <text:span text:style-name="Source_20_Text">false</text:span> con operadores lógicos.</text:p>
      <text:p text:style-name="P13">Los operadores lógicos se utilizan para determinar la lógica entre variables o valores:</text:p>
      <text:p text:style-name="P13"/>
      <text:p text:style-name="P13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ext:soft-page-break/>
        <table:table-row>
          <table:table-cell table:style-name="Tabla8.A1" office:value-type="string">
            <text:p text:style-name="P5">Opera<text:span text:style-name="T15">d</text:span>or</text:p>
          </table:table-cell>
          <table:table-cell table:style-name="Tabla8.A1" office:value-type="string">
            <text:p text:style-name="P5">N<text:span text:style-name="T15">ombre</text:span></text:p>
          </table:table-cell>
          <table:table-cell table:style-name="Tabla8.A1" office:value-type="string">
            <text:p text:style-name="P5">Descrip<text:span text:style-name="T15">c</text:span>i<text:span text:style-name="T35">ó</text:span>n</text:p>
          </table:table-cell>
          <table:table-cell table:style-name="Tabla8.A1" office:value-type="string">
            <text:p text:style-name="P5">E<text:span text:style-name="T15">jemplo</text:span></text:p>
          </table:table-cell>
          <table:table-cell table:style-name="Tabla8.A1" office:value-type="string">
            <text:p text:style-name="P10"/>
          </table:table-cell>
        </table:table-row>
        <table:table-row>
          <table:table-cell table:style-name="Tabla8.A1" office:value-type="string">
            <text:p text:style-name="P11">&amp;&amp;</text:p>
          </table:table-cell>
          <table:table-cell table:style-name="Tabla8.A1" office:value-type="string">
            <text:p text:style-name="P32">And lógica</text:p>
          </table:table-cell>
          <table:table-cell table:style-name="Tabla8.A1" office:value-type="string">
            <text:p text:style-name="P32">Devuelve true si ambas sentencias son true</text:p>
          </table:table-cell>
          <table:table-cell table:style-name="Tabla8.A1" office:value-type="string">
            <text:p text:style-name="P11">x &lt; 5 &amp;&amp; x &lt; 10</text:p>
          </table:table-cell>
          <table:table-cell table:style-name="Tabla8.A1" office:value-type="string">
            <text:p text:style-name="P40"/>
          </table:table-cell>
        </table:table-row>
      </table:table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row>
          <table:table-cell table:style-name="Tabla9.A1" office:value-type="string">
            <text:p text:style-name="P11">||</text:p>
          </table:table-cell>
          <table:table-cell table:style-name="Tabla9.A1" office:value-type="string">
            <text:p text:style-name="P32">Or lógica</text:p>
          </table:table-cell>
          <table:table-cell table:style-name="Tabla9.A1" office:value-type="string">
            <text:p text:style-name="P32">Devuelve true si una de ellas es true</text:p>
          </table:table-cell>
          <table:table-cell table:style-name="Tabla9.A1" office:value-type="string">
            <text:p text:style-name="P11">x &lt; 5 || x &lt; 4</text:p>
          </table:table-cell>
          <table:table-cell table:style-name="Tabla9.A1" office:value-type="string">
            <text:p text:style-name="P40"/>
          </table:table-cell>
        </table:table-row>
        <table:table-row>
          <table:table-cell table:style-name="Tabla9.A1" office:value-type="string">
            <text:p text:style-name="P11">!</text:p>
          </table:table-cell>
          <table:table-cell table:style-name="Tabla9.A1" office:value-type="string">
            <text:p text:style-name="P32">Not lógica</text:p>
          </table:table-cell>
          <table:table-cell table:style-name="Tabla9.A1" office:value-type="string">
            <text:p text:style-name="P32">Devuelve false si el resultado es true</text:p>
          </table:table-cell>
          <table:table-cell table:style-name="Tabla9.A1" office:value-type="string">
            <text:p text:style-name="P11">!(x &lt; 5 &amp;&amp; x &lt; 10)</text:p>
          </table:table-cell>
          <table:table-cell table:style-name="Tabla9.E2" office:value-type="string">
            <text:p text:style-name="P40"/>
          </table:table-cell>
        </table:table-row>
      </table:table>
      <text:p text:style-name="P13"/>
      <text:p text:style-name="P9"/>
      <text:h text:style-name="P7" text:outline-level="2"><text:span text:style-name="T16">String en</text:span> Java</text:h>
      <text:p text:style-name="P13"><text:span text:style-name="T16">String</text:span> se utiliza para almacenar texto.</text:p>
      <text:p text:style-name="P13"><text:span text:style-name="T16">Una variable</text:span> <text:span text:style-name="Source_20_Text">String</text:span> contiene una colección de caracteres <text:span text:style-name="T35">entre</text:span> comillas dobles:</text:p>
      <text:h text:style-name="P12" text:outline-level="3">Ejemplo </text:h>
      <text:p text:style-name="P13">Crear una variable de tipo <text:span text:style-name="Source_20_Text">String </text:span>y asignarle un valor:</text:p>
      <text:p text:style-name="P3"><text:span text:style-name="Source_20_Text">String </text:span><text:span text:style-name="Source_20_Text"><text:span text:style-name="T35">saludo</text:span></text:span><text:span text:style-name="Source_20_Text"> = "H</text:span><text:span text:style-name="Source_20_Text"><text:span text:style-name="T35">ola</text:span></text:span><text:span text:style-name="Source_20_Text">";</text:span></text:p>
      <text:p text:style-name="P9"/>
      <text:h text:style-name="P26" text:outline-level="2">Tamaño del String</text:h>
      <text:p text:style-name="P13">Un <text:span text:style-name="T16">String</text:span> en Java es en realidad un objeto, que contiene métodos que pueden realizar ciertas operaciones <text:span text:style-name="T16">con cadena</text:span><text:span text:style-name="T35">s</text:span>. Por ejemplo, la longitud de una cadena se puede encontrar con <text:span text:style-name="T16">el método</text:span> <text:span text:style-name="Source_20_Text">length()</text:span>:</text:p>
      <text:h text:style-name="P12" text:outline-level="3">Ejemplo</text:h>
      <text:p text:style-name="P2"><text:span text:style-name="Source_20_Text">String txt = "ABCDEFGHIJKLMNOPQRSTUVWXYZ";</text:span></text:p>
      <text:p text:style-name="P3"><text:span text:style-name="Source_20_Text">System.out.println("</text:span><text:span text:style-name="Source_20_Text"><text:span text:style-name="T35">La longitud de la cadena txt es</text:span></text:span><text:span text:style-name="Source_20_Text">: " + txt.length());</text:span></text:p>
      <text:p text:style-name="P9"/>
      <text:h text:style-name="P7" text:outline-level="2">Más métodos de <text:span text:style-name="T35">la clase </text:span><text:span text:style-name="T16">String</text:span></text:h>
      <text:p text:style-name="P13">Hay muchos métodos de <text:span text:style-name="T16">String</text:span> disponibles, por ejemplo <text:span text:style-name="Source_20_Text">toUpperCase()</text:span>y <text:span text:style-name="Source_20_Text">toLowerCase()</text:span>:</text:p>
      <text:h text:style-name="P12" text:outline-level="3">Ejemplo</text:h>
      <text:p text:style-name="P2"><text:span text:style-name="Source_20_Text">String txt = "H</text:span><text:span text:style-name="Source_20_Text"><text:span text:style-name="T35">ola</text:span></text:span><text:span text:style-name="Source_20_Text">";</text:span></text:p>
      <text:p text:style-name="P2"><text:span text:style-name="Source_20_Text">System.out.println(txt.toUpperCase()); <text:s text:c="2"/>// </text:span><text:span text:style-name="Source_20_Text"><text:span text:style-name="T35">Muestra</text:span></text:span><text:span text:style-name="Source_20_Text"> "</text:span><text:span text:style-name="Source_20_Text"><text:span text:style-name="T35">Hola</text:span></text:span><text:span text:style-name="Source_20_Text">"</text:span></text:p>
      <text:p text:style-name="P3"><text:span text:style-name="Source_20_Text">System.out.println(txt.toLowerCase()); <text:s text:c="2"/>// </text:span><text:span text:style-name="Source_20_Text"><text:span text:style-name="T35">Muestra</text:span></text:span><text:span text:style-name="Source_20_Text"> "h</text:span><text:span text:style-name="Source_20_Text"><text:span text:style-name="T35">ola</text:span></text:span><text:span text:style-name="Source_20_Text">"</text:span></text:p>
      <text:p text:style-name="P9"/>
      <text:h text:style-name="P7" text:outline-level="2">Encontrar un <text:span text:style-name="T16">carácter</text:span> en un<text:span text:style-name="T16">a cadena</text:span></text:h>
      <text:p text:style-name="P13">El <text:span text:style-name="T16">método </text:span><text:span text:style-name="Source_20_Text">indexOf()</text:span> devuelve el <text:span text:style-name="Strong_20_Emphasis">índice</text:span> (la posición) de la primera ocurrencia de un texto especificado en una cadena (inclu<text:span text:style-name="T16">í</text:span>do el espacio en blanco):</text:p>
      <text:h text:style-name="P12" text:outline-level="3"><text:soft-page-break/>Ejemplo</text:h>
      <text:p text:style-name="P2"><text:span text:style-name="Source_20_Text">String txt = "Please locate where 'locate' occurs!";</text:span></text:p>
      <text:p text:style-name="P3"><text:span text:style-name="Source_20_Text">System.out.println(txt.indexOf("locate")); // </text:span><text:span text:style-name="Source_20_Text"><text:span text:style-name="T35">Sale</text:span></text:span><text:span text:style-name="Source_20_Text"> 7</text:span></text:p>
      <text:p text:style-name="P45">Java cuenta posiciones desde cero. 0 es la primera posición en un<text:span text:style-name="T35">a cadena</text:span>, 1 es <text:span text:style-name="T35">la </text:span>segund<text:span text:style-name="T35">a</text:span>, 2 es <text:span text:style-name="T35">la</text:span> tercer<text:span text:style-name="T35">a</text:span> ...</text:p>
      <text:p text:style-name="P9"/>
      <text:h text:style-name="P26" text:outline-level="2">Métodos de la clase String</text:h>
      <text:p text:style-name="P13">La clase String tiene un conjunto de métodos incorporados que se puede utilizar en las <text:span text:style-name="T16">cadenas</text:span>.</text:p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27">Método</text:p>
          </table:table-cell>
          <table:table-cell table:style-name="Tabla10.A1" office:value-type="string">
            <text:p text:style-name="P5">Descrip<text:span text:style-name="T16">ción</text:span></text:p>
          </table:table-cell>
          <table:table-cell table:style-name="Tabla10.A1" office:value-type="string">
            <text:p text:style-name="P28">Tipo devuelto</text:p>
          </table:table-cell>
        </table:table-row>
        <table:table-row>
          <table:table-cell table:style-name="Tabla10.A1" office:value-type="string">
            <text:p text:style-name="P11"><text:a xlink:type="simple" xlink:href="https://www.w3schools.com/java/ref_string_charat.asp" text:style-name="Internet_20_link" text:visited-style-name="Visited_20_Internet_20_Link">charAt()</text:a></text:p>
          </table:table-cell>
          <table:table-cell table:style-name="Tabla10.A1" office:value-type="string">
            <text:p text:style-name="P41">Devuelve el carácter en la posición (índice) especificada</text:p>
          </table:table-cell>
          <table:table-cell table:style-name="Tabla10.A1" office:value-type="string">
            <text:p text:style-name="P11">char</text:p>
          </table:table-cell>
        </table:table-row>
        <table:table-row>
          <table:table-cell table:style-name="Tabla10.A1" office:value-type="string">
            <text:p text:style-name="P11"/>
          </table:table-cell>
          <table:table-cell table:style-name="Tabla10.A1" office:value-type="string">
            <text:p text:style-name="P11"/>
          </table:table-cell>
          <table:table-cell table:style-name="Tabla10.A1" office:value-type="string">
            <text:p text:style-name="P11"/>
          </table:table-cell>
        </table:table-row>
        <table:table-row>
          <table:table-cell table:style-name="Tabla10.A1" office:value-type="string">
            <text:p text:style-name="P11"/>
          </table:table-cell>
          <table:table-cell table:style-name="Tabla10.A1" office:value-type="string">
            <text:p text:style-name="P11"/>
          </table:table-cell>
          <table:table-cell table:style-name="Tabla10.A1" office:value-type="string">
            <text:p text:style-name="P11"/>
          </table:table-cell>
        </table:table-row>
        <table:table-row>
          <table:table-cell table:style-name="Tabla10.A1" office:value-type="string">
            <text:p text:style-name="P11"/>
          </table:table-cell>
          <table:table-cell table:style-name="Tabla10.A1" office:value-type="string">
            <text:p text:style-name="P11"/>
          </table:table-cell>
          <table:table-cell table:style-name="Tabla10.A1" office:value-type="string">
            <text:p text:style-name="P11"/>
          </table:table-cell>
        </table:table-row>
        <table:table-row>
          <table:table-cell table:style-name="Tabla10.A1" office:value-type="string">
            <text:p text:style-name="P11"/>
          </table:table-cell>
          <table:table-cell table:style-name="Tabla10.A1" office:value-type="string">
            <text:p text:style-name="P11"/>
          </table:table-cell>
          <table:table-cell table:style-name="Tabla10.A1" office:value-type="string">
            <text:p text:style-name="P11"/>
          </table:table-cell>
        </table:table-row>
        <table:table-row>
          <table:table-cell table:style-name="Tabla10.A1" office:value-type="string">
            <text:p text:style-name="P11"/>
          </table:table-cell>
          <table:table-cell table:style-name="Tabla10.A1" office:value-type="string">
            <text:p text:style-name="P11"/>
          </table:table-cell>
          <table:table-cell table:style-name="Tabla10.A1" office:value-type="string">
            <text:p text:style-name="P11"/>
          </table:table-cell>
        </table:table-row>
        <table:table-row>
          <table:table-cell table:style-name="Tabla10.A1" office:value-type="string">
            <text:p text:style-name="P11"><text:a xlink:type="simple" xlink:href="https://www.w3schools.com/java/ref_string_concat.asp" text:style-name="Internet_20_link" text:visited-style-name="Visited_20_Internet_20_Link">concat()</text:a></text:p>
          </table:table-cell>
          <table:table-cell table:style-name="Tabla10.A1" office:value-type="string">
            <text:p text:style-name="P41">Añade al final de un String otro String</text:p>
          </table:table-cell>
          <table:table-cell table:style-name="Tabla10.A1" office:value-type="string">
            <text:p text:style-name="P11">String</text:p>
          </table:table-cell>
        </table:table-row>
        <table:table-row>
          <table:table-cell table:style-name="Tabla10.A1" office:value-type="string">
            <text:p text:style-name="P11"><text:a xlink:type="simple" xlink:href="https://www.w3schools.com/java/ref_string_contains.asp" text:style-name="Internet_20_link" text:visited-style-name="Visited_20_Internet_20_Link">contains()</text:a></text:p>
          </table:table-cell>
          <table:table-cell table:style-name="Tabla10.A1" office:value-type="string">
            <text:p text:style-name="P41">Comprueba si un String contiene una secuencia de caracteres</text:p>
          </table:table-cell>
          <table:table-cell table:style-name="Tabla10.A1" office:value-type="string">
            <text:p text:style-name="P11">boolean</text:p>
          </table:table-cell>
        </table:table-row>
        <table:table-row>
          <table:table-cell table:style-name="Tabla10.A1" office:value-type="string">
            <text:p text:style-name="P11"/>
          </table:table-cell>
          <table:table-cell table:style-name="Tabla10.A1" office:value-type="string">
            <text:p text:style-name="P11"/>
          </table:table-cell>
          <table:table-cell table:style-name="Tabla10.A1" office:value-type="string">
            <text:p text:style-name="P11"/>
          </table:table-cell>
        </table:table-row>
        <table:table-row>
          <table:table-cell table:style-name="Tabla10.A1" office:value-type="string">
            <text:p text:style-name="P11"/>
          </table:table-cell>
          <table:table-cell table:style-name="Tabla10.A1" office:value-type="string">
            <text:p text:style-name="P11"/>
          </table:table-cell>
          <table:table-cell table:style-name="Tabla10.A1" office:value-type="string">
            <text:p text:style-name="P11"/>
          </table:table-cell>
        </table:table-row>
        <table:table-row>
          <table:table-cell table:style-name="Tabla10.A1" office:value-type="string">
            <text:p text:style-name="P11"><text:a xlink:type="simple" xlink:href="https://www.w3schools.com/java/ref_string_endswith.asp" text:style-name="Internet_20_link" text:visited-style-name="Visited_20_Internet_20_Link">endsWith()</text:a></text:p>
          </table:table-cell>
          <table:table-cell table:style-name="Tabla10.A1" office:value-type="string">
            <text:p text:style-name="P42">Comprueba si una cadena finaliza con el/los caracter/es especificados</text:p>
          </table:table-cell>
          <table:table-cell table:style-name="Tabla10.A1" office:value-type="string">
            <text:p text:style-name="P11">boolean</text:p>
          </table:table-cell>
        </table:table-row>
        <table:table-row>
          <table:table-cell table:style-name="Tabla10.A1" office:value-type="string">
            <text:p text:style-name="P11"><text:a xlink:type="simple" xlink:href="https://www.w3schools.com/java/ref_string_equals.asp" text:style-name="Internet_20_link" text:visited-style-name="Visited_20_Internet_20_Link">equals()</text:a></text:p>
          </table:table-cell>
          <table:table-cell table:style-name="Tabla10.A1" office:value-type="string">
            <text:p text:style-name="P42">Compara dos String. Devuelve true si son iguales, false si no lo son</text:p>
          </table:table-cell>
          <table:table-cell table:style-name="Tabla10.A1" office:value-type="string">
            <text:p text:style-name="P11">boolean</text:p>
          </table:table-cell>
        </table:table-row>
        <table:table-row>
          <table:table-cell table:style-name="Tabla10.A1" office:value-type="string">
            <text:p text:style-name="P11"><text:a xlink:type="simple" xlink:href="https://www.w3schools.com/java/ref_string_equalsignorecase.asp" text:style-name="Internet_20_link" text:visited-style-name="Visited_20_Internet_20_Link">equalsIgnoreCase()</text:a></text:p>
          </table:table-cell>
          <table:table-cell table:style-name="Tabla10.A1" office:value-type="string">
            <text:p text:style-name="P42">Compara los dos String ignorando mayúsculas/minúsculas</text:p>
          </table:table-cell>
          <table:table-cell table:style-name="Tabla10.A1" office:value-type="string">
            <text:p text:style-name="P11">boolean</text:p>
          </table:table-cell>
        </table:table-row>
        <table:table-row>
          <table:table-cell table:style-name="Tabla10.A1" office:value-type="string">
            <text:p text:style-name="P11"/>
          </table:table-cell>
          <table:table-cell table:style-name="Tabla10.A1" office:value-type="string">
            <text:p text:style-name="P11"/>
          </table:table-cell>
          <table:table-cell table:style-name="Tabla10.A1" office:value-type="string">
            <text:p text:style-name="P11"/>
          </table:table-cell>
        </table:table-row>
        <table:table-row>
          <table:table-cell table:style-name="Tabla10.A1" office:value-type="string">
            <text:p text:style-name="P11"/>
          </table:table-cell>
          <table:table-cell table:style-name="Tabla10.A1" office:value-type="string">
            <text:p text:style-name="P11"/>
          </table:table-cell>
          <table:table-cell table:style-name="Tabla10.A1" office:value-type="string">
            <text:p text:style-name="P11"/>
          </table:table-cell>
        </table:table-row>
        <table:table-row>
          <table:table-cell table:style-name="Tabla10.A1" office:value-type="string">
            <text:p text:style-name="P11"/>
          </table:table-cell>
          <table:table-cell table:style-name="Tabla10.A1" office:value-type="string">
            <text:p text:style-name="P11"/>
          </table:table-cell>
          <table:table-cell table:style-name="Tabla10.A1" office:value-type="string">
            <text:p text:style-name="P11"/>
          </table:table-cell>
        </table:table-row>
        <table:table-row>
          <table:table-cell table:style-name="Tabla10.A1" office:value-type="string">
            <text:p text:style-name="P11"/>
          </table:table-cell>
          <table:table-cell table:style-name="Tabla10.A1" office:value-type="string">
            <text:p text:style-name="P11"/>
          </table:table-cell>
          <table:table-cell table:style-name="Tabla10.A1" office:value-type="string">
            <text:p text:style-name="P11"/>
          </table:table-cell>
        </table:table-row>
        <table:table-row>
          <table:table-cell table:style-name="Tabla10.A1" office:value-type="string">
            <text:p text:style-name="P11"><text:a xlink:type="simple" xlink:href="https://www.w3schools.com/java/ref_string_indexof.asp" text:style-name="Internet_20_link" text:visited-style-name="Visited_20_Internet_20_Link">indexOf()</text:a></text:p>
          </table:table-cell>
          <table:table-cell table:style-name="Tabla10.A1" office:value-type="string">
            <text:p text:style-name="P42">Devuelve la posición de la primera ocurrencia encontrada de caracteres especificados en una cadena</text:p>
          </table:table-cell>
          <table:table-cell table:style-name="Tabla10.A1" office:value-type="string">
            <text:p text:style-name="P11">int</text:p>
          </table:table-cell>
        </table:table-row>
        <table:table-row>
          <table:table-cell table:style-name="Tabla10.A1" office:value-type="string">
            <text:p text:style-name="P11"/>
          </table:table-cell>
          <table:table-cell table:style-name="Tabla10.A1" office:value-type="string">
            <text:p text:style-name="P11"/>
          </table:table-cell>
          <table:table-cell table:style-name="Tabla10.A1" office:value-type="string">
            <text:p text:style-name="P11"/>
          </table:table-cell>
        </table:table-row>
        <table:table-row>
          <table:table-cell table:style-name="Tabla10.A1" office:value-type="string">
            <text:p text:style-name="P11"><text:a xlink:type="simple" xlink:href="https://www.w3schools.com/java/ref_string_isempty.asp" text:style-name="Internet_20_link" text:visited-style-name="Visited_20_Internet_20_Link">isEmpty()</text:a></text:p>
          </table:table-cell>
          <table:table-cell table:style-name="Tabla10.A1" office:value-type="string">
            <text:p text:style-name="P42">Comprueba si una cadena está o no vacía</text:p>
          </table:table-cell>
          <table:table-cell table:style-name="Tabla10.A1" office:value-type="string">
            <text:p text:style-name="P11">boolean</text:p>
          </table:table-cell>
        </table:table-row>
        <table:table-row>
          <table:table-cell table:style-name="Tabla10.A1" office:value-type="string">
            <text:p text:style-name="P11"><text:a xlink:type="simple" xlink:href="https://www.w3schools.com/java/ref_string_lastindexof.asp" text:style-name="Internet_20_link" text:visited-style-name="Visited_20_Internet_20_Link">lastIndexOf()</text:a></text:p>
          </table:table-cell>
          <table:table-cell table:style-name="Tabla10.A1" office:value-type="string">
            <text:p text:style-name="P42">Devuelve la posición de la última ocurrencia encontrada</text:p>
            <text:p text:style-name="P42">de los caracteres especificados en una cadena</text:p>
          </table:table-cell>
          <table:table-cell table:style-name="Tabla10.A1" office:value-type="string">
            <text:p text:style-name="P11">int</text:p>
          </table:table-cell>
        </table:table-row>
        <table:table-row>
          <table:table-cell table:style-name="Tabla10.A1" office:value-type="string">
            <text:p text:style-name="P11"><text:a xlink:type="simple" xlink:href="https://www.w3schools.com/java/ref_string_length.asp" text:style-name="Internet_20_link" text:visited-style-name="Visited_20_Internet_20_Link">length()</text:a></text:p>
          </table:table-cell>
          <table:table-cell table:style-name="Tabla10.A1" office:value-type="string">
            <text:p text:style-name="P42">Devuelve el tamaño del String especificado</text:p>
          </table:table-cell>
          <table:table-cell table:style-name="Tabla10.A1" office:value-type="string">
            <text:p text:style-name="P11">int</text:p>
          </table:table-cell>
        </table:table-row>
        <table:table-row>
          <table:table-cell table:style-name="Tabla10.A1" office:value-type="string">
            <text:p text:style-name="P11"/>
          </table:table-cell>
          <table:table-cell table:style-name="Tabla10.A1" office:value-type="string">
            <text:p text:style-name="P11"/>
          </table:table-cell>
          <table:table-cell table:style-name="Tabla10.A1" office:value-type="string">
            <text:p text:style-name="P11"/>
          </table:table-cell>
        </table:table-row>
        <table:table-row>
          <table:table-cell table:style-name="Tabla10.A1" office:value-type="string">
            <text:p text:style-name="P11"/>
          </table:table-cell>
          <table:table-cell table:style-name="Tabla10.A1" office:value-type="string">
            <text:p text:style-name="P11"/>
          </table:table-cell>
          <table:table-cell table:style-name="Tabla10.A1" office:value-type="string">
            <text:p text:style-name="P11"/>
          </table:table-cell>
        </table:table-row>
        <table:table-row>
          <table:table-cell table:style-name="Tabla10.A1" office:value-type="string">
            <text:p text:style-name="P11"/>
          </table:table-cell>
          <table:table-cell table:style-name="Tabla10.A1" office:value-type="string">
            <text:p text:style-name="P11"/>
          </table:table-cell>
          <table:table-cell table:style-name="Tabla10.A1" office:value-type="string">
            <text:p text:style-name="P11"/>
          </table:table-cell>
        </table:table-row>
        <table:table-row>
          <table:table-cell table:style-name="Tabla10.A1" office:value-type="string">
            <text:p text:style-name="P11"><text:a xlink:type="simple" xlink:href="https://www.w3schools.com/java/ref_string_replace.asp" text:style-name="Internet_20_link" text:visited-style-name="Visited_20_Internet_20_Link">replace()</text:a></text:p>
          </table:table-cell>
          <table:table-cell table:style-name="Tabla10.A1" office:value-type="string">
            <text:p text:style-name="P43">Busca una cadena con un valor específico y devuelve una nueva cadena en donde se reemplaza el valor específico</text:p>
          </table:table-cell>
          <table:table-cell table:style-name="Tabla10.A1" office:value-type="string">
            <text:p text:style-name="P11">String</text:p>
          </table:table-cell>
        </table:table-row>
        <table:table-row>
          <table:table-cell table:style-name="Tabla10.A1" office:value-type="string">
            <text:p text:style-name="P11"/>
          </table:table-cell>
          <table:table-cell table:style-name="Tabla10.A1" office:value-type="string">
            <text:p text:style-name="P11"/>
          </table:table-cell>
          <table:table-cell table:style-name="Tabla10.A1" office:value-type="string">
            <text:p text:style-name="P11"/>
          </table:table-cell>
        </table:table-row>
        <text:soft-page-break/>
        <table:table-row>
          <table:table-cell table:style-name="Tabla10.A1" office:value-type="string">
            <text:p text:style-name="P11"/>
          </table:table-cell>
          <table:table-cell table:style-name="Tabla10.A1" office:value-type="string">
            <text:p text:style-name="P11"/>
          </table:table-cell>
          <table:table-cell table:style-name="Tabla10.A1" office:value-type="string">
            <text:p text:style-name="P11"/>
          </table:table-cell>
        </table:table-row>
        <table:table-row>
          <table:table-cell table:style-name="Tabla10.A1" office:value-type="string">
            <text:p text:style-name="P11">split()</text:p>
          </table:table-cell>
          <table:table-cell table:style-name="Tabla10.A1" office:value-type="string">
            <text:p text:style-name="P43">Corta una cadena en un array de subcadenas</text:p>
          </table:table-cell>
          <table:table-cell table:style-name="Tabla10.A1" office:value-type="string">
            <text:p text:style-name="P11">String[]</text:p>
          </table:table-cell>
        </table:table-row>
        <table:table-row>
          <table:table-cell table:style-name="Tabla10.A1" office:value-type="string">
            <text:p text:style-name="P11"><text:a xlink:type="simple" xlink:href="https://www.w3schools.com/java/ref_string_startswith.asp" text:style-name="Internet_20_link" text:visited-style-name="Visited_20_Internet_20_Link">startsWith()</text:a></text:p>
          </table:table-cell>
          <table:table-cell table:style-name="Tabla10.A1" office:value-type="string">
            <text:p text:style-name="P43">Comprueba si una cadena comienza con unos caracteres específicos</text:p>
          </table:table-cell>
          <table:table-cell table:style-name="Tabla10.A1" office:value-type="string">
            <text:p text:style-name="P11">boolean</text:p>
          </table:table-cell>
        </table:table-row>
        <table:table-row>
          <table:table-cell table:style-name="Tabla10.A1" office:value-type="string">
            <text:p text:style-name="P11"/>
          </table:table-cell>
          <table:table-cell table:style-name="Tabla10.A1" office:value-type="string">
            <text:p text:style-name="P11"/>
          </table:table-cell>
          <table:table-cell table:style-name="Tabla10.A1" office:value-type="string">
            <text:p text:style-name="P11"/>
          </table:table-cell>
        </table:table-row>
        <table:table-row>
          <table:table-cell table:style-name="Tabla10.A1" office:value-type="string">
            <text:p text:style-name="P11">substring()</text:p>
          </table:table-cell>
          <table:table-cell table:style-name="Tabla10.A1" office:value-type="string">
            <text:p text:style-name="P43">Devuelve una nueva cadena que es la subcadena de una cadena específica</text:p>
          </table:table-cell>
          <table:table-cell table:style-name="Tabla10.A1" office:value-type="string">
            <text:p text:style-name="P11">String</text:p>
          </table:table-cell>
        </table:table-row>
        <table:table-row>
          <table:table-cell table:style-name="Tabla10.A1" office:value-type="string">
            <text:p text:style-name="P11">toCharArray()</text:p>
          </table:table-cell>
          <table:table-cell table:style-name="Tabla10.A1" office:value-type="string">
            <text:p text:style-name="P43">Convierte la cadena a un array de caracteres</text:p>
          </table:table-cell>
          <table:table-cell table:style-name="Tabla10.A1" office:value-type="string">
            <text:p text:style-name="P11">char[]</text:p>
          </table:table-cell>
        </table:table-row>
        <table:table-row>
          <table:table-cell table:style-name="Tabla10.A1" office:value-type="string">
            <text:p text:style-name="P11"><text:a xlink:type="simple" xlink:href="https://www.w3schools.com/java/ref_string_tolowercase.asp" text:style-name="Internet_20_link" text:visited-style-name="Visited_20_Internet_20_Link">toLowerCase()</text:a></text:p>
          </table:table-cell>
          <table:table-cell table:style-name="Tabla10.A1" office:value-type="string">
            <text:p text:style-name="P43">Convierte la cadena a letras minúsculas</text:p>
          </table:table-cell>
          <table:table-cell table:style-name="Tabla10.A1" office:value-type="string">
            <text:p text:style-name="P11">String</text:p>
          </table:table-cell>
        </table:table-row>
        <table:table-row>
          <table:table-cell table:style-name="Tabla10.A1" office:value-type="string">
            <text:p text:style-name="P11">toString()</text:p>
          </table:table-cell>
          <table:table-cell table:style-name="Tabla10.A1" office:value-type="string">
            <text:p text:style-name="P43">Devuelve el valor de un objeto String</text:p>
          </table:table-cell>
          <table:table-cell table:style-name="Tabla10.A1" office:value-type="string">
            <text:p text:style-name="P11">String</text:p>
          </table:table-cell>
        </table:table-row>
        <table:table-row>
          <table:table-cell table:style-name="Tabla10.A1" office:value-type="string">
            <text:p text:style-name="P11"><text:a xlink:type="simple" xlink:href="https://www.w3schools.com/java/ref_string_touppercase.asp" text:style-name="Internet_20_link" text:visited-style-name="Visited_20_Internet_20_Link">toUpperCase()</text:a></text:p>
          </table:table-cell>
          <table:table-cell table:style-name="Tabla10.A1" office:value-type="string">
            <text:p text:style-name="P43">Convierte la cadena a letras mayúsculas</text:p>
          </table:table-cell>
          <table:table-cell table:style-name="Tabla10.A1" office:value-type="string">
            <text:p text:style-name="P11">String</text:p>
          </table:table-cell>
        </table:table-row>
        <table:table-row>
          <table:table-cell table:style-name="Tabla10.A1" office:value-type="string">
            <text:p text:style-name="P11"><text:a xlink:type="simple" xlink:href="https://www.w3schools.com/java/ref_string_trim.asp" text:style-name="Internet_20_link" text:visited-style-name="Visited_20_Internet_20_Link">trim()</text:a></text:p>
          </table:table-cell>
          <table:table-cell table:style-name="Tabla10.A1" office:value-type="string">
            <text:p text:style-name="P43">Borra espacios en blanco de la cadena</text:p>
          </table:table-cell>
          <table:table-cell table:style-name="Tabla10.A1" office:value-type="string">
            <text:p text:style-name="P11">String</text:p>
          </table:table-cell>
        </table:table-row>
        <table:table-row>
          <table:table-cell table:style-name="Tabla10.A1" office:value-type="string">
            <text:p text:style-name="P11">valueOf()</text:p>
          </table:table-cell>
          <table:table-cell table:style-name="Tabla10.A1" office:value-type="string">
            <text:p text:style-name="P43">Convierte a cadena un valor específico.</text:p>
          </table:table-cell>
          <table:table-cell table:style-name="Tabla10.A1" office:value-type="string">
            <text:p text:style-name="P11">String</text:p>
          </table:table-cell>
        </table:table-row>
      </table:table>
      <text:p text:style-name="P1"/>
      <text:p text:style-name="P13"><text:span text:style-name="T41">Devuelve el primer ca</text:span><text:span text:style-name="T44">r</text:span><text:span text:style-name="T41">ácter </text:span>(0) <text:span text:style-name="T41">de una cadena</text:span>:</text:p>
      <text:p text:style-name="Preformatted_20_Text"><text:span text:style-name="Source_20_Text">String m</text:span><text:span text:style-name="Source_20_Text"><text:span text:style-name="T41">i</text:span></text:span><text:span text:style-name="Source_20_Text">Str = "H</text:span><text:span text:style-name="Source_20_Text"><text:span text:style-name="T41">ola</text:span></text:span><text:span text:style-name="Source_20_Text">";</text:span></text:p>
      <text:p text:style-name="Preformatted_20_Text"><text:span text:style-name="Source_20_Text">char result</text:span><text:span text:style-name="Source_20_Text"><text:span text:style-name="T41">ado</text:span></text:span><text:span text:style-name="Source_20_Text"> = m</text:span><text:span text:style-name="Source_20_Text"><text:span text:style-name="T41">i</text:span></text:span><text:span text:style-name="Source_20_Text">Str.charAt(0);</text:span></text:p>
      <text:p text:style-name="P48"><text:span text:style-name="Source_20_Text">System.out.println(result</text:span><text:span text:style-name="Source_20_Text"><text:span text:style-name="T41">ado</text:span></text:span><text:span text:style-name="Source_20_Text">);</text:span></text:p>
      <text:p text:style-name="P13">Concatena <text:span text:style-name="T41">dos cadenas</text:span>:</text:p>
      <text:p text:style-name="Preformatted_20_Text"><text:span text:style-name="Source_20_Text">String </text:span><text:span text:style-name="Source_20_Text"><text:span text:style-name="T41">nombre</text:span></text:span><text:span text:style-name="Source_20_Text"> = "John ";</text:span></text:p>
      <text:p text:style-name="Preformatted_20_Text"><text:span text:style-name="Source_20_Text">String </text:span><text:span text:style-name="Source_20_Text"><text:span text:style-name="T41">apellido</text:span></text:span><text:span text:style-name="Source_20_Text"> = "Doe";</text:span></text:p>
      <text:p text:style-name="P48"><text:span text:style-name="Source_20_Text">System.out.println(</text:span><text:span text:style-name="Source_20_Text"><text:span text:style-name="T41">nombre</text:span></text:span><text:span text:style-name="Source_20_Text">.concat(</text:span><text:span text:style-name="Source_20_Text"><text:span text:style-name="T41">apellido</text:span></text:span><text:span text:style-name="Source_20_Text">));</text:span></text:p>
      <text:p text:style-name="P13"><text:span text:style-name="T49">Averigua</text:span><text:span text:style-name="T41"> si una cadena contiene un conjunto de caracteres</text:span>:</text:p>
      <text:p text:style-name="Preformatted_20_Text"><text:span text:style-name="Source_20_Text">String m</text:span><text:span text:style-name="Source_20_Text"><text:span text:style-name="T41">i</text:span></text:span><text:span text:style-name="Source_20_Text">Str = "H</text:span><text:span text:style-name="Source_20_Text"><text:span text:style-name="T41">ola</text:span></text:span><text:span text:style-name="Source_20_Text">";</text:span></text:p>
      <text:p text:style-name="Preformatted_20_Text"><text:span text:style-name="Source_20_Text">System.out.println(m</text:span><text:span text:style-name="Source_20_Text"><text:span text:style-name="T41">i</text:span></text:span><text:span text:style-name="Source_20_Text">Str.contains("H</text:span><text:span text:style-name="Source_20_Text"><text:span text:style-name="T41">o</text:span></text:span><text:span text:style-name="Source_20_Text">l")); <text:s text:c="2"/>// true</text:span></text:p>
      <text:p text:style-name="Preformatted_20_Text"><text:span text:style-name="Source_20_Text">System.out.println(m</text:span><text:span text:style-name="Source_20_Text"><text:span text:style-name="T41">i</text:span></text:span><text:span text:style-name="Source_20_Text">Str.contains("</text:span><text:span text:style-name="Source_20_Text"><text:span text:style-name="T41">o</text:span></text:span><text:span text:style-name="Source_20_Text">")); <text:s text:c="4"/>// true</text:span></text:p>
      <text:p text:style-name="P48"><text:span text:style-name="Source_20_Text">System.out.println(m</text:span><text:span text:style-name="Source_20_Text"><text:span text:style-name="T41">i</text:span></text:span><text:span text:style-name="Source_20_Text">Str.contains("Hi")); <text:s text:c="3"/>// false</text:span></text:p>
      <text:p text:style-name="P13"><text:span text:style-name="T49">Averigua</text:span><text:span text:style-name="T41"> si la cadena finaliza en los caracteres especificados</text:span>:</text:p>
      <text:p text:style-name="Preformatted_20_Text"><text:span text:style-name="Source_20_Text">String m</text:span><text:span text:style-name="Source_20_Text"><text:span text:style-name="T41">i</text:span></text:span><text:span text:style-name="Source_20_Text">Str = "H</text:span><text:span text:style-name="Source_20_Text"><text:span text:style-name="T45">ola</text:span></text:span><text:span text:style-name="Source_20_Text">";</text:span></text:p>
      <text:p text:style-name="Preformatted_20_Text"><text:span text:style-name="Source_20_Text">System.out.println(m</text:span><text:span text:style-name="Source_20_Text"><text:span text:style-name="T41">i</text:span></text:span><text:span text:style-name="Source_20_Text">Str.endsWith("H</text:span><text:span text:style-name="Source_20_Text"><text:span text:style-name="T45">o</text:span></text:span><text:span text:style-name="Source_20_Text">l")); <text:s text:c="2"/>// false</text:span></text:p>
      <text:p text:style-name="Preformatted_20_Text"><text:span text:style-name="Source_20_Text">System.out.println(m</text:span><text:span text:style-name="Source_20_Text"><text:span text:style-name="T41">i</text:span></text:span><text:span text:style-name="Source_20_Text">Str.endsWith("</text:span><text:span text:style-name="Source_20_Text"><text:span text:style-name="T45">ola</text:span></text:span><text:span text:style-name="Source_20_Text">")); <text:s text:c="2"/>// true</text:span></text:p>
      <text:p text:style-name="P48"><text:span text:style-name="Source_20_Text">System.out.println(m</text:span><text:span text:style-name="Source_20_Text"><text:span text:style-name="T41">i</text:span></text:span><text:span text:style-name="Source_20_Text">Str.endsWith("</text:span><text:span text:style-name="Source_20_Text"><text:span text:style-name="T45">a</text:span></text:span><text:span text:style-name="Source_20_Text">")); <text:s text:c="4"/>// true</text:span></text:p>
      <text:p text:style-name="P13"><text:span text:style-name="T41">Compara cadenas para encontrar si son iguales</text:span>:</text:p>
      <text:p text:style-name="Preformatted_20_Text"><text:span text:style-name="Source_20_Text">String m</text:span><text:span text:style-name="Source_20_Text"><text:span text:style-name="T43">i</text:span></text:span><text:span text:style-name="Source_20_Text">Str1 = "H</text:span><text:span text:style-name="Source_20_Text"><text:span text:style-name="T44">ola</text:span></text:span><text:span text:style-name="Source_20_Text">";</text:span></text:p>
      <text:p text:style-name="Preformatted_20_Text"><text:span text:style-name="Source_20_Text">String m</text:span><text:span text:style-name="Source_20_Text"><text:span text:style-name="T43">i</text:span></text:span><text:span text:style-name="Source_20_Text">Str2 = "H</text:span><text:span text:style-name="Source_20_Text"><text:span text:style-name="T44">ola</text:span></text:span><text:span text:style-name="Source_20_Text">";</text:span></text:p>
      <text:p text:style-name="Preformatted_20_Text"><text:span text:style-name="Source_20_Text">String m</text:span><text:span text:style-name="Source_20_Text"><text:span text:style-name="T43">i</text:span></text:span><text:span text:style-name="Source_20_Text">Str3 = "</text:span><text:span text:style-name="Source_20_Text"><text:span text:style-name="T44">Otra cadena</text:span></text:span><text:span text:style-name="Source_20_Text">";</text:span></text:p>
      <text:p text:style-name="Preformatted_20_Text"><text:span text:style-name="Source_20_Text">System.out.println(m</text:span><text:span text:style-name="Source_20_Text"><text:span text:style-name="T43">i</text:span></text:span><text:span text:style-name="Source_20_Text">Str1.equals(m</text:span><text:span text:style-name="Source_20_Text"><text:span text:style-name="T43">i</text:span></text:span><text:span text:style-name="Source_20_Text">Str2)); // </text:span><text:span text:style-name="Source_20_Text"><text:span text:style-name="T41">devuelve </text:span></text:span><text:span text:style-name="Source_20_Text">true </text:span><text:span text:style-name="Source_20_Text"><text:span text:style-name="T41">porque son iguales</text:span></text:span></text:p>
      <text:p text:style-name="P48"><text:span text:style-name="Source_20_Text">System.out.println(m</text:span><text:span text:style-name="Source_20_Text"><text:span text:style-name="T43">i</text:span></text:span><text:span text:style-name="Source_20_Text">Str1.equals(m</text:span><text:span text:style-name="Source_20_Text"><text:span text:style-name="T43">i</text:span></text:span><text:span text:style-name="Source_20_Text">Str3)); // false</text:span></text:p>
      <text:p text:style-name="P13"><text:span text:style-name="T42">Compara cadenas para comprobar si son iguales</text:span>, <text:span text:style-name="T42">ignorando mayúsculas/minúsculas</text:span>:</text:p>
      <text:p text:style-name="Preformatted_20_Text"><text:span text:style-name="Source_20_Text">String myStr1 = "H</text:span><text:span text:style-name="Source_20_Text"><text:span text:style-name="T46">ola</text:span></text:span><text:span text:style-name="Source_20_Text">";</text:span></text:p>
      <text:p text:style-name="Preformatted_20_Text"><text:span text:style-name="Source_20_Text">String myStr2 = "H</text:span><text:span text:style-name="Source_20_Text"><text:span text:style-name="T46">OLA</text:span></text:span><text:span text:style-name="Source_20_Text">";</text:span></text:p>
      <text:p text:style-name="Preformatted_20_Text"><text:span text:style-name="Source_20_Text">String myStr3 = "</text:span><text:span text:style-name="Source_20_Text"><text:span text:style-name="T46">Otra cadena</text:span></text:span><text:span text:style-name="Source_20_Text">";</text:span></text:p>
      <text:p text:style-name="Preformatted_20_Text"><text:span text:style-name="Source_20_Text">System.out.println(myStr1.equalsIgnoreCase(myStr2)); // true</text:span></text:p>
      <text:p text:style-name="P48"><text:span text:style-name="Source_20_Text">System.out.println(myStr1.equalsIgnoreCase(myStr3)); // false</text:span></text:p>
      <text:p text:style-name="P13"><text:soft-page-break/><text:span text:style-name="T42">Busca una cadena para encontrar la primera ocurrencia de</text:span> "planet<text:span text:style-name="T42">a</text:span>":</text:p>
      <text:p text:style-name="Preformatted_20_Text"><text:span text:style-name="Source_20_Text">String m</text:span><text:span text:style-name="Source_20_Text"><text:span text:style-name="T42">i</text:span></text:span><text:span text:style-name="Source_20_Text">Str = "</text:span><text:span text:style-name="Source_20_Text"><text:span text:style-name="T42">Hola planeta tierra</text:span></text:span><text:span text:style-name="Source_20_Text">, </text:span><text:span text:style-name="Source_20_Text"><text:span text:style-name="T42">eres un gran planeta</text:span></text:span><text:span text:style-name="Source_20_Text">.";</text:span></text:p>
      <text:p text:style-name="P48"><text:span text:style-name="Source_20_Text">System.out.println(m</text:span><text:span text:style-name="Source_20_Text"><text:span text:style-name="T42">i</text:span></text:span><text:span text:style-name="Source_20_Text">Str.indexOf("planet</text:span><text:span text:style-name="Source_20_Text"><text:span text:style-name="T42">a</text:span></text:span><text:span text:style-name="Source_20_Text">"));</text:span></text:p>
      <text:p text:style-name="P13"><text:span text:style-name="T49">Averigua</text:span><text:span text:style-name="T46"> si una cadena está vacía o no</text:span>:</text:p>
      <text:p text:style-name="Preformatted_20_Text"><text:span text:style-name="Source_20_Text">String m</text:span><text:span text:style-name="Source_20_Text"><text:span text:style-name="T46">i</text:span></text:span><text:span text:style-name="Source_20_Text">Str1 = "H</text:span><text:span text:style-name="Source_20_Text"><text:span text:style-name="T46">ola</text:span></text:span><text:span text:style-name="Source_20_Text">";</text:span></text:p>
      <text:p text:style-name="Preformatted_20_Text"><text:span text:style-name="Source_20_Text">String m</text:span><text:span text:style-name="Source_20_Text"><text:span text:style-name="T46">i</text:span></text:span><text:span text:style-name="Source_20_Text">Str2 = "";</text:span></text:p>
      <text:p text:style-name="Preformatted_20_Text"><text:span text:style-name="Source_20_Text">System.out.println(m</text:span><text:span text:style-name="Source_20_Text"><text:span text:style-name="T46">i</text:span></text:span><text:span text:style-name="Source_20_Text">Str1.isEmpty());</text:span></text:p>
      <text:p text:style-name="P48"><text:span text:style-name="Source_20_Text">System.out.println(m</text:span><text:span text:style-name="Source_20_Text"><text:span text:style-name="T46">i</text:span></text:span><text:span text:style-name="Source_20_Text">Str2.isEmpty());</text:span></text:p>
      <text:p text:style-name="P13"><text:span text:style-name="T46">Busca en una cadena la última ocurrencia de</text:span> "planet<text:span text:style-name="T46">a</text:span>":</text:p>
      <text:p text:style-name="Preformatted_20_Text"><text:span text:style-name="Source_20_Text">String m</text:span><text:span text:style-name="Source_20_Text"><text:span text:style-name="T46">i</text:span></text:span><text:span text:style-name="Source_20_Text">Str = "H</text:span><text:span text:style-name="Source_20_Text"><text:span text:style-name="T46">ola planeta tierra</text:span></text:span><text:span text:style-name="Source_20_Text">, </text:span><text:span text:style-name="Source_20_Text"><text:span text:style-name="T46">eres un gran planeta</text:span></text:span><text:span text:style-name="Source_20_Text">.";</text:span></text:p>
      <text:p text:style-name="P48"><text:span text:style-name="Source_20_Text">System.out.println(m</text:span><text:span text:style-name="Source_20_Text"><text:span text:style-name="T46">i</text:span></text:span><text:span text:style-name="Source_20_Text">Str.lastIndexOf("planet</text:span><text:span text:style-name="Source_20_Text"><text:span text:style-name="T46">a</text:span></text:span><text:span text:style-name="Source_20_Text">"));</text:span></text:p>
      <text:p text:style-name="P13"><text:span text:style-name="T46">Devuelve el número de caracteres de una cadena</text:span>:</text:p>
      <text:p text:style-name="Preformatted_20_Text"><text:span text:style-name="Source_20_Text">String txt = "ABCDEFGHIJKLMNOPQRSTUVWXYZ";</text:span></text:p>
      <text:p text:style-name="P48"><text:span text:style-name="Source_20_Text">System.out.println(txt.length());</text:span></text:p>
      <text:p text:style-name="P13"><text:span text:style-name="T46">Devuelve el número de caracteres de una cadena</text:span>:</text:p>
      <text:p text:style-name="Preformatted_20_Text"><text:span text:style-name="Source_20_Text">String txt = "ABCDEFGHIJKLMNOPQRSTUVWXYZ";</text:span></text:p>
      <text:p text:style-name="P48"><text:span text:style-name="Source_20_Text">System.out.println(txt.length());</text:span></text:p>
      <text:p text:style-name="P13"><text:span text:style-name="T47">Devuelve una nueva cadena donde los caracteres</text:span> "l" <text:span text:style-name="T47">son reemplazados por </text:span>"p":</text:p>
      <text:p text:style-name="Preformatted_20_Text"><text:span text:style-name="Source_20_Text">String m</text:span><text:span text:style-name="Source_20_Text"><text:span text:style-name="T48">i</text:span></text:span><text:span text:style-name="Source_20_Text">Str = "Hello";</text:span></text:p>
      <text:p text:style-name="P48"><text:span text:style-name="Source_20_Text">System.out.println(m</text:span><text:span text:style-name="Source_20_Text"><text:span text:style-name="T48">i</text:span></text:span><text:span text:style-name="Source_20_Text">Str.replace('l', 'p'));</text:span></text:p>
      <text:p text:style-name="P13"><text:span text:style-name="T49">Averigua si la cadena empieza con los caracteres especificados</text:span>:</text:p>
      <text:p text:style-name="Preformatted_20_Text"><text:span text:style-name="Source_20_Text">String m</text:span><text:span text:style-name="Source_20_Text"><text:span text:style-name="T50">i</text:span></text:span><text:span text:style-name="Source_20_Text">Str = "H</text:span><text:span text:style-name="Source_20_Text"><text:span text:style-name="T50">ola</text:span></text:span><text:span text:style-name="Source_20_Text">";</text:span></text:p>
      <text:p text:style-name="Preformatted_20_Text"><text:span text:style-name="Source_20_Text">System.out.println(m</text:span><text:span text:style-name="Source_20_Text"><text:span text:style-name="T50">i</text:span></text:span><text:span text:style-name="Source_20_Text">Str.startsWith("H</text:span><text:span text:style-name="Source_20_Text"><text:span text:style-name="T50">ol</text:span></text:span><text:span text:style-name="Source_20_Text">")); <text:s text:c="2"/>// true</text:span></text:p>
      <text:p text:style-name="Preformatted_20_Text"><text:span text:style-name="Source_20_Text">System.out.println(m</text:span><text:span text:style-name="Source_20_Text"><text:span text:style-name="T50">i</text:span></text:span><text:span text:style-name="Source_20_Text">Str.startsWith("</text:span><text:span text:style-name="Source_20_Text"><text:span text:style-name="T50">ola</text:span></text:span><text:span text:style-name="Source_20_Text">")); <text:s text:c="2"/>// false</text:span></text:p>
      <text:p text:style-name="P48"><text:span text:style-name="Source_20_Text">System.out.println(m</text:span><text:span text:style-name="Source_20_Text"><text:span text:style-name="T50">i</text:span></text:span><text:span text:style-name="Source_20_Text">Str.startsWith("</text:span><text:span text:style-name="Source_20_Text"><text:span text:style-name="T50">a</text:span></text:span><text:span text:style-name="Source_20_Text">")); <text:s text:c="4"/>// false</text:span></text:p>
      <text:p text:style-name="P13">Conv<text:span text:style-name="T50">ierte una cadena a letras mayúsculas y a letras minúsculas</text:span>:</text:p>
      <text:p text:style-name="Preformatted_20_Text"><text:span text:style-name="Source_20_Text">String txt = "H</text:span><text:span text:style-name="Source_20_Text"><text:span text:style-name="T50">ola mundo</text:span></text:span><text:span text:style-name="Source_20_Text">";</text:span></text:p>
      <text:p text:style-name="Preformatted_20_Text"><text:span text:style-name="Source_20_Text">System.out.println(txt.toUpperCase());</text:span></text:p>
      <text:p text:style-name="P48"><text:span text:style-name="Source_20_Text">System.out.println(txt.toLowerCase());</text:span></text:p>
      <text:p text:style-name="P13"><text:span text:style-name="T50">Quita los espacios en blanco de los extremos de la cadena</text:span>:</text:p>
      <text:p text:style-name="Preformatted_20_Text"><text:span text:style-name="Source_20_Text">String myStr = " <text:s text:c="6"/>H</text:span><text:span text:style-name="Source_20_Text"><text:span text:style-name="T50">ola mundo</text:span></text:span><text:span text:style-name="Source_20_Text">! <text:s text:c="6"/>";</text:span></text:p>
      <text:p text:style-name="Preformatted_20_Text"><text:span text:style-name="Source_20_Text">System.out.println(myStr);</text:span></text:p>
      <text:p text:style-name="P48"><text:span text:style-name="Source_20_Text">System.out.println(myStr.trim());</text:span></text:p>
      <text:p text:style-name="P13"/>
      <text:p text:style-name="P13"/>
      <text:p text:style-name="P13"/>
      <text:p text:style-name="P9"/>
      <text:h text:style-name="P7" text:outline-level="2"><text:soft-page-break/>Concatenación <text:span text:style-name="T36">de</text:span> <text:span text:style-name="T36">cadenas</text:span></text:h>
      <text:p text:style-name="P13">El operador <text:span text:style-name="T17">+ </text:span>se puede utilizar entre cadenas para l<text:span text:style-name="T17">a</text:span> <text:span text:style-name="Strong_20_Emphasis">concatenación:</text:span></text:p>
      <text:h text:style-name="P12" text:outline-level="3">Ejemplo </text:h>
      <text:p text:style-name="P2"><text:span text:style-name="Source_20_Text">String </text:span><text:span text:style-name="Source_20_Text"><text:span text:style-name="T37">nombre</text:span></text:span><text:span text:style-name="Source_20_Text"> = "John";</text:span></text:p>
      <text:p text:style-name="P2"><text:span text:style-name="Source_20_Text">String </text:span><text:span text:style-name="Source_20_Text"><text:span text:style-name="T37">apellido</text:span></text:span><text:span text:style-name="Source_20_Text"> = "Doe";</text:span></text:p>
      <text:p text:style-name="P3"><text:span text:style-name="Source_20_Text">System.out.println(</text:span><text:span text:style-name="Source_20_Text"><text:span text:style-name="T37">nombre</text:span></text:span><text:span text:style-name="Source_20_Text"> + " " + </text:span><text:span text:style-name="Source_20_Text"><text:span text:style-name="T37">apellido</text:span></text:span><text:span text:style-name="Source_20_Text">);</text:span></text:p>
      <text:p text:style-name="P13">Tenga en cuenta que hemos añadido un texto vacío (" ") para crear un espacio entre el primer nombre y el último nombre en la impresión.</text:p>
      <text:p text:style-name="P13">También puede<text:span text:style-name="T17">s</text:span> utilizar el método <text:span text:style-name="Source_20_Text">concat()</text:span>para concatenar dos <text:span text:style-name="T17">cadenas</text:span>:</text:p>
      <text:h text:style-name="P12" text:outline-level="3">Ejemplo</text:h>
      <text:p text:style-name="P2"><text:span text:style-name="Source_20_Text">String </text:span><text:span text:style-name="Source_20_Text"><text:span text:style-name="T38">nombre</text:span></text:span><text:span text:style-name="Source_20_Text"> = "John ";</text:span></text:p>
      <text:p text:style-name="P2"><text:span text:style-name="Source_20_Text">String </text:span><text:span text:style-name="Source_20_Text"><text:span text:style-name="T38">apellido</text:span></text:span><text:span text:style-name="Source_20_Text"> = "Doe";</text:span></text:p>
      <text:p text:style-name="P3"><text:span text:style-name="Source_20_Text">System.out.println(</text:span><text:span text:style-name="Source_20_Text"><text:span text:style-name="T38">nombre</text:span></text:span><text:span text:style-name="Source_20_Text">.concat(</text:span><text:span text:style-name="Source_20_Text"><text:span text:style-name="T38">apellido</text:span></text:span><text:span text:style-name="Source_20_Text">));</text:span></text:p>
      <text:p text:style-name="P9"/>
      <text:h text:style-name="P49" text:outline-level="1"><text:span text:style-name="T18">Combinación de números y cadenas</text:span></text:h>
      <text:p text:style-name="P9"/>
      <text:h text:style-name="P7" text:outline-level="2">Añadir números y <text:span text:style-name="T17">cadenas</text:span></text:h>
      <text:p text:style-name="P13">Java usa el operador <text:span text:style-name="T17">+</text:span> tanto para la <text:span text:style-name="T39">suma</text:span> como para la concatenación.</text:p>
      <text:p text:style-name="P13">Si añades dos números, el resultado será un número:</text:p>
      <text:h text:style-name="P12" text:outline-level="3">Ejemplo</text:h>
      <text:p text:style-name="P2"><text:span text:style-name="Source_20_Text">int x = 10;</text:span></text:p>
      <text:p text:style-name="P2"><text:span text:style-name="Source_20_Text">int y = 20;</text:span></text:p>
      <text:p text:style-name="P3"><text:span text:style-name="Source_20_Text">int z = x + y; <text:s/>// </text:span><text:span text:style-name="Source_20_Text"><text:span text:style-name="T39">z será</text:span></text:span><text:span text:style-name="Source_20_Text"> 30 (</text:span><text:span text:style-name="Source_20_Text"><text:span text:style-name="T39">un</text:span></text:span><text:span text:style-name="Source_20_Text"> </text:span><text:span text:style-name="Source_20_Text"><text:span text:style-name="T39">número</text:span></text:span><text:span text:style-name="Source_20_Text">)</text:span></text:p>
      <text:p text:style-name="P13">Si añades dos <text:span text:style-name="T17">cadenas</text:span>, el resultado será una concatenación de <text:span text:style-name="T17">cadenas</text:span>:</text:p>
      <text:h text:style-name="P12" text:outline-level="3">Ejemplo</text:h>
      <text:p text:style-name="P2"><text:span text:style-name="Source_20_Text">String x = "10";</text:span></text:p>
      <text:p text:style-name="P2"><text:span text:style-name="Source_20_Text">String y = "20";</text:span></text:p>
      <text:p text:style-name="P3"><text:span text:style-name="Source_20_Text">String z = x + y; <text:s/>// z </text:span><text:span text:style-name="Source_20_Text"><text:span text:style-name="T39">será</text:span></text:span><text:span text:style-name="Source_20_Text"> 1020 (</text:span><text:span text:style-name="Source_20_Text"><text:span text:style-name="T39">una cadena</text:span></text:span><text:span text:style-name="Source_20_Text">)</text:span></text:p>
      <text:p text:style-name="P13">Si añade<text:span text:style-name="T17">s</text:span> un número y una <text:span text:style-name="T17">cadena</text:span>, el resultado será una concatenación de <text:span text:style-name="T17">cadenas</text:span>:</text:p>
      <text:h text:style-name="P12" text:outline-level="3">Ejemplo</text:h>
      <text:p text:style-name="P2"><text:span text:style-name="Source_20_Text">String x = "10";</text:span></text:p>
      <text:p text:style-name="P2"><text:span text:style-name="Source_20_Text">int y = 20;</text:span></text:p>
      <text:p text:style-name="P3"><text:span text:style-name="Source_20_Text">String z = x + y; <text:s/>// z </text:span><text:span text:style-name="Source_20_Text"><text:span text:style-name="T39">será</text:span></text:span><text:span text:style-name="Source_20_Text"> 1020 (</text:span><text:span text:style-name="Source_20_Text"><text:span text:style-name="T39">una cadena</text:span></text:span><text:span text:style-name="Source_20_Text">)</text:span></text:p>
      <text:h text:style-name="P8" text:outline-level="1"><text:soft-page-break/><text:span text:style-name="T17">Caracteres</text:span> especiales de Java</text:h>
      <text:p text:style-name="P9"/>
      <text:p text:style-name="P13">Debido a que las <text:span text:style-name="T17">cadenas</text:span> deben ser escritas <text:span text:style-name="T39">entre</text:span> <text:span text:style-name="T17">comillas </text:span><text:span text:style-name="T39">dobles</text:span>, Java malinterpretará esta <text:span text:style-name="T17">cadena</text:span> y generar<text:span text:style-name="T18">á</text:span> un error:</text:p>
      <text:p text:style-name="P3"><text:span text:style-name="Source_20_Text">String txt = "</text:span><text:span text:style-name="Source_20_Text"><text:span text:style-name="T39">Los</text:span></text:span><text:span text:style-name="Source_20_Text"> "Viking</text:span><text:span text:style-name="Source_20_Text"><text:span text:style-name="T39">o</text:span></text:span><text:span text:style-name="Source_20_Text">s" </text:span><text:span text:style-name="Source_20_Text"><text:span text:style-name="T39">del norte</text:span></text:span><text:span text:style-name="Source_20_Text">.";</text:span></text:p>
      <text:p text:style-name="P13">La solución para evitar este problema, <text:span text:style-name="T39">es</text:span> utiliza<text:span text:style-name="T39">r</text:span> el <text:span text:style-name="Strong_20_Emphasis">carácter de escape</text:span>.</text:p>
      <text:p text:style-name="P13"><text:span text:style-name="T18">E</text:span>l carácter de escape (<text:span text:style-name="Source_20_Text">\</text:span>) convierte <text:span text:style-name="T17">caracteres</text:span> especiales en caracteres de <text:span text:style-name="T17">tipo cadena</text:span>:</text:p>
      <table:table table:name="Tabla11" table:style-name="Tabla11">
        <table:table-column table:style-name="Tabla11.A"/>
        <table:table-column table:style-name="Tabla11.B"/>
        <table:table-column table:style-name="Tabla11.C"/>
        <table:table-row>
          <table:table-cell table:style-name="Tabla11.A1" office:value-type="string">
            <text:p text:style-name="P29">Carácter de escape</text:p>
          </table:table-cell>
          <table:table-cell table:style-name="Tabla11.A1" office:value-type="string">
            <text:p text:style-name="P10">Result<text:span text:style-name="T18">ado</text:span></text:p>
          </table:table-cell>
          <table:table-cell table:style-name="Tabla11.A1" office:value-type="string">
            <text:p text:style-name="P10">Descri<text:span text:style-name="T18">pción</text:span></text:p>
          </table:table-cell>
        </table:table-row>
        <table:table-row>
          <table:table-cell table:style-name="Tabla11.A1" office:value-type="string">
            <text:p text:style-name="P11">\'</text:p>
          </table:table-cell>
          <table:table-cell table:style-name="Tabla11.A1" office:value-type="string">
            <text:p text:style-name="P11">'</text:p>
          </table:table-cell>
          <table:table-cell table:style-name="Tabla11.A1" office:value-type="string">
            <text:p text:style-name="P30">Comilla simple</text:p>
          </table:table-cell>
        </table:table-row>
        <table:table-row>
          <table:table-cell table:style-name="Tabla11.A1" office:value-type="string">
            <text:p text:style-name="P11">\"</text:p>
          </table:table-cell>
          <table:table-cell table:style-name="Tabla11.A1" office:value-type="string">
            <text:p text:style-name="P11">"</text:p>
          </table:table-cell>
          <table:table-cell table:style-name="Tabla11.A1" office:value-type="string">
            <text:p text:style-name="P30">Comilla doble</text:p>
          </table:table-cell>
        </table:table-row>
        <table:table-row>
          <table:table-cell table:style-name="Tabla11.A1" office:value-type="string">
            <text:p text:style-name="P11">\\</text:p>
          </table:table-cell>
          <table:table-cell table:style-name="Tabla11.A1" office:value-type="string">
            <text:p text:style-name="P11">\</text:p>
          </table:table-cell>
          <table:table-cell table:style-name="Tabla11.A1" office:value-type="string">
            <text:p text:style-name="P11">Backslash</text:p>
          </table:table-cell>
        </table:table-row>
      </table:table>
      <text:p text:style-name="P13">La secuencia <text:span text:style-name="Source_20_Text">\" </text:span>inserta una doble <text:span text:style-name="T17">comilla</text:span> en una cadena:</text:p>
      <text:h text:style-name="P12" text:outline-level="3">Ejemplo </text:h>
      <text:p text:style-name="P3"><text:span text:style-name="Source_20_Text">String txt = "</text:span><text:span text:style-name="Source_20_Text"><text:span text:style-name="T39">Los</text:span></text:span><text:span text:style-name="Source_20_Text"> \"Viking</text:span><text:span text:style-name="Source_20_Text"><text:span text:style-name="T39">o</text:span></text:span><text:span text:style-name="Source_20_Text">s\" </text:span><text:span text:style-name="Source_20_Text"><text:span text:style-name="T39">del norte</text:span></text:span><text:span text:style-name="Source_20_Text">.";</text:span></text:p>
      <text:p text:style-name="P13">La secuencia <text:span text:style-name="Source_20_Text">\' </text:span>inserta una sola <text:span text:style-name="T17">comilla</text:span> en una cadena:</text:p>
      <text:h text:style-name="P12" text:outline-level="3">Ejemplo</text:h>
      <text:p text:style-name="P3"><text:span text:style-name="Source_20_Text">String txt = "It\'s alright.";</text:span></text:p>
      <text:p text:style-name="P13">La secuencia <text:span text:style-name="Source_20_Text">\\ </text:span>inserta una sola <text:span text:style-name="T17">barra inclinada</text:span>:</text:p>
      <text:h text:style-name="P12" text:outline-level="3">Ejemplo</text:h>
      <text:p text:style-name="P3"><text:span text:style-name="Source_20_Text">String txt = "</text:span><text:span text:style-name="Source_20_Text"><text:span text:style-name="T39">El carácter</text:span></text:span><text:span text:style-name="Source_20_Text"> \\ </text:span><text:span text:style-name="Source_20_Text"><text:span text:style-name="T39">se llama</text:span></text:span><text:span text:style-name="Source_20_Text"> backslash.";</text:span></text:p>
      <text:p text:style-name="P13">Otras secuencias de escape comunes que son válidas en Java son:</text:p>
      <table:table table:name="Tabla12" table:style-name="Tabla12">
        <table:table-column table:style-name="Tabla12.A"/>
        <table:table-column table:style-name="Tabla12.B"/>
        <table:table-column table:style-name="Tabla12.C"/>
        <table:table-row>
          <table:table-cell table:style-name="Tabla12.A1" office:value-type="string">
            <text:p text:style-name="P33">Código</text:p>
          </table:table-cell>
          <table:table-cell table:style-name="Tabla12.A1" office:value-type="string">
            <text:p text:style-name="P34">Resultado</text:p>
          </table:table-cell>
          <table:table-cell table:style-name="Tabla12.A1" office:value-type="string">
            <text:p text:style-name="P10"/>
          </table:table-cell>
        </table:table-row>
        <table:table-row>
          <table:table-cell table:style-name="Tabla12.A1" office:value-type="string">
            <text:p text:style-name="P11">\n</text:p>
          </table:table-cell>
          <table:table-cell table:style-name="Tabla12.A1" office:value-type="string">
            <text:p text:style-name="P35">Nueva línea</text:p>
          </table:table-cell>
          <table:table-cell table:style-name="Tabla12.A1" office:value-type="string">
            <text:p text:style-name="P40"/>
          </table:table-cell>
        </table:table-row>
      </table:table>
      <table:table table:name="Tabla13" table:style-name="Tabla13">
        <table:table-column table:style-name="Tabla13.A"/>
        <table:table-column table:style-name="Tabla13.B"/>
        <table:table-column table:style-name="Tabla13.C"/>
        <table:table-row>
          <table:table-cell table:style-name="Tabla13.A1" office:value-type="string">
            <text:p text:style-name="P11"/>
          </table:table-cell>
          <table:table-cell table:style-name="Tabla13.A1" office:value-type="string">
            <text:p text:style-name="P11"/>
          </table:table-cell>
          <table:table-cell table:style-name="Tabla13.A1" office:value-type="string">
            <text:p text:style-name="P40"/>
          </table:table-cell>
        </table:table-row>
        <table:table-row>
          <table:table-cell table:style-name="Tabla13.A1" office:value-type="string">
            <text:p text:style-name="P11"/>
          </table:table-cell>
          <table:table-cell table:style-name="Tabla13.A1" office:value-type="string">
            <text:p text:style-name="P11"/>
          </table:table-cell>
          <table:table-cell table:style-name="Tabla13.A1" office:value-type="string">
            <text:p text:style-name="P40"/>
          </table:table-cell>
        </table:table-row>
        <table:table-row>
          <table:table-cell table:style-name="Tabla13.A1" office:value-type="string">
            <text:p text:style-name="P11"/>
          </table:table-cell>
          <table:table-cell table:style-name="Tabla13.A1" office:value-type="string">
            <text:p text:style-name="P11"/>
          </table:table-cell>
          <table:table-cell table:style-name="Tabla13.A1" office:value-type="string">
            <text:p text:style-name="P40"/>
          </table:table-cell>
        </table:table-row>
      </table:table>
      <table:table table:name="Tabla14" table:style-name="Tabla14">
        <table:table-column table:style-name="Tabla14.A"/>
        <table:table-column table:style-name="Tabla14.B"/>
        <table:table-column table:style-name="Tabla14.C"/>
        <table:table-row>
          <table:table-cell table:style-name="Tabla14.A1" office:value-type="string">
            <text:p text:style-name="P11"/>
          </table:table-cell>
          <table:table-cell table:style-name="Tabla14.A1" office:value-type="string">
            <text:p text:style-name="P11"/>
          </table:table-cell>
          <table:table-cell table:style-name="Tabla14.A1" office:value-type="string">
            <text:p text:style-name="P40"/>
          </table:table-cell>
        </table:table-row>
      </table:table>
      <text:p text:style-name="P9"/>
      <text:h text:style-name="P8" text:outline-level="1">Java Math</text:h>
      <text:p text:style-name="P9"/>
      <text:p text:style-name="P13">La clase Java Math tiene muchos métodos <text:span text:style-name="T39">con los cuales se pueden</text:span> realizar <text:span text:style-name="T19">operaciones</text:span> matemáticas <text:span text:style-name="T19">con</text:span> números.</text:p>
      <text:p text:style-name="P9"/>
      <text:h text:style-name="P7" text:outline-level="2"><text:soft-page-break/>Math.max(<text:span text:style-name="Emphasis">x, </text:span><text:span text:style-name="Emphasis"><text:span text:style-name="T19">y</text:span></text:span>)</text:h>
      <text:p text:style-name="P13">El <text:span text:style-name="T19">método </text:span><text:span text:style-name="Source_20_Text">Math.max(</text:span><text:span text:style-name="Emphasis">x</text:span><text:span text:style-name="Source_20_Text">,</text:span><text:span text:style-name="Emphasis">y</text:span><text:span text:style-name="Source_20_Text">)</text:span>se puede utilizar para encontrar el valor más alto de <text:span text:style-name="Emphasis">x</text:span> <text:span text:style-name="T19">e</text:span> <text:span text:style-name="Emphasis">y </text:span>:</text:p>
      <text:h text:style-name="P12" text:outline-level="3">Ejemplo </text:h>
      <text:p text:style-name="P3"><text:span text:style-name="Source_20_Text">Math.max(5, 10);</text:span></text:p>
      <text:p text:style-name="P9"/>
      <text:h text:style-name="P7" text:outline-level="2">Math.min (<text:span text:style-name="Emphasis">x, </text:span><text:span text:style-name="Emphasis"><text:span text:style-name="T19">y</text:span></text:span>)</text:h>
      <text:p text:style-name="P13">El <text:span text:style-name="T19">método </text:span><text:span text:style-name="Source_20_Text">Math.min(</text:span><text:span text:style-name="Emphasis">x</text:span><text:span text:style-name="Source_20_Text">,</text:span><text:span text:style-name="Emphasis">y</text:span><text:span text:style-name="Source_20_Text">)</text:span> se puede utilizar para encontrar el valor más bajo de <text:span text:style-name="Emphasis">x</text:span> e <text:span text:style-name="T20">y</text:span><text:span text:style-name="Emphasis">:</text:span></text:p>
      <text:h text:style-name="P12" text:outline-level="3">Ejemplo</text:h>
      <text:p text:style-name="P3"><text:span text:style-name="Source_20_Text">Math.min(5, 10);</text:span></text:p>
      <text:p text:style-name="P9"/>
      <text:h text:style-name="P7" text:outline-level="2">Math.sqrt(<text:span text:style-name="Emphasis">x</text:span>)</text:h>
      <text:p text:style-name="P13">El <text:span text:style-name="T20">método </text:span><text:span text:style-name="Source_20_Text">Math.sqrt(</text:span><text:span text:style-name="Emphasis">x</text:span><text:span text:style-name="Source_20_Text">)</text:span> devuelve la raíz cuadrada de <text:span text:style-name="Emphasis">x </text:span>:</text:p>
      <text:h text:style-name="P12" text:outline-level="3">Ejemplo</text:h>
      <text:p text:style-name="P3"><text:span text:style-name="Source_20_Text">Math.sqrt(64);</text:span></text:p>
      <text:p text:style-name="P9"/>
      <text:h text:style-name="P7" text:outline-level="2">Math.abs (<text:span text:style-name="Emphasis">x</text:span>)</text:h>
      <text:p text:style-name="P13">El <text:span text:style-name="T20">método</text:span> <text:span text:style-name="Source_20_Text">Math.abs(</text:span><text:span text:style-name="Emphasis">x</text:span><text:span text:style-name="Source_20_Text">)</text:span> devuelve el valor absoluto (positivo) de <text:span text:style-name="Emphasis">x </text:span>:</text:p>
      <text:h text:style-name="P12" text:outline-level="3">Ejemplo</text:h>
      <text:p text:style-name="P3"><text:span text:style-name="Source_20_Text">Math.abs(-4.7);</text:span></text:p>
      <text:p text:style-name="P9"/>
      <text:h text:style-name="P7" text:outline-level="2">Números aleatorios</text:h>
      <text:p text:style-name="P13"><text:span text:style-name="Source_20_Text">Math.random()</text:span>devuelve un número aleatorio entre 0.0 (inclusive) y 1.0 (exclu<text:span text:style-name="T21">ído</text:span>):</text:p>
      <text:h text:style-name="P12" text:outline-level="3">Ejemplo</text:h>
      <text:p text:style-name="P3"><text:span text:style-name="Source_20_Text">Math.random();</text:span></text:p>
      <text:p text:style-name="P13">Para obtener más control sobre el número aleatorio, por ejemplo, si sólo quieres un <text:span text:style-name="T20">n</text:span>úmero <text:span text:style-name="T20">al azar</text:span> entre 0 y 100, puede<text:span text:style-name="T20">s</text:span> utilizar la siguiente fórmula:</text:p>
      <text:h text:style-name="P12" text:outline-level="3"><text:soft-page-break/>Ejemplo</text:h>
      <text:p text:style-name="P3"><text:span text:style-name="Source_20_Text">int randomNum = (int)(Math.random() * 101); <text:s/>// 0 </text:span><text:span text:style-name="Source_20_Text"><text:span text:style-name="T39">a</text:span></text:span><text:span text:style-name="Source_20_Text"> 100</text:span></text:p>
      <text:h text:style-name="P18" text:outline-level="2">Todos los métodos de <text:span text:style-name="T22">la clase </text:span><text:span text:style-name="T20">Math</text:span>:</text:h>
      <table:table table:name="Tabla15" table:style-name="Tabla15">
        <table:table-column table:style-name="Tabla15.A"/>
        <table:table-column table:style-name="Tabla15.B"/>
        <table:table-column table:style-name="Tabla15.C"/>
        <table:table-row>
          <table:table-cell table:style-name="Tabla15.A1" office:value-type="string">
            <text:p text:style-name="P19">M<text:span text:style-name="T22">étodo</text:span></text:p>
          </table:table-cell>
          <table:table-cell table:style-name="Tabla15.A1" office:value-type="string">
            <text:p text:style-name="P19">Descrip<text:span text:style-name="T22">ción</text:span></text:p>
          </table:table-cell>
          <table:table-cell table:style-name="Tabla15.A1" office:value-type="string">
            <text:p text:style-name="P36">Tipo devuelto</text:p>
          </table:table-cell>
        </table:table-row>
        <table:table-row>
          <table:table-cell table:style-name="Tabla15.A1" office:value-type="string">
            <text:p text:style-name="P20"><text:a xlink:type="simple" xlink:href="https://www.w3schools.com/java/ref_math_abs.asp" text:style-name="Internet_20_link" text:visited-style-name="Visited_20_Internet_20_Link">abs(x)</text:a></text:p>
          </table:table-cell>
          <table:table-cell table:style-name="Tabla15.A1" office:value-type="string">
            <text:p text:style-name="P37">Devuelve el valor absoluto de x</text:p>
          </table:table-cell>
          <table:table-cell table:style-name="Tabla15.A1" office:value-type="string">
            <text:p text:style-name="P20">double|float|int|long</text:p>
          </table:table-cell>
        </table:table-row>
        <table:table-row>
          <table:table-cell table:style-name="Tabla15.A1" office:value-type="string">
            <text:p text:style-name="P20"><text:a xlink:type="simple" xlink:href="https://www.w3schools.com/java/ref_math_acos.asp" text:style-name="Internet_20_link" text:visited-style-name="Visited_20_Internet_20_Link">acos(x)</text:a></text:p>
          </table:table-cell>
          <table:table-cell table:style-name="Tabla15.A1" office:value-type="string">
            <text:p text:style-name="P37">Devuelve el arccoseno de x, en radianes</text:p>
          </table:table-cell>
          <table:table-cell table:style-name="Tabla15.A1" office:value-type="string">
            <text:p text:style-name="P20">double</text:p>
          </table:table-cell>
        </table:table-row>
        <table:table-row>
          <table:table-cell table:style-name="Tabla15.A1" office:value-type="string">
            <text:p text:style-name="P20">asin(x)</text:p>
          </table:table-cell>
          <table:table-cell table:style-name="Tabla15.A1" office:value-type="string">
            <text:p text:style-name="P37">Devuelve el arcseno de x, en radianes</text:p>
          </table:table-cell>
          <table:table-cell table:style-name="Tabla15.A1" office:value-type="string">
            <text:p text:style-name="P20">double</text:p>
          </table:table-cell>
        </table:table-row>
        <table:table-row>
          <table:table-cell table:style-name="Tabla15.A1" office:value-type="string">
            <text:p text:style-name="P20">atan(x)</text:p>
          </table:table-cell>
          <table:table-cell table:style-name="Tabla15.A1" office:value-type="string">
            <text:p text:style-name="P20"><text:span text:style-name="T22">Devuelve la arcotangente de x como valor numérico entre</text:span> -PI/2 <text:span text:style-name="T22">y</text:span> PI/2 radian<text:span text:style-name="T22">e</text:span>s</text:p>
          </table:table-cell>
          <table:table-cell table:style-name="Tabla15.A1" office:value-type="string">
            <text:p text:style-name="P20">double</text:p>
          </table:table-cell>
        </table:table-row>
        <table:table-row>
          <table:table-cell table:style-name="Tabla15.A1" office:value-type="string">
            <text:p text:style-name="P20"/>
          </table:table-cell>
          <table:table-cell table:style-name="Tabla15.A1" office:value-type="string">
            <text:p text:style-name="P20"/>
          </table:table-cell>
          <table:table-cell table:style-name="Tabla15.A1" office:value-type="string">
            <text:p text:style-name="P20"/>
          </table:table-cell>
        </table:table-row>
        <table:table-row>
          <table:table-cell table:style-name="Tabla15.A1" office:value-type="string">
            <text:p text:style-name="P20"/>
          </table:table-cell>
          <table:table-cell table:style-name="Tabla15.A1" office:value-type="string">
            <text:p text:style-name="P20"/>
          </table:table-cell>
          <table:table-cell table:style-name="Tabla15.A1" office:value-type="string">
            <text:p text:style-name="P20"/>
          </table:table-cell>
        </table:table-row>
        <table:table-row>
          <table:table-cell table:style-name="Tabla15.A1" office:value-type="string">
            <text:p text:style-name="P20">ceil(x)</text:p>
          </table:table-cell>
          <table:table-cell table:style-name="Tabla15.A1" office:value-type="string">
            <text:p text:style-name="P38">Devuelve el valor de x redondeado hacia arria a su entero más cercano</text:p>
          </table:table-cell>
          <table:table-cell table:style-name="Tabla15.A1" office:value-type="string">
            <text:p text:style-name="P20">double</text:p>
          </table:table-cell>
        </table:table-row>
        <table:table-row>
          <table:table-cell table:style-name="Tabla15.A1" office:value-type="string">
            <text:p text:style-name="P20"/>
          </table:table-cell>
          <table:table-cell table:style-name="Tabla15.A1" office:value-type="string">
            <text:p text:style-name="P20"/>
          </table:table-cell>
          <table:table-cell table:style-name="Tabla15.A1" office:value-type="string">
            <text:p text:style-name="P20"/>
          </table:table-cell>
        </table:table-row>
        <table:table-row>
          <table:table-cell table:style-name="Tabla15.A1" office:value-type="string">
            <text:p text:style-name="P20">cos(x)</text:p>
          </table:table-cell>
          <table:table-cell table:style-name="Tabla15.A1" office:value-type="string">
            <text:p text:style-name="P20"><text:span text:style-name="T23">Devuelve el coseno de x</text:span> (x <text:span text:style-name="T23">en radianes</text:span>)</text:p>
          </table:table-cell>
          <table:table-cell table:style-name="Tabla15.A1" office:value-type="string">
            <text:p text:style-name="P20">double</text:p>
          </table:table-cell>
        </table:table-row>
        <table:table-row>
          <table:table-cell table:style-name="Tabla15.A1" office:value-type="string">
            <text:p text:style-name="P20"/>
          </table:table-cell>
          <table:table-cell table:style-name="Tabla15.A1" office:value-type="string">
            <text:p text:style-name="P20"/>
          </table:table-cell>
          <table:table-cell table:style-name="Tabla15.A1" office:value-type="string">
            <text:p text:style-name="P20"/>
          </table:table-cell>
        </table:table-row>
        <table:table-row>
          <table:table-cell table:style-name="Tabla15.A1" office:value-type="string">
            <text:p text:style-name="P20">exp(x)</text:p>
          </table:table-cell>
          <table:table-cell table:style-name="Tabla15.A1" office:value-type="string">
            <text:p text:style-name="P20"><text:span text:style-name="T23">Devuelve el valor de </text:span>E<text:span text:style-name="T24">x</text:span></text:p>
          </table:table-cell>
          <table:table-cell table:style-name="Tabla15.A1" office:value-type="string">
            <text:p text:style-name="P20">double</text:p>
          </table:table-cell>
        </table:table-row>
        <table:table-row>
          <table:table-cell table:style-name="Tabla15.A1" office:value-type="string">
            <text:p text:style-name="P20"/>
          </table:table-cell>
          <table:table-cell table:style-name="Tabla15.A1" office:value-type="string">
            <text:p text:style-name="P20"/>
          </table:table-cell>
          <table:table-cell table:style-name="Tabla15.A1" office:value-type="string">
            <text:p text:style-name="P20"/>
          </table:table-cell>
        </table:table-row>
        <table:table-row>
          <table:table-cell table:style-name="Tabla15.A1" office:value-type="string">
            <text:p text:style-name="P20">floor(x)</text:p>
          </table:table-cell>
          <table:table-cell table:style-name="Tabla15.A1" office:value-type="string">
            <text:p text:style-name="P38">Devuelve el valor de x redondeado hacia abajo a su entero más cercano</text:p>
          </table:table-cell>
          <table:table-cell table:style-name="Tabla15.A1" office:value-type="string">
            <text:p text:style-name="P20">double</text:p>
          </table:table-cell>
        </table:table-row>
        <table:table-row>
          <table:table-cell table:style-name="Tabla15.A1" office:value-type="string">
            <text:p text:style-name="P20"/>
          </table:table-cell>
          <table:table-cell table:style-name="Tabla15.A1" office:value-type="string">
            <text:p text:style-name="P20"/>
          </table:table-cell>
          <table:table-cell table:style-name="Tabla15.A1" office:value-type="string">
            <text:p text:style-name="P20"/>
          </table:table-cell>
        </table:table-row>
        <table:table-row>
          <table:table-cell table:style-name="Tabla15.A1" office:value-type="string">
            <text:p text:style-name="P20"/>
          </table:table-cell>
          <table:table-cell table:style-name="Tabla15.A1" office:value-type="string">
            <text:p text:style-name="P20"/>
          </table:table-cell>
          <table:table-cell table:style-name="Tabla15.A1" office:value-type="string">
            <text:p text:style-name="P20"/>
          </table:table-cell>
        </table:table-row>
        <table:table-row>
          <table:table-cell table:style-name="Tabla15.A1" office:value-type="string">
            <text:p text:style-name="P20"/>
          </table:table-cell>
          <table:table-cell table:style-name="Tabla15.A1" office:value-type="string">
            <text:p text:style-name="P20"/>
          </table:table-cell>
          <table:table-cell table:style-name="Tabla15.A1" office:value-type="string">
            <text:p text:style-name="P20"/>
          </table:table-cell>
        </table:table-row>
        <table:table-row>
          <table:table-cell table:style-name="Tabla15.A1" office:value-type="string">
            <text:p text:style-name="P20">log(x)</text:p>
          </table:table-cell>
          <table:table-cell table:style-name="Tabla15.A1" office:value-type="string">
            <text:p text:style-name="P20"><text:span text:style-name="T23">Devuelve el logaritmo natural </text:span>(base E) <text:span text:style-name="T23">de</text:span> x</text:p>
          </table:table-cell>
          <table:table-cell table:style-name="Tabla15.A1" office:value-type="string">
            <text:p text:style-name="P20">double</text:p>
          </table:table-cell>
        </table:table-row>
        <table:table-row>
          <table:table-cell table:style-name="Tabla15.A1" office:value-type="string">
            <text:p text:style-name="P20">log10(x)</text:p>
          </table:table-cell>
          <table:table-cell table:style-name="Tabla15.A1" office:value-type="string">
            <text:p text:style-name="P38">Devuelve el logaritmo base 10 de x</text:p>
          </table:table-cell>
          <table:table-cell table:style-name="Tabla15.A1" office:value-type="string">
            <text:p text:style-name="P20">double</text:p>
          </table:table-cell>
        </table:table-row>
        <table:table-row>
          <table:table-cell table:style-name="Tabla15.A1" office:value-type="string">
            <text:p text:style-name="P20"/>
          </table:table-cell>
          <table:table-cell table:style-name="Tabla15.A1" office:value-type="string">
            <text:p text:style-name="P20"/>
          </table:table-cell>
          <table:table-cell table:style-name="Tabla15.A1" office:value-type="string">
            <text:p text:style-name="P20"/>
          </table:table-cell>
        </table:table-row>
        <table:table-row>
          <table:table-cell table:style-name="Tabla15.A1" office:value-type="string">
            <text:p text:style-name="P20">max(x, y)</text:p>
          </table:table-cell>
          <table:table-cell table:style-name="Tabla15.A1" office:value-type="string">
            <text:p text:style-name="P38">Devuelve el número con el valor más alto</text:p>
          </table:table-cell>
          <table:table-cell table:style-name="Tabla15.A1" office:value-type="string">
            <text:p text:style-name="P20">double|float|int|long</text:p>
          </table:table-cell>
        </table:table-row>
        <table:table-row>
          <table:table-cell table:style-name="Tabla15.A1" office:value-type="string">
            <text:p text:style-name="P20">min(x, y)</text:p>
          </table:table-cell>
          <table:table-cell table:style-name="Tabla15.A1" office:value-type="string">
            <text:p text:style-name="P38">Devuelve el número con el valor más bajo</text:p>
          </table:table-cell>
          <table:table-cell table:style-name="Tabla15.A1" office:value-type="string">
            <text:p text:style-name="P20">double|float|int|long</text:p>
          </table:table-cell>
        </table:table-row>
        <table:table-row>
          <table:table-cell table:style-name="Tabla15.A1" office:value-type="string">
            <text:p text:style-name="P20"/>
          </table:table-cell>
          <table:table-cell table:style-name="Tabla15.A1" office:value-type="string">
            <text:p text:style-name="P20"/>
          </table:table-cell>
          <table:table-cell table:style-name="Tabla15.A1" office:value-type="string">
            <text:p text:style-name="P20"/>
          </table:table-cell>
        </table:table-row>
        <table:table-row>
          <table:table-cell table:style-name="Tabla15.A1" office:value-type="string">
            <text:p text:style-name="P20"/>
          </table:table-cell>
          <table:table-cell table:style-name="Tabla15.A1" office:value-type="string">
            <text:p text:style-name="P20"/>
          </table:table-cell>
          <table:table-cell table:style-name="Tabla15.A1" office:value-type="string">
            <text:p text:style-name="P20"/>
          </table:table-cell>
        </table:table-row>
        <table:table-row>
          <table:table-cell table:style-name="Tabla15.A1" office:value-type="string">
            <text:p text:style-name="P20">pow(x, y)</text:p>
          </table:table-cell>
          <table:table-cell table:style-name="Tabla15.A1" office:value-type="string">
            <text:p text:style-name="P38">Devuelve el valor de x elevado a y</text:p>
          </table:table-cell>
          <table:table-cell table:style-name="Tabla15.A1" office:value-type="string">
            <text:p text:style-name="P20">double</text:p>
          </table:table-cell>
        </table:table-row>
        <table:table-row>
          <table:table-cell table:style-name="Tabla15.A1" office:value-type="string">
            <text:p text:style-name="P20">random()</text:p>
          </table:table-cell>
          <table:table-cell table:style-name="Tabla15.A1" office:value-type="string">
            <text:p text:style-name="P38">Devuelve un número aleatorio entre 0 y 1</text:p>
          </table:table-cell>
          <table:table-cell table:style-name="Tabla15.A1" office:value-type="string">
            <text:p text:style-name="P20">double</text:p>
          </table:table-cell>
        </table:table-row>
        <table:table-row>
          <table:table-cell table:style-name="Tabla15.A1" office:value-type="string">
            <text:p text:style-name="P20">round(x)</text:p>
          </table:table-cell>
          <table:table-cell table:style-name="Tabla15.A1" office:value-type="string">
            <text:p text:style-name="P38">Devuelve el valor de x redondeado a su entero más cercano</text:p>
          </table:table-cell>
          <table:table-cell table:style-name="Tabla15.A1" office:value-type="string">
            <text:p text:style-name="P20">int</text:p>
          </table:table-cell>
        </table:table-row>
        <table:table-row>
          <table:table-cell table:style-name="Tabla15.A1" office:value-type="string">
            <text:p text:style-name="P20"/>
          </table:table-cell>
          <table:table-cell table:style-name="Tabla15.A1" office:value-type="string">
            <text:p text:style-name="P20"/>
          </table:table-cell>
          <table:table-cell table:style-name="Tabla15.A1" office:value-type="string">
            <text:p text:style-name="P20"/>
          </table:table-cell>
        </table:table-row>
        <table:table-row>
          <table:table-cell table:style-name="Tabla15.A1" office:value-type="string">
            <text:p text:style-name="P20">signum(x)</text:p>
          </table:table-cell>
          <table:table-cell table:style-name="Tabla15.A1" office:value-type="string">
            <text:p text:style-name="P39">Devuelve el signo de x</text:p>
          </table:table-cell>
          <table:table-cell table:style-name="Tabla15.A1" office:value-type="string">
            <text:p text:style-name="P20">double</text:p>
          </table:table-cell>
        </table:table-row>
        <table:table-row>
          <table:table-cell table:style-name="Tabla15.A1" office:value-type="string">
            <text:p text:style-name="P20">sin(x)</text:p>
          </table:table-cell>
          <table:table-cell table:style-name="Tabla15.A1" office:value-type="string">
            <text:p text:style-name="P39">Devuelve el seno de x (x en radianes)</text:p>
          </table:table-cell>
          <table:table-cell table:style-name="Tabla15.A1" office:value-type="string">
            <text:p text:style-name="P20">double</text:p>
          </table:table-cell>
        </table:table-row>
        <table:table-row>
          <table:table-cell table:style-name="Tabla15.A1" office:value-type="string">
            <text:p text:style-name="P20"/>
          </table:table-cell>
          <table:table-cell table:style-name="Tabla15.A1" office:value-type="string">
            <text:p text:style-name="P20"/>
          </table:table-cell>
          <table:table-cell table:style-name="Tabla15.A1" office:value-type="string">
            <text:p text:style-name="P20"/>
          </table:table-cell>
        </table:table-row>
        <table:table-row>
          <table:table-cell table:style-name="Tabla15.A1" office:value-type="string">
            <text:p text:style-name="P20">sqrt(x)</text:p>
          </table:table-cell>
          <table:table-cell table:style-name="Tabla15.A1" office:value-type="string">
            <text:p text:style-name="P39">Devuelve la raíz cuadrada de x</text:p>
          </table:table-cell>
          <table:table-cell table:style-name="Tabla15.A1" office:value-type="string">
            <text:p text:style-name="P20">double</text:p>
          </table:table-cell>
        </table:table-row>
        <table:table-row>
          <table:table-cell table:style-name="Tabla15.A1" office:value-type="string">
            <text:p text:style-name="P20">tan(x)</text:p>
          </table:table-cell>
          <table:table-cell table:style-name="Tabla15.A1" office:value-type="string">
            <text:p text:style-name="P39">Devuelve la tangente de un ángulo</text:p>
          </table:table-cell>
          <table:table-cell table:style-name="Tabla15.A1" office:value-type="string">
            <text:p text:style-name="P20">double</text:p>
          </table:table-cell>
        </table:table-row>
        <text:soft-page-break/>
        <table:table-row>
          <table:table-cell table:style-name="Tabla15.A1" office:value-type="string">
            <text:p text:style-name="P20"/>
          </table:table-cell>
          <table:table-cell table:style-name="Tabla15.A1" office:value-type="string">
            <text:p text:style-name="P20"/>
          </table:table-cell>
          <table:table-cell table:style-name="Tabla15.A1" office:value-type="string">
            <text:p text:style-name="P20"/>
          </table:table-cell>
        </table:table-row>
        <table:table-row>
          <table:table-cell table:style-name="Tabla15.A1" office:value-type="string">
            <text:p text:style-name="P20">toDegrees(x)</text:p>
          </table:table-cell>
          <table:table-cell table:style-name="Tabla15.A1" office:value-type="string">
            <text:p text:style-name="P39">Convierte un ángulo medido en radianes a grados</text:p>
          </table:table-cell>
          <table:table-cell table:style-name="Tabla15.A1" office:value-type="string">
            <text:p text:style-name="P20">double</text:p>
          </table:table-cell>
        </table:table-row>
        <table:table-row>
          <table:table-cell table:style-name="Tabla15.A1" office:value-type="string">
            <text:p text:style-name="P20">toRadians(x)</text:p>
          </table:table-cell>
          <table:table-cell table:style-name="Tabla15.A1" office:value-type="string">
            <text:p text:style-name="P39">Convierte un ángulo medido en grados a radianes.</text:p>
          </table:table-cell>
          <table:table-cell table:style-name="Tabla15.A1" office:value-type="string">
            <text:p text:style-name="P20">double</text:p>
          </table:table-cell>
        </table:table-row>
        <table:table-row>
          <table:table-cell table:style-name="Tabla15.A1" office:value-type="string">
            <text:p text:style-name="P20"/>
          </table:table-cell>
          <table:table-cell table:style-name="Tabla15.A1" office:value-type="string">
            <text:p text:style-name="P20"/>
          </table:table-cell>
          <table:table-cell table:style-name="Tabla15.A1" office:value-type="string">
            <text:p text:style-name="P20"/>
          </table:table-cell>
        </table:table-row>
      </table:table>
      <text:p text:style-name="P21"><text:span text:style-name="Strong_20_Emphasis">Nota:</text:span><text:span text:style-name="Source_20_Text"> Todos los métodos de </text:span><text:span text:style-name="Source_20_Text"><text:span text:style-name="T20">Math</text:span></text:span><text:span text:style-name="Source_20_Text"> son static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4T10:21:53.655000000</meta:creation-date>
    <dc:date>2023-10-31T11:04:33.137000000</dc:date>
    <meta:editing-duration>PT2H12M31S</meta:editing-duration>
    <meta:editing-cycles>33</meta:editing-cycles>
    <meta:generator>LibreOffice/7.6.0.3$Windows_X86_64 LibreOffice_project/69edd8b8ebc41d00b4de3915dc82f8f0fc3b6265</meta:generator>
    <meta:document-statistic meta:table-count="15" meta:image-count="0" meta:object-count="0" meta:page-count="22" meta:paragraph-count="760" meta:word-count="4343" meta:character-count="26602" meta:non-whitespace-character-count="22890"/>
  </office:meta>
</office:document-meta>
</file>